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5in" fo:margin-left="0in" fo:margin-top="0in" fo:margin-bottom="0in" table:align="left"/>
    </style:style>
    <style:style style:name="Table25.A" style:family="table-column">
      <style:table-column-properties style:column-width="1.1347in"/>
    </style:style>
    <style:style style:name="Table25.B" style:family="table-column">
      <style:table-column-properties style:column-width="5.6146in"/>
    </style:style>
    <style:style style:name="Table25.1" style:family="table-row">
      <style:table-row-properties style:min-row-height="0.3333in" fo:keep-together="auto"/>
    </style:style>
    <style:style style:name="Table25.A1" style:family="table-cell">
      <style:table-cell-properties style:vertical-align="" fo:background-color="#a4c2f4" fo:padding="0.0694in" fo:border="1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ffffff" fo:padding="0.0694in" fo:border="1pt solid #000000">
        <style:background-image/>
      </style:table-cell-properties>
    </style:style>
    <style:style style:name="Table25.3" style:family="table-row">
      <style:table-row-properties fo:keep-together="auto"/>
    </style:style>
    <style:style style:name="Table25.4" style:family="table-row">
      <style:table-row-properties fo:keep-together="auto"/>
    </style:style>
    <style:style style:name="Table25.5" style:family="table-row">
      <style:table-row-properties fo:keep-together="auto"/>
    </style:style>
    <style:style style:name="Table25.6" style:family="table-row">
      <style:table-row-properties fo:keep-together="auto"/>
    </style:style>
    <style:style style:name="Table26" style:family="table">
      <style:table-properties style:width="6.7722in" fo:margin-left="0in" fo:margin-top="0in" fo:margin-bottom="0in"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5in" fo:margin-left="0in" fo:margin-top="0in" fo:margin-bottom="0in" table:align="left"/>
    </style:style>
    <style:style style:name="Table27.A" style:family="table-column">
      <style:table-column-properties style:column-width="1.1347in"/>
    </style:style>
    <style:style style:name="Table27.B" style:family="table-column">
      <style:table-column-properties style:column-width="5.6146in"/>
    </style:style>
    <style:style style:name="Table27.1" style:family="table-row">
      <style:table-row-properties style:min-row-height="0.3333in" fo:keep-together="auto"/>
    </style:style>
    <style:style style:name="Table27.A1" style:family="table-cell">
      <style:table-cell-properties style:vertical-align="" fo:background-color="#a4c2f4" fo:padding="0.0694in" fo:border="1pt solid #000000">
        <style:background-image/>
      </style:table-cell-properties>
    </style:style>
    <style:style style:name="Table27.2" style:family="table-row">
      <style:table-row-properties fo:keep-together="auto"/>
    </style:style>
    <style:style style:name="Table27.A2" style:family="table-cell">
      <style:table-cell-properties style:vertical-align="" fo:background-color="#ffffff" fo:padding="0.0694in" fo:border="1pt solid #000000">
        <style:background-image/>
      </style:table-cell-properties>
    </style:style>
    <style:style style:name="Table27.3" style:family="table-row">
      <style:table-row-properties fo:keep-together="auto"/>
    </style:style>
    <style:style style:name="Table27.4" style:family="table-row">
      <style:table-row-properties fo:keep-together="auto"/>
    </style:style>
    <style:style style:name="Table27.5" style:family="table-row">
      <style:table-row-properties fo:keep-together="auto"/>
    </style:style>
    <style:style style:name="Table27.6" style:family="table-row">
      <style:table-row-properties fo:keep-together="auto"/>
    </style:style>
    <style:style style:name="Table28" style:family="table">
      <style:table-properties style:width="6.75in" fo:margin-left="0in" fo:margin-top="0in" fo:margin-bottom="0in" table:align="left"/>
    </style:style>
    <style:style style:name="Table28.A" style:family="table-column">
      <style:table-column-properties style:column-width="1.1347in"/>
    </style:style>
    <style:style style:name="Table28.B" style:family="table-column">
      <style:table-column-properties style:column-width="5.6146in"/>
    </style:style>
    <style:style style:name="Table28.1" style:family="table-row">
      <style:table-row-properties style:min-row-height="0.3333in" fo:keep-together="auto"/>
    </style:style>
    <style:style style:name="Table28.A1" style:family="table-cell">
      <style:table-cell-properties style:vertical-align="" fo:background-color="#a4c2f4" fo:padding="0.0694in" fo:border="1pt solid #000000">
        <style:background-image/>
      </style:table-cell-properties>
    </style:style>
    <style:style style:name="Table28.2" style:family="table-row">
      <style:table-row-properties fo:keep-together="auto"/>
    </style:style>
    <style:style style:name="Table28.A2" style:family="table-cell">
      <style:table-cell-properties style:vertical-align="" fo:background-color="#ffffff" fo:padding="0.0694in" fo:border="1pt solid #000000">
        <style:background-image/>
      </style:table-cell-properties>
    </style:style>
    <style:style style:name="Table28.3" style:family="table-row">
      <style:table-row-properties fo:keep-together="auto"/>
    </style:style>
    <style:style style:name="Table28.4" style:family="table-row">
      <style:table-row-properties fo:keep-together="auto"/>
    </style:style>
    <style:style style:name="Table28.5" style:family="table-row">
      <style:table-row-properties fo:keep-together="auto"/>
    </style:style>
    <style:style style:name="Table28.6" style:family="table-row">
      <style:table-row-properties fo:keep-together="auto"/>
    </style:style>
    <style:style style:name="Table29" style:family="table">
      <style:table-properties style:width="6.7722in" fo:margin-left="0in" fo:margin-top="0in" fo:margin-bottom="0in"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5in" fo:margin-left="0in" fo:margin-top="0in" fo:margin-bottom="0in" table:align="left"/>
    </style:style>
    <style:style style:name="Table30.A" style:family="table-column">
      <style:table-column-properties style:column-width="1.1347in"/>
    </style:style>
    <style:style style:name="Table30.B" style:family="table-column">
      <style:table-column-properties style:column-width="5.6146in"/>
    </style:style>
    <style:style style:name="Table30.1" style:family="table-row">
      <style:table-row-properties style:min-row-height="0.3333in" fo:keep-together="auto"/>
    </style:style>
    <style:style style:name="Table30.A1" style:family="table-cell">
      <style:table-cell-properties style:vertical-align="" fo:background-color="#a4c2f4" fo:padding="0.0694in" fo:border="1pt solid #000000">
        <style:background-image/>
      </style:table-cell-properties>
    </style:style>
    <style:style style:name="Table30.2" style:family="table-row">
      <style:table-row-properties fo:keep-together="auto"/>
    </style:style>
    <style:style style:name="Table30.A2" style:family="table-cell">
      <style:table-cell-properties style:vertical-align="" fo:background-color="#ffffff" fo:padding="0.0694in" fo:border="1pt solid #000000">
        <style:background-image/>
      </style:table-cell-properties>
    </style:style>
    <style:style style:name="Table30.3" style:family="table-row">
      <style:table-row-properties fo:keep-together="auto"/>
    </style:style>
    <style:style style:name="Table30.4" style:family="table-row">
      <style:table-row-properties fo:keep-together="auto"/>
    </style:style>
    <style:style style:name="Table30.5" style:family="table-row">
      <style:table-row-properties fo:keep-together="auto"/>
    </style:style>
    <style:style style:name="Table30.6" style:family="table-row">
      <style:table-row-properties fo:keep-together="auto"/>
    </style:style>
    <style:style style:name="Table30.7" style:family="table-row">
      <style:table-row-properties fo:keep-together="auto"/>
    </style:style>
    <style:style style:name="Table30.8" style:family="table-row">
      <style:table-row-properties fo:keep-together="auto"/>
    </style:style>
    <style:style style:name="Table30.9" style:family="table-row">
      <style:table-row-properties fo:keep-together="auto"/>
    </style:style>
    <style:style style:name="Table31" style:family="table">
      <style:table-properties style:width="6.7722in" fo:margin-left="0in" fo:margin-top="0in" fo:margin-bottom="0in"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5in" fo:margin-left="0in" fo:margin-top="0in" fo:margin-bottom="0in" table:align="left"/>
    </style:style>
    <style:style style:name="Table32.A" style:family="table-column">
      <style:table-column-properties style:column-width="1.1347in"/>
    </style:style>
    <style:style style:name="Table32.B" style:family="table-column">
      <style:table-column-properties style:column-width="5.6146in"/>
    </style:style>
    <style:style style:name="Table32.1" style:family="table-row">
      <style:table-row-properties style:min-row-height="0.3333in" fo:keep-together="auto"/>
    </style:style>
    <style:style style:name="Table32.A1" style:family="table-cell">
      <style:table-cell-properties style:vertical-align="" fo:background-color="#a4c2f4" fo:padding="0.0694in" fo:border="1pt solid #000000">
        <style:background-image/>
      </style:table-cell-properties>
    </style:style>
    <style:style style:name="Table32.2" style:family="table-row">
      <style:table-row-properties fo:keep-together="auto"/>
    </style:style>
    <style:style style:name="Table32.A2" style:family="table-cell">
      <style:table-cell-properties style:vertical-align="" fo:background-color="#ffffff" fo:padding="0.0694in" fo:border="1pt solid #000000">
        <style:background-image/>
      </style:table-cell-properties>
    </style:style>
    <style:style style:name="Table32.3" style:family="table-row">
      <style:table-row-properties fo:keep-together="auto"/>
    </style:style>
    <style:style style:name="Table32.4" style:family="table-row">
      <style:table-row-properties fo:keep-together="auto"/>
    </style:style>
    <style:style style:name="Table33" style:family="table">
      <style:table-properties style:width="6.7722in" fo:margin-left="0in" fo:margin-top="0in" fo:margin-bottom="0in"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7722in" fo:margin-left="0in" fo:margin-top="0in" fo:margin-bottom="0in" table:align="left"/>
    </style:style>
    <style:style style:name="Table47.A" style:family="table-column">
      <style:table-column-properties style:column-width="6.7722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7722in" fo:margin-left="0in" fo:margin-top="0in" fo:margin-bottom="0in" table:align="left"/>
    </style:style>
    <style:style style:name="Table48.A" style:family="table-column">
      <style:table-column-properties style:column-width="6.7722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7722in" fo:margin-left="0in" fo:margin-top="0in" fo:margin-bottom="0in" table:align="left"/>
    </style:style>
    <style:style style:name="Table49.A" style:family="table-column">
      <style:table-column-properties style:column-width="6.7722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7722in" fo:margin-left="0in" fo:margin-top="0in" fo:margin-bottom="0in" table:align="left"/>
    </style:style>
    <style:style style:name="Table50.A" style:family="table-column">
      <style:table-column-properties style:column-width="6.7722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7722in" fo:margin-left="0in" fo:margin-top="0in" fo:margin-bottom="0in" table:align="left"/>
    </style:style>
    <style:style style:name="Table51.A" style:family="table-column">
      <style:table-column-properties style:column-width="6.7722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7722in" fo:margin-left="0in" fo:margin-top="0in" fo:margin-bottom="0in" table:align="left"/>
    </style:style>
    <style:style style:name="Table52.A" style:family="table-column">
      <style:table-column-properties style:column-width="6.7722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7722in" fo:margin-left="0in" fo:margin-top="0in" fo:margin-bottom="0in" table:align="left"/>
    </style:style>
    <style:style style:name="Table53.A" style:family="table-column">
      <style:table-column-properties style:column-width="6.7722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7722in" fo:margin-left="0in" fo:margin-top="0in" fo:margin-bottom="0in" table:align="left"/>
    </style:style>
    <style:style style:name="Table54.A" style:family="table-column">
      <style:table-column-properties style:column-width="6.7722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7722in" fo:margin-left="0in" fo:margin-top="0in" fo:margin-bottom="0in" table:align="left"/>
    </style:style>
    <style:style style:name="Table55.A" style:family="table-column">
      <style:table-column-properties style:column-width="6.7722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fo:background-color="#ffffff"/>
    </style:style>
    <style:style style:name="P3" style:family="paragraph" style:parent-style-name="Standard">
      <style:text-properties fo:background-color="#ffffff"/>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paragraph-properties fo:margin-top="0.139in" fo:margin-bottom="2.5in" loext:contextual-spacing="false" fo:line-height="100%" fo:orphans="2" fo:widows="2"/>
    </style:style>
    <style:style style:name="P6" style:family="paragraph" style:parent-style-name="Standard">
      <style:paragraph-properties fo:margin-top="0.139in" fo:margin-bottom="2.5in" loext:contextual-spacing="false" fo:line-height="100%" fo:orphans="2" fo:widows="2"/>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style:style>
    <style:style style:name="P9"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10" style:family="paragraph" style:parent-style-name="Standard">
      <style:paragraph-properties fo:margin-left="0in" fo:margin-right="0in" fo:text-indent="0.0783in" style:auto-text-indent="false"/>
    </style:style>
    <style:style style:name="P11" style:family="paragraph" style:parent-style-name="Standard">
      <style:paragraph-properties fo:margin-left="0.2744in" fo:margin-right="0.2807in" fo:text-indent="0in" style:auto-text-indent="false"/>
    </style:style>
    <style:style style:name="P12"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3"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4"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5"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6"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8"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9"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21" style:family="paragraph" style:parent-style-name="Standard">
      <style:paragraph-properties fo:margin-left="0in" fo:margin-right="0in" fo:margin-top="0in" fo:margin-bottom="0in" loext:contextual-spacing="false" fo:line-height="115%"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6"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text-properties fo:background-color="#ffffff"/>
    </style:style>
    <style:style style:name="P3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3" style:family="paragraph" style:parent-style-name="Standard">
      <style:paragraph-properties fo:margin-top="0.1665in" fo:margin-bottom="0.1665in" loext:contextual-spacing="false" fo:line-height="100%"/>
    </style:style>
    <style:style style:name="P34" style:family="paragraph" style:parent-style-name="Standard">
      <style:paragraph-properties fo:margin-top="0.1665in" fo:margin-bottom="0.1665in" loext:contextual-spacing="false" fo:line-height="100%"/>
      <style:text-properties fo:font-weight="bold" style:font-weight-asian="bold" fo:background-color="#ffffff"/>
    </style:style>
    <style:style style:name="P35"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8">
      <style:paragraph-properties fo:margin-left="0.5in" fo:margin-right="0in" fo:margin-top="0in" fo:margin-bottom="0in" loext:contextual-spacing="false" fo:text-indent="-0.25in" style:auto-text-indent="false"/>
    </style:style>
    <style:style style:name="P40" style:family="paragraph" style:parent-style-name="Standard" style:list-style-name="WWNum14">
      <style:paragraph-properties fo:margin-left="0.5in" fo:margin-right="0in" fo:margin-top="0in" fo:margin-bottom="0in" loext:contextual-spacing="false" fo:text-indent="-0.25in" style:auto-text-indent="false"/>
    </style:style>
    <style:style style:name="P41" style:family="paragraph" style:parent-style-name="Standard" style:list-style-name="WWNum9">
      <style:paragraph-properties fo:margin-left="0.5in" fo:margin-right="0in" fo:margin-top="0in" fo:margin-bottom="0in" loext:contextual-spacing="false" fo:text-indent="-0.25in" style:auto-text-indent="false"/>
    </style:style>
    <style:style style:name="P42" style:family="paragraph" style:parent-style-name="Standard" style:list-style-name="WWNum10">
      <style:paragraph-properties fo:margin-left="0.5in" fo:margin-right="0in" fo:margin-top="0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5">
      <style:paragraph-properties fo:margin-left="0.5in" fo:margin-right="0in" fo:margin-top="0in" fo:margin-bottom="0in" loext:contextual-spacing="false" fo:text-indent="-0.25in" style:auto-text-indent="false"/>
    </style:style>
    <style:style style:name="P45"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3">
      <style:paragraph-properties fo:margin-left="0.5in" fo:margin-right="0in" fo:text-indent="-0.25in" style:auto-text-indent="false"/>
    </style:style>
    <style:style style:name="P48" style:family="paragraph" style:parent-style-name="Standard" style:list-style-name="WWNum3">
      <style:paragraph-properties fo:margin-left="0.5in" fo:margin-right="0in" fo:margin-top="0.0398in" fo:margin-bottom="0in" loext:contextual-spacing="false" fo:text-indent="-0.25in" style:auto-text-indent="false"/>
    </style:style>
    <style:style style:name="P49" style:family="paragraph" style:parent-style-name="Standard" style:list-style-name="WWNum7">
      <style:paragraph-properties fo:margin-left="0.5in" fo:margin-right="0in" fo:margin-top="0.0398in" fo:margin-bottom="0in" loext:contextual-spacing="false" fo:text-indent="-0.25in" style:auto-text-indent="false"/>
    </style:style>
    <style:style style:name="P50" style:family="paragraph" style:parent-style-name="Standard" style:list-style-name="WWNum8">
      <style:paragraph-properties fo:margin-left="0.5in" fo:margin-right="0in" fo:margin-top="0.0398in" fo:margin-bottom="0in" loext:contextual-spacing="false" fo:text-indent="-0.25in" style:auto-text-indent="false"/>
    </style:style>
    <style:style style:name="P51" style:family="paragraph" style:parent-style-name="Standard" style:list-style-name="WWNum14">
      <style:paragraph-properties fo:margin-left="0.5in" fo:margin-right="0in" fo:margin-top="0.0398in" fo:margin-bottom="0in" loext:contextual-spacing="false" fo:text-indent="-0.25in" style:auto-text-indent="false"/>
    </style:style>
    <style:style style:name="P52" style:family="paragraph" style:parent-style-name="Standard" style:list-style-name="WWNum9">
      <style:paragraph-properties fo:margin-left="0.5in" fo:margin-right="0in" fo:margin-top="0.0398in" fo:margin-bottom="0in" loext:contextual-spacing="false" fo:text-indent="-0.25in" style:auto-text-indent="false"/>
    </style:style>
    <style:style style:name="P53" style:family="paragraph" style:parent-style-name="Standard" style:list-style-name="WWNum4">
      <style:paragraph-properties fo:margin-left="0.5in" fo:margin-right="0in" fo:margin-top="0.0398in" fo:margin-bottom="0in" loext:contextual-spacing="false" fo:text-indent="-0.25in" style:auto-text-indent="false"/>
    </style:style>
    <style:style style:name="P54" style:family="paragraph" style:parent-style-name="Standard" style:list-style-name="WWNum10">
      <style:paragraph-properties fo:margin-left="0.5in" fo:margin-right="0in" fo:margin-top="0.0398in" fo:margin-bottom="0in" loext:contextual-spacing="false" fo:text-indent="-0.25in" style:auto-text-indent="false"/>
    </style:style>
    <style:style style:name="P55" style:family="paragraph" style:parent-style-name="Standard" style:list-style-name="WWNum12">
      <style:paragraph-properties fo:margin-left="0.5in" fo:margin-right="0in" fo:margin-top="0.0398in" fo:margin-bottom="0in" loext:contextual-spacing="false" fo:text-indent="-0.25in" style:auto-text-indent="false"/>
    </style:style>
    <style:style style:name="P56" style:family="paragraph" style:parent-style-name="Standard" style:list-style-name="WWNum11">
      <style:paragraph-properties fo:margin-left="0.5in" fo:margin-right="0in" fo:margin-top="0.0398in" fo:margin-bottom="0in" loext:contextual-spacing="false" fo:text-indent="-0.25in" style:auto-text-indent="false"/>
    </style:style>
    <style:style style:name="P57" style:family="paragraph" style:parent-style-name="Standard" style:list-style-name="WWNum1">
      <style:paragraph-properties fo:margin-left="0.5in" fo:margin-right="0in" fo:margin-top="0.0398in" fo:margin-bottom="0in" loext:contextual-spacing="false" fo:text-indent="-0.25in" style:auto-text-indent="false"/>
    </style:style>
    <style:style style:name="P58" style:family="paragraph" style:parent-style-name="Standard" style:list-style-name="WWNum5">
      <style:paragraph-properties fo:margin-left="0.5in" fo:margin-right="0in" fo:margin-top="0.0398in" fo:margin-bottom="0in" loext:contextual-spacing="false" fo:text-indent="-0.25in" style:auto-text-indent="false"/>
    </style:style>
    <style:style style:name="P59" style:family="paragraph" style:parent-style-name="Standard" style:list-style-name="WWNum2">
      <style:paragraph-properties fo:margin-left="0.5in" fo:margin-right="0in" fo:margin-top="0.0398in" fo:margin-bottom="0in" loext:contextual-spacing="false" fo:text-indent="-0.25in" style:auto-text-indent="false"/>
    </style:style>
    <style:style style:name="P60" style:family="paragraph" style:parent-style-name="Standard" style:list-style-name="WWNum3">
      <style:paragraph-properties fo:margin-left="0.5in" fo:margin-right="0in" fo:margin-top="0in" fo:margin-bottom="0.0429in" loext:contextual-spacing="false" fo:text-indent="-0.25in" style:auto-text-indent="false"/>
    </style:style>
    <style:style style:name="P61" style:family="paragraph" style:parent-style-name="Standard" style:list-style-name="WWNum7">
      <style:paragraph-properties fo:margin-left="0.5in" fo:margin-right="0in" fo:margin-top="0in" fo:margin-bottom="0.0429in" loext:contextual-spacing="false" fo:text-indent="-0.25in" style:auto-text-indent="false"/>
    </style:style>
    <style:style style:name="P62" style:family="paragraph" style:parent-style-name="Standard" style:list-style-name="WWNum8">
      <style:paragraph-properties fo:margin-left="0.5in" fo:margin-right="0in" fo:margin-top="0in" fo:margin-bottom="0.0429in" loext:contextual-spacing="false" fo:text-indent="-0.25in" style:auto-text-indent="false"/>
    </style:style>
    <style:style style:name="P63" style:family="paragraph" style:parent-style-name="Standard" style:list-style-name="WWNum14">
      <style:paragraph-properties fo:margin-left="0.5in" fo:margin-right="0in" fo:margin-top="0in" fo:margin-bottom="0.0429in" loext:contextual-spacing="false" fo:text-indent="-0.25in" style:auto-text-indent="false"/>
    </style:style>
    <style:style style:name="P64" style:family="paragraph" style:parent-style-name="Standard" style:list-style-name="WWNum4">
      <style:paragraph-properties fo:margin-left="0.5in" fo:margin-right="0in" fo:margin-top="0in" fo:margin-bottom="0.0429in" loext:contextual-spacing="false" fo:text-indent="-0.25in" style:auto-text-indent="false"/>
    </style:style>
    <style:style style:name="P65" style:family="paragraph" style:parent-style-name="Standard" style:list-style-name="WWNum10">
      <style:paragraph-properties fo:margin-left="0.5in" fo:margin-right="0in" fo:margin-top="0in" fo:margin-bottom="0.0429in" loext:contextual-spacing="false" fo:text-indent="-0.25in" style:auto-text-indent="false"/>
    </style:style>
    <style:style style:name="P66" style:family="paragraph" style:parent-style-name="Standard" style:list-style-name="WWNum12">
      <style:paragraph-properties fo:margin-left="0.5in" fo:margin-right="0in" fo:margin-top="0in" fo:margin-bottom="0.0429in" loext:contextual-spacing="false" fo:text-indent="-0.25in" style:auto-text-indent="false"/>
    </style:style>
    <style:style style:name="P67" style:family="paragraph" style:parent-style-name="Standard" style:list-style-name="WWNum11">
      <style:paragraph-properties fo:margin-left="0.5in" fo:margin-right="0in" fo:margin-top="0in" fo:margin-bottom="0.0429in" loext:contextual-spacing="false" fo:text-indent="-0.25in" style:auto-text-indent="false"/>
    </style:style>
    <style:style style:name="P68" style:family="paragraph" style:parent-style-name="Standard" style:list-style-name="WWNum1">
      <style:paragraph-properties fo:margin-left="0.5in" fo:margin-right="0in" fo:margin-top="0in" fo:margin-bottom="0.0429in" loext:contextual-spacing="false" fo:text-indent="-0.25in" style:auto-text-indent="false"/>
    </style:style>
    <style:style style:name="P69" style:family="paragraph" style:parent-style-name="Standard" style:list-style-name="WWNum2">
      <style:paragraph-properties fo:margin-left="0.5in" fo:margin-right="0in" fo:margin-top="0in" fo:margin-bottom="0.0429in" loext:contextual-spacing="false" fo:text-indent="-0.25in" style:auto-text-indent="false"/>
    </style:style>
    <style:style style:name="P70" style:family="paragraph" style:parent-style-name="Standard">
      <style:paragraph-properties fo:margin-top="0in" fo:margin-bottom="0in" loext:contextual-spacing="false" fo:line-height="150%" fo:orphans="2" fo:widows="2"/>
      <style:text-properties fo:color="#434343" style:font-name="Roboto" fo:font-size="11pt" style:font-name-asian="Roboto1" style:font-size-asian="11pt" style:font-name-complex="Roboto1" style:font-size-complex="11pt"/>
    </style:style>
    <style:style style:name="P71" style:family="paragraph" style:parent-style-name="Standard">
      <style:paragraph-properties fo:margin-top="0in" fo:margin-bottom="0in" loext:contextual-spacing="false" fo:line-height="150%" fo:orphans="2" fo:widows="2"/>
    </style:style>
    <style:style style:name="P72" style:family="paragraph" style:parent-style-name="Standard">
      <style:paragraph-properties fo:margin-top="0in" fo:margin-bottom="0in" loext:contextual-spacing="false" fo:line-height="115%"/>
    </style:style>
    <style:style style:name="P73" style:family="paragraph" style:parent-style-name="Standard">
      <style:paragraph-properties fo:margin-top="0in" fo:margin-bottom="0in" loext:contextual-spacing="false" fo:line-height="100%"/>
    </style:style>
    <style:style style:name="P74" style:family="paragraph" style:parent-style-name="Standard" style:list-style-name="WWNum3">
      <style:paragraph-properties fo:margin-left="1in" fo:margin-right="0in" fo:margin-top="0in" fo:margin-bottom="0in" loext:contextual-spacing="false" fo:text-indent="-0.25in" style:auto-text-indent="false"/>
    </style:style>
    <style:style style:name="P75" style:family="paragraph" style:parent-style-name="Standard" style:list-style-name="WWNum5">
      <style:paragraph-properties fo:margin-left="1in" fo:margin-right="0in" fo:margin-top="0in" fo:margin-bottom="0in" loext:contextual-spacing="false" fo:text-indent="-0.25in" style:auto-text-indent="false"/>
    </style:style>
    <style:style style:name="P76" style:family="paragraph" style:parent-style-name="Standard" style:list-style-name="WWNum9">
      <style:paragraph-properties fo:margin-left="1in" fo:margin-right="0in" fo:margin-top="0in" fo:margin-bottom="0.0429in" loext:contextual-spacing="false" fo:text-indent="-0.25in" style:auto-text-indent="false"/>
    </style:style>
    <style:style style:name="P77" style:family="paragraph" style:parent-style-name="Standard" style:list-style-name="WWNum5">
      <style:paragraph-properties fo:margin-left="1in" fo:margin-right="0in" fo:margin-top="0in" fo:margin-bottom="0.0429in" loext:contextual-spacing="false" fo:text-indent="-0.25in" style:auto-text-indent="false"/>
    </style:style>
    <style:style style:name="P78" style:family="paragraph" style:parent-style-name="Standard">
      <style:paragraph-properties fo:margin-top="0in" fo:margin-bottom="0.1665in" loext:contextual-spacing="false" fo:line-height="100%"/>
    </style:style>
    <style:style style:name="P79" style:family="paragraph" style:parent-style-name="Standard">
      <style:paragraph-properties fo:margin-top="0in" fo:margin-bottom="0.1665in" loext:contextual-spacing="false" fo:line-height="100%"/>
      <style:text-properties fo:font-weight="bold" style:font-weight-asian="bold" fo:background-color="#ffffff"/>
    </style:style>
    <style:style style:name="P80" style:family="paragraph" style:parent-style-name="Heading_20_1" style:list-style-name="WWNum6">
      <style:paragraph-properties fo:text-align="justify" style:justify-single-word="false"/>
    </style:style>
    <style:style style:name="P81" style:family="paragraph" style:parent-style-name="Heading_20_1" style:list-style-name="WWNum6"/>
    <style:style style:name="P82" style:family="paragraph" style:parent-style-name="Heading_20_1">
      <style:paragraph-properties fo:margin-left="0.3in" fo:margin-right="0in" fo:text-align="justify" style:justify-single-word="false" fo:text-indent="0in" style:auto-text-indent="false"/>
    </style:style>
    <style:style style:name="P83" style:family="paragraph" style:parent-style-name="Heading_20_1">
      <style:paragraph-properties fo:margin-left="0in" fo:margin-right="0in" fo:text-indent="0in" style:auto-text-indent="false"/>
    </style:style>
    <style:style style:name="P84" style:family="paragraph" style:parent-style-name="Heading_20_1" style:list-style-name="WWNum6">
      <style:paragraph-properties fo:break-before="page"/>
    </style:style>
    <style:style style:name="P85" style:family="paragraph" style:parent-style-name="Heading_20_2" style:list-style-name="WWNum6"/>
    <style:style style:name="P86" style:family="paragraph" style:parent-style-name="Heading_20_2" style:list-style-name="WWNum6">
      <style:paragraph-properties fo:text-align="justify" style:justify-single-word="false"/>
    </style:style>
    <style:style style:name="P87" style:family="paragraph" style:parent-style-name="Heading_20_2">
      <style:paragraph-properties fo:margin-left="0in" fo:margin-right="0in" fo:text-align="justify" style:justify-single-word="false" fo:text-indent="0in" style:auto-text-indent="false"/>
    </style:style>
    <style:style style:name="P88" style:family="paragraph" style:parent-style-name="Heading_20_2">
      <style:paragraph-properties fo:margin-left="0.4in" fo:margin-right="0in" fo:text-indent="0.4in" style:auto-text-indent="false"/>
    </style:style>
    <style:style style:name="P89"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80" style:text-line-through-style="none" style:text-line-through-type="none" style:text-position="0% 100%" style:font-name="Calibri" fo:font-size="12pt"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style:font-name="Calibri" fo:font-size="14pt" style:font-name-asian="Calibri1" style:font-size-asian="14pt" style:font-name-complex="Calibri1" style:font-size-complex="14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weight="bold" style:font-weight-asian="bold"/>
    </style:style>
    <style:style style:name="T30" style:family="text">
      <style:text-properties fo:font-weight="bold" style:font-weight-asian="bold" fo:background-color="#ffffff"/>
    </style:style>
    <style:style style:name="T31" style:family="text">
      <style:text-properties fo:color="#1155cc" style:text-underline-style="solid" style:text-underline-width="auto" style:text-underline-color="font-color"/>
    </style:style>
    <style:style style:name="T32" style:family="text">
      <style:text-properties fo:color="#1155cc" style:text-underline-style="solid" style:text-underline-width="auto" style:text-underline-color="font-color" fo:background-color="#ffffff"/>
    </style:style>
    <style:style style:name="T33" style:family="text">
      <style:text-properties fo:color="#808030" fo:background-color="#ffffff"/>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333333" style:font-name="Consolas" fo:font-weight="bold" fo:background-color="#f8f8f8" loext:char-shading-value="0" style:font-name-asian="Consolas1" style:font-weight-asian="bold" style:font-name-complex="Consolas1"/>
    </style:style>
    <style:style style:name="T36"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333333" style:font-name="Consolas" fo:font-size="11pt" fo:background-color="#f8f8f8" loext:char-shading-value="0" style:font-name-asian="Consolas1" style:font-size-asian="11pt" style:font-name-complex="Consolas1" style:font-size-complex="11pt"/>
    </style:style>
    <style:style style:name="T38" style:family="text">
      <style:text-properties fo:color="#333333" style:font-name="Consolas" fo:font-style="italic" fo:font-weight="bold" fo:background-color="#f8f8f8" loext:char-shading-value="0" style:font-name-asian="Consolas1" style:font-style-asian="italic" style:font-weight-asian="bold" style:font-name-complex="Consolas1"/>
    </style:style>
    <style:style style:name="T39" style:family="text">
      <style:text-properties fo:color="#333333" style:font-name="Consolas" fo:font-style="italic" fo:background-color="#f8f8f8" loext:char-shading-value="0" style:font-name-asian="Consolas1" style:font-style-asian="italic" style:font-name-complex="Consolas1"/>
    </style:style>
    <style:style style:name="T40" style:family="text">
      <style:text-properties fo:color="#dd1144" style:font-name="Consolas" fo:background-color="#f8f8f8" loext:char-shading-value="0" style:font-name-asian="Consolas1" style:font-name-complex="Consolas1"/>
    </style:style>
    <style:style style:name="T41" style:family="text">
      <style:text-properties fo:color="#dd1144" style:font-name="Consolas" fo:font-size="11pt" fo:background-color="#f8f8f8" loext:char-shading-value="0" style:font-name-asian="Consolas1" style:font-size-asian="11pt" style:font-name-complex="Consolas1" style:font-size-complex="11pt"/>
    </style:style>
    <style:style style:name="T42" style:family="text">
      <style:text-properties fo:color="#dd1144" style:font-name="Consolas" fo:font-style="italic" fo:font-weight="bold" fo:background-color="#f8f8f8" loext:char-shading-value="0" style:font-name-asian="Consolas1" style:font-style-asian="italic" style:font-weight-asian="bold" style:font-name-complex="Consolas1"/>
    </style:style>
    <style:style style:name="T43" style:family="text">
      <style:text-properties fo:color="#dd1144" style:font-name="Consolas" fo:font-style="italic" fo:background-color="#f8f8f8" loext:char-shading-value="0" style:font-name-asian="Consolas1" style:font-style-asian="italic" style:font-name-complex="Consolas1"/>
    </style:style>
    <style:style style:name="T44" style:family="text">
      <style:text-properties fo:color="#dd1144" style:font-name="Consolas" fo:font-weight="bold" fo:background-color="#f8f8f8" loext:char-shading-value="0" style:font-name-asian="Consolas1" style:font-weight-asian="bold" style:font-name-complex="Consolas1"/>
    </style:style>
    <style:style style:name="T45" style:family="text">
      <style:text-properties fo:color="#999988" style:font-name="Consolas" fo:font-style="italic" fo:background-color="#f8f8f8" loext:char-shading-value="0" style:font-name-asian="Consolas1" style:font-style-asian="italic" style:font-name-complex="Consolas1"/>
    </style:style>
    <style:style style:name="T46"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7" style:family="text">
      <style:text-properties fo:color="#999988" style:font-name="Consolas" fo:font-size="11pt" fo:font-style="italic" fo:background-color="#f8f8f8" loext:char-shading-value="0" style:font-name-asian="Consolas1" style:font-size-asian="11pt" style:font-style-asian="italic" style:font-name-complex="Consolas1" style:font-size-complex="11pt"/>
    </style:style>
    <style:style style:name="T48" style:family="text">
      <style:text-properties fo:color="#009926" style:font-name="Consolas" fo:background-color="#f8f8f8" loext:char-shading-value="0" style:font-name-asian="Consolas1" style:font-name-complex="Consolas1"/>
    </style:style>
    <style:style style:name="T49" style:family="text">
      <style:text-properties fo:color="#0086b3" style:font-name="Consolas" fo:background-color="#f8f8f8" loext:char-shading-value="0" style:font-name-asian="Consolas1" style:font-name-complex="Consolas1"/>
    </style:style>
    <style:style style:name="T50" style:family="text">
      <style:text-properties fo:color="#0086b3" style:font-name="Consolas" fo:font-size="11pt" fo:background-color="#f8f8f8" loext:char-shading-value="0" style:font-name-asian="Consolas1" style:font-size-asian="11pt" style:font-name-complex="Consolas1" style:font-size-complex="11pt"/>
    </style:style>
    <style:style style:name="T51" style:family="text">
      <style:text-properties fo:color="#0086b3" style:font-name="Consolas" fo:font-style="italic" fo:font-weight="bold" fo:background-color="#f8f8f8" loext:char-shading-value="0" style:font-name-asian="Consolas1" style:font-style-asian="italic" style:font-weight-asian="bold" style:font-name-complex="Consolas1"/>
    </style:style>
    <style:style style:name="T52" style:family="text">
      <style:text-properties fo:color="#0086b3" style:font-name="Consolas" fo:font-style="italic" fo:background-color="#f8f8f8" loext:char-shading-value="0" style:font-name-asian="Consolas1" style:font-style-asian="italic" style:font-name-complex="Consolas1"/>
    </style:style>
    <style:style style:name="T53" style:family="text">
      <style:text-properties fo:color="#0086b3" style:font-name="Consolas" fo:font-weight="bold" fo:background-color="#f8f8f8" loext:char-shading-value="0" style:font-name-asian="Consolas1" style:font-weight-asian="bold" style:font-name-complex="Consolas1"/>
    </style:style>
    <style:style style:name="T54" style:family="text">
      <style:text-properties fo:background-color="#ffffff"/>
    </style:style>
    <style:style style:name="T55" style:family="text">
      <style:text-properties fo:color="#000080" style:font-name="Consolas" fo:background-color="#f8f8f8" loext:char-shading-value="0" style:font-name-asian="Consolas1" style:font-name-complex="Consolas1"/>
    </style:style>
    <style:style style:name="T56" style:family="text">
      <style:text-properties style:text-underline-style="none"/>
    </style:style>
    <style:style style:name="T57" style:family="text">
      <style:text-properties style:text-underline-style="none" fo:background-color="#ffffff"/>
    </style:style>
    <style:style style:name="T58" style:family="text">
      <style:text-properties fo:color="#990000" style:font-name="Consolas" fo:font-weight="bold" fo:background-color="#f8f8f8" loext:char-shading-value="0" style:font-name-asian="Consolas1" style:font-weight-asian="bold" style:font-name-complex="Consolas1"/>
    </style:style>
    <style:style style:name="T59" style:family="text">
      <style:text-properties fo:color="#008080" style:font-name="Consolas" fo:background-color="#f8f8f8" loext:char-shading-value="0" style:font-name-asian="Consolas1" style:font-name-complex="Consolas1"/>
    </style:style>
    <style:style style:name="T60" style:family="text">
      <style:text-properties fo:color="#008080" style:font-name="Consolas" fo:font-size="11pt" fo:background-color="#f8f8f8" loext:char-shading-value="0" style:font-name-asian="Consolas1" style:font-size-asian="11pt" style:font-name-complex="Consolas1" style:font-size-complex="11pt"/>
    </style:style>
    <style:style style:name="T61" style:family="text">
      <style:text-properties fo:color="#008080" style:font-name="Consolas" fo:font-style="italic" fo:font-weight="bold" fo:background-color="#f8f8f8" loext:char-shading-value="0" style:font-name-asian="Consolas1" style:font-style-asian="italic" style:font-weight-asian="bold" style:font-name-complex="Consolas1"/>
    </style:style>
    <style:style style:name="T62" style:family="text">
      <style:text-properties fo:color="#008080" style:font-name="Consolas" fo:font-style="italic" fo:background-color="#f8f8f8" loext:char-shading-value="0" style:font-name-asian="Consolas1" style:font-style-asian="italic" style:font-name-complex="Consolas1"/>
    </style:style>
    <style:style style:name="T63" style:family="text">
      <style:text-properties fo:color="#008080" style:font-name="Consolas" fo:font-weight="bold" fo:background-color="#f8f8f8" loext:char-shading-value="0" style:font-name-asian="Consolas1" style:font-weight-asian="bold" style:font-name-complex="Consolas1"/>
    </style:style>
    <style:style style:name="T64" style:family="text">
      <style:text-properties fo:color="#0b5394" style:font-name="Consolas" fo:font-size="11pt" style:font-name-asian="Consolas1" style:font-size-asian="11pt" style:font-name-complex="Consolas1" style:font-size-complex="11pt"/>
    </style:style>
    <style:style style:name="T65" style:family="text">
      <style:text-properties fo:color="#434343" style:font-name="Roboto" fo:font-size="11pt" style:font-name-asian="Roboto1" style:font-size-asian="11pt" style:font-name-complex="Roboto1" style:font-size-complex="11pt"/>
    </style:style>
    <style:style style:name="T66" style:family="text">
      <style:text-properties style:text-underline-style="solid" style:text-underline-width="auto" style:text-underline-color="font-color" fo:font-weight="bold" style:font-weight-asian="bold"/>
    </style:style>
    <style:style style:name="T67" style:family="text">
      <style:text-properties style:text-underline-style="solid" style:text-underline-width="auto" style:text-underline-color="font-color" fo:font-weight="bold" style:font-weight-asian="bold" fo:background-color="#ffffff"/>
    </style:style>
    <style:style style:name="T68" style:family="text">
      <style:text-properties fo:color="#999999" style:font-name="Consolas" fo:font-weight="bold" fo:background-color="#f8f8f8" loext:char-shading-value="0" style:font-name-asian="Consolas1" style:font-weight-asian="bold" style:font-name-complex="Consolas1"/>
    </style:style>
    <style:style style:name="T69" style:family="text">
      <style:text-properties fo:font-style="italic" style:font-style-asian="italic"/>
    </style:style>
    <style:style style:name="T70" style:family="text">
      <style:text-properties fo:color="#7f0055" fo:font-weight="bold" style:font-weight-asian="bold" fo:background-color="#ffffff"/>
    </style:style>
    <style:style style:name="T71" style:family="text">
      <style:text-properties style:font-name="Arimo" fo:font-size="10pt" style:font-name-asian="Arimo1" style:font-size-asian="10pt" style:font-name-complex="Arimo1" style:font-size-complex="10pt"/>
    </style:style>
    <style:style style:name="T72" style:family="text">
      <style:text-properties fo:color="#445588" style:font-name="Consolas" fo:font-weight="bold" fo:background-color="#f8f8f8" loext:char-shading-value="0" style:font-name-asian="Consolas1" style:font-weight-asian="bold"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bookmark text:name="_aczyuw2yex2w"/><text:span text:style-name="T1">Desarrollo Web en Entorno Cliente</text:span><text:span text:style-name="T3"><text:line-break/></text:span><text:span text:style-name="T4">UD 02. Sintaxis Javascript ES6</text:span></text:p>
      <text:p text:style-name="P5"><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7"/>
      <text:p text:style-name="P7"/>
      <text:p text:style-name="P8"><text:span text:style-name="T6">Actualizado Octubre 2020</text:span></text:p>
      <text:p text:style-name="P9"/>
      <text:p text:style-name="P9"/>
      <text:p text:style-name="P10"><text:span text:style-name="T14">Licencia</text:span></text:p>
      <text:p text:style-name="P12"/>
      <text:p text:style-name="P11"><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3"/>
      <text:p text:style-name="P14"><text:span text:style-name="T8">Nomenclatura</text:span></text:p>
      <text:p text:style-name="P14"><text:span text:style-name="T9">A lo largo de este tema se utilizarán distintos símbolos para distinguir elementos importantes dentro del contenido. Estos símbolos son:</text:span></text:p>
      <text:p text:style-name="P15"/>
      <text:p text:style-name="P16"><text:span text:style-name="T18">📖 </text:span><text:span text:style-name="T10">Importante</text:span></text:p>
      <text:p text:style-name="P18"/>
      <text:p text:style-name="P16"><text:span text:style-name="T19">❕</text:span><text:span text:style-name="T11"> </text:span><text:span text:style-name="T10">Atención</text:span></text:p>
      <text:p text:style-name="P18"/>
      <text:p text:style-name="P16"><text:span text:style-name="T12">💬</text:span><text:span text:style-name="T10"> Interesante</text:span></text:p>
      <text:p text:style-name="P82"/>
      <text:p text:style-name="P20"><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text:span text:style-name="T21">1. </text:span><text:a xlink:type="simple" xlink:href="#_ge43nvu7ywtj" text:style-name="Index_20_Link" text:visited-style-name="Index_20_Link"><text:span text:style-name="T17">Introducción</text:span></text:a><text:span text:style-name="T17"><text:tab/>4</text:span></text:p>
          <text:p text:style-name="P28"><text:span text:style-name="T22">2. </text:span><text:a xlink:type="simple" xlink:href="#_ufc7q4t6mm5g" text:style-name="Index_20_Link" text:visited-style-name="Index_20_Link"><text:span text:style-name="T17">Hola mundo y comentarios</text:span></text:a><text:span text:style-name="T17"><text:tab/>4</text:span></text:p>
          <text:p text:style-name="P28"><text:span text:style-name="T22">3. </text:span><text:a xlink:type="simple" xlink:href="#_oi2e5c2surkf" text:style-name="Index_20_Link" text:visited-style-name="Index_20_Link"><text:span text:style-name="T17">Variables, constantes y arrays</text:span></text:a><text:span text:style-name="T17"><text:tab/>5</text:span></text:p>
          <text:p text:style-name="P32"><text:span text:style-name="T22">3.1. </text:span><text:a xlink:type="simple" xlink:href="#_spngwar98bgq" text:style-name="Index_20_Link" text:visited-style-name="Index_20_Link"><text:span text:style-name="T17">Ámbito de variables y constantes</text:span></text:a><text:span text:style-name="T17"><text:tab/>5</text:span></text:p>
          <text:p text:style-name="P32"><text:span text:style-name="T22">3.2. </text:span><text:a xlink:type="simple" xlink:href="#_qom9mhxg5ycc" text:style-name="Index_20_Link" text:visited-style-name="Index_20_Link"><text:span text:style-name="T17">Variables</text:span></text:a><text:span text:style-name="T17"><text:tab/>5</text:span></text:p>
          <text:p text:style-name="P32"><text:span text:style-name="T22">3.3. </text:span><text:a xlink:type="simple" xlink:href="#_y6hen5nggd8v" text:style-name="Index_20_Link" text:visited-style-name="Index_20_Link"><text:span text:style-name="T17">Tipos de datos</text:span></text:a><text:span text:style-name="T17"><text:tab/>6</text:span></text:p>
          <text:p text:style-name="P32"><text:span text:style-name="T22">3.4. </text:span><text:a xlink:type="simple" xlink:href="#_5916c8763d57" text:style-name="Index_20_Link" text:visited-style-name="Index_20_Link"><text:span text:style-name="T17">Coerción</text:span></text:a><text:span text:style-name="T17"><text:tab/>7</text:span></text:p>
          <text:p text:style-name="P32"><text:span text:style-name="T22">3.5. </text:span><text:a xlink:type="simple" xlink:href="#_32flualkke1p" text:style-name="Index_20_Link" text:visited-style-name="Index_20_Link"><text:span text:style-name="T17">Arrays</text:span></text:a><text:span text:style-name="T17"><text:tab/>8</text:span></text:p>
          <text:p text:style-name="P32"><text:span text:style-name="T22">3.6. </text:span><text:a xlink:type="simple" xlink:href="#_giby1354fhfe" text:style-name="Index_20_Link" text:visited-style-name="Index_20_Link"><text:span text:style-name="T17">Clonando arrays (y objetos)</text:span></text:a><text:span text:style-name="T17"><text:tab/>9</text:span></text:p>
          <text:p text:style-name="P32"><text:span text:style-name="T22">3.7. </text:span><text:a xlink:type="simple" xlink:href="#_6vwm772ghzjy" text:style-name="Index_20_Link" text:visited-style-name="Index_20_Link"><text:span text:style-name="T17">Conversiones entre tipos</text:span></text:a><text:span text:style-name="T17"><text:tab/>9</text:span></text:p>
          <text:p text:style-name="P32"><text:span text:style-name="T22">3.8. </text:span><text:a xlink:type="simple" xlink:href="#_1ksajaqaw4g6" text:style-name="Index_20_Link" text:visited-style-name="Index_20_Link"><text:span text:style-name="T17">Constantes</text:span></text:a><text:span text:style-name="T17"><text:tab/>10</text:span></text:p>
          <text:p text:style-name="P32"><text:span text:style-name="T22">3.9. </text:span><text:a xlink:type="simple" xlink:href="#_w4up5uvlsfhw" text:style-name="Index_20_Link" text:visited-style-name="Index_20_Link"><text:span text:style-name="T17">Modo estricto “use strict”</text:span></text:a><text:span text:style-name="T17"><text:tab/>10</text:span></text:p>
          <text:p text:style-name="P28"><text:span text:style-name="T22">4. </text:span><text:a xlink:type="simple" xlink:href="#_2pdeaext4c3y" text:style-name="Index_20_Link" text:visited-style-name="Index_20_Link"><text:span text:style-name="T17">Entrada y salida en navegadores</text:span></text:a><text:span text:style-name="T17"><text:tab/>11</text:span></text:p>
          <text:p text:style-name="P32"><text:span text:style-name="T22">4.1. </text:span><text:a xlink:type="simple" xlink:href="#_yk7noko0wk1o" text:style-name="Index_20_Link" text:visited-style-name="Index_20_Link"><text:span text:style-name="T17">alert</text:span></text:a><text:span text:style-name="T17"><text:tab/>11</text:span></text:p>
          <text:p text:style-name="P32"><text:span text:style-name="T22">4.2. </text:span><text:a xlink:type="simple" xlink:href="#_ddw5fbnsw9l8" text:style-name="Index_20_Link" text:visited-style-name="Index_20_Link"><text:span text:style-name="T17">console.log</text:span></text:a><text:span text:style-name="T17"><text:tab/>11</text:span></text:p>
          <text:p text:style-name="P32"><text:span text:style-name="T22">4.3. </text:span><text:a xlink:type="simple" xlink:href="#_g265ypxlp3fp" text:style-name="Index_20_Link" text:visited-style-name="Index_20_Link"><text:span text:style-name="T17">confirm</text:span></text:a><text:span text:style-name="T17"><text:tab/>11</text:span></text:p>
          <text:p text:style-name="P32"><text:span text:style-name="T22">4.4. </text:span><text:a xlink:type="simple" xlink:href="#_uhpqaf448mlo" text:style-name="Index_20_Link" text:visited-style-name="Index_20_Link"><text:span text:style-name="T17">prompt</text:span></text:a><text:span text:style-name="T17"><text:tab/>12</text:span></text:p>
          <text:p text:style-name="P28"><text:span text:style-name="T22">5. </text:span><text:a xlink:type="simple" xlink:href="#_5suvk488punm" text:style-name="Index_20_Link" text:visited-style-name="Index_20_Link"><text:span text:style-name="T17">Operadores</text:span></text:a><text:span text:style-name="T17"><text:tab/>12</text:span></text:p>
          <text:p text:style-name="P32"><text:span text:style-name="T22">5.1. </text:span><text:a xlink:type="simple" xlink:href="#_vrhtd99jtjlk" text:style-name="Index_20_Link" text:visited-style-name="Index_20_Link"><text:span text:style-name="T17">Operadores de asignación</text:span></text:a><text:span text:style-name="T17"><text:tab/>12</text:span></text:p>
          <text:p text:style-name="P32"><text:span text:style-name="T22">5.2. </text:span><text:a xlink:type="simple" xlink:href="#_i3wz68v3uv8v" text:style-name="Index_20_Link" text:visited-style-name="Index_20_Link"><text:span text:style-name="T17">Operadores aritméticos</text:span></text:a><text:span text:style-name="T17"><text:tab/>13</text:span></text:p>
          <text:p text:style-name="P32"><text:span text:style-name="T22">5.3. </text:span><text:a xlink:type="simple" xlink:href="#_qnh7b9v52ubk" text:style-name="Index_20_Link" text:visited-style-name="Index_20_Link"><text:span text:style-name="T17">Operadores de comparación</text:span></text:a><text:span text:style-name="T17"><text:tab/>14</text:span></text:p>
          <text:p text:style-name="P32"><text:span text:style-name="T22">5.4. </text:span><text:a xlink:type="simple" xlink:href="#_u6cdmzz6arlu" text:style-name="Index_20_Link" text:visited-style-name="Index_20_Link"><text:span text:style-name="T17">Operadores lógicos</text:span></text:a><text:span text:style-name="T17"><text:tab/>15</text:span></text:p>
          <text:p text:style-name="P28"><text:span text:style-name="T22">6. </text:span><text:a xlink:type="simple" xlink:href="#_dspi4ay8tsd2" text:style-name="Index_20_Link" text:visited-style-name="Index_20_Link"><text:span text:style-name="T17">Estructuras de control</text:span></text:a><text:span text:style-name="T17"><text:tab/>16</text:span></text:p>
          <text:p text:style-name="P32"><text:span text:style-name="T22">6.1. </text:span><text:a xlink:type="simple" xlink:href="#_wxy8odan7gl8" text:style-name="Index_20_Link" text:visited-style-name="Index_20_Link"><text:span text:style-name="T17">Instrucciones if/else</text:span></text:a><text:span text:style-name="T17"><text:tab/>16</text:span></text:p>
          <text:p text:style-name="P32"><text:span text:style-name="T22">6.2. </text:span><text:a xlink:type="simple" xlink:href="#_51dujarc1r3z" text:style-name="Index_20_Link" text:visited-style-name="Index_20_Link"><text:span text:style-name="T17">Ramificaciones anidadas</text:span></text:a><text:span text:style-name="T17"><text:tab/>17</text:span></text:p>
          <text:p text:style-name="P28"><text:span text:style-name="T22">7. </text:span><text:a xlink:type="simple" xlink:href="#_3g64u3ajyi1s" text:style-name="Index_20_Link" text:visited-style-name="Index_20_Link"><text:span text:style-name="T17">Estructura repetitivas (Bucles)</text:span></text:a><text:span text:style-name="T17"><text:tab/>18</text:span></text:p>
          <text:p text:style-name="P32"><text:span text:style-name="T22">7.1. </text:span><text:a xlink:type="simple" xlink:href="#_b1hcwajd9g0g" text:style-name="Index_20_Link" text:visited-style-name="Index_20_Link"><text:span text:style-name="T17">Bucle for</text:span></text:a><text:span text:style-name="T17"><text:tab/>18</text:span></text:p>
          <text:p text:style-name="P32"><text:span text:style-name="T22">7.2. </text:span><text:a xlink:type="simple" xlink:href="#_cpn9r370t3uh" text:style-name="Index_20_Link" text:visited-style-name="Index_20_Link"><text:span text:style-name="T17">Bucle while</text:span></text:a><text:span text:style-name="T17"><text:tab/>19</text:span></text:p>
          <text:p text:style-name="P32"><text:span text:style-name="T22">7.3. </text:span><text:a xlink:type="simple" xlink:href="#_n01iat5y8kzr" text:style-name="Index_20_Link" text:visited-style-name="Index_20_Link"><text:span text:style-name="T17">Bucle do-while</text:span></text:a><text:span text:style-name="T17"><text:tab/>19</text:span></text:p>
          <text:p text:style-name="P32"><text:span text:style-name="T22">7.4. </text:span><text:a xlink:type="simple" xlink:href="#_bsn6vhci8k0o" text:style-name="Index_20_Link" text:visited-style-name="Index_20_Link"><text:span text:style-name="T17">Instrucciones BREAK y CONTINUE</text:span></text:a><text:span text:style-name="T17"><text:tab/>20</text:span></text:p>
          <text:p text:style-name="P28"><text:span text:style-name="T22">8. </text:span><text:a xlink:type="simple" xlink:href="#_ltodb2dvjv" text:style-name="Index_20_Link" text:visited-style-name="Index_20_Link"><text:span text:style-name="T17">Funciones</text:span></text:a><text:span text:style-name="T17"><text:tab/>21</text:span></text:p>
          <text:p text:style-name="P28"><text:soft-page-break/><text:span text:style-name="T22">9. </text:span><text:a xlink:type="simple" xlink:href="#_7bndl2df822y" text:style-name="Index_20_Link" text:visited-style-name="Index_20_Link"><text:span text:style-name="T17">Funciones flecha (arrow functions)</text:span></text:a><text:span text:style-name="T17"><text:tab/>23</text:span></text:p>
          <text:p text:style-name="P28"><text:span text:style-name="T22">10. </text:span><text:a xlink:type="simple" xlink:href="#_v8mwl2uk5v3f" text:style-name="Index_20_Link" text:visited-style-name="Index_20_Link"><text:span text:style-name="T17">Clases en Javascript</text:span></text:a><text:span text:style-name="T17"><text:tab/>24</text:span></text:p>
          <text:p text:style-name="P28"><text:span text:style-name="T22">11. </text:span><text:a xlink:type="simple" xlink:href="#_kewb89a4ihd1" text:style-name="Index_20_Link" text:visited-style-name="Index_20_Link"><text:span text:style-name="T17">Más cosas interesantes de Javascript ES6</text:span></text:a><text:span text:style-name="T17"><text:tab/>25</text:span></text:p>
          <text:p text:style-name="P28"><text:span text:style-name="T22">12. </text:span><text:a xlink:type="simple" xlink:href="#_frnamjazqrln" text:style-name="Index_20_Link" text:visited-style-name="Index_20_Link"><text:span text:style-name="T17">Introducción a la manipulación del DOM</text:span></text:a><text:span text:style-name="T17"><text:tab/>25</text:span></text:p>
          <text:p text:style-name="P28"><text:span text:style-name="T22">13. </text:span><text:a xlink:type="simple" xlink:href="#_mq8ia7velrns" text:style-name="Index_20_Link" text:visited-style-name="Index_20_Link"><text:span text:style-name="T17">Material adicional</text:span></text:a><text:span text:style-name="T17"><text:tab/>26</text:span></text:p>
          <text:p text:style-name="P28"><text:span text:style-name="T22">14. </text:span><text:a xlink:type="simple" xlink:href="#_52hibfi4gv7g" text:style-name="Index_20_Link" text:visited-style-name="Index_20_Link"><text:span text:style-name="T17">Bibliografía</text:span></text:a><text:span text:style-name="T17"><text:tab/>26</text:span></text:p>
          <text:p text:style-name="P29"><text:span text:style-name="T22">15. </text:span><text:a xlink:type="simple" xlink:href="#_g1qlmy5ta6mu" text:style-name="Index_20_Link" text:visited-style-name="Index_20_Link"><text:span text:style-name="T17">Autores (en orden alfabético)</text:span></text:a><text:span text:style-name="T17"><text:tab/>26</text:span></text:p>
        </text:index-body>
      </text:table-of-content>
      <text:p text:style-name="P26"><text:span text:style-name="T23">UD0</text:span><text:span text:style-name="T24">2</text:span><text:span text:style-name="T25">. Sintax</text:span><text:span text:style-name="T24">is Javascript ES6</text:span></text:p>
      <text:list xml:id="list1653039608" text:style-name="WWNum6">
        <text:list-item>
          <text:p text:style-name="P81"><text:bookmark text:name="_ge43nvu7ywtj"/>Introducción</text:p>
        </text:list-item>
      </text:list>
      <text:p text:style-name="P30">Javascript es un lenguaje de programación que inicialmente nació como un lenguaje que permitía ejecutar código en nuestro navegador (cliente), ampliando la funcionalidad de nuestros sitios web.</text:p>
      <text:p text:style-name="P30"/>
      <text:p text:style-name="Standard">Una de las versiones más extendidas de Javascript moderno, es la llamada por por muchos <text:span text:style-name="T29">Javascript ES6</text:span> (ECMAScript 6), también llamado ECMAScript 2015 o incluso por algunos llamado directamente Javascript 6. Al crear esta pequeña guía nos hemos basado en esta versión. <text:s/>Si ya sabes Javascript pero quieres conocer novedades de Javascript ES6, te recomendamos este curso <text:a xlink:type="simple" xlink:href="https://didacticode.com/curso/curso-javascript-es6/" text:style-name="ListLabel_20_127" text:visited-style-name="ListLabel_20_127"><text:span text:style-name="T31">https://didacticode.com/curso/curso-javascript-es6/</text:span></text:a> </text:p>
      <text:p text:style-name="P30"/>
      <text:p text:style-name="P30">Actualmente esa es una de sus principales funciones, pero dada su popularidad el lenguaje ha sido portado a otros ámbitos, entre los que destaca el popular NodeJS <text:s/><text:a xlink:type="simple" xlink:href="https://nodejs.org/es/" text:style-name="ListLabel_20_127" text:visited-style-name="ListLabel_20_127"><text:span text:style-name="T31">https://nodejs.org/</text:span></text:a> que permite la ejecución de Javascript como como lenguaje escritorio y lenguaje servidor.</text:p>
      <text:p text:style-name="P30"/>
      <text:p text:style-name="P30">Aunque en este módulo nos centramos en la ejecución de Javascript en el navegador, lo aprendido puede ser utilizado para otras implementaciones de Javascript.</text:p>
      <text:list xml:id="list85622592610077" text:continue-numbering="true" text:style-name="WWNum6">
        <text:list-item>
          <text:p text:style-name="P81"><text:bookmark text:name="_ufc7q4t6mm5g"/>Hola mundo y comentarios</text:p>
        </text:list-item>
      </text:list>
      <text:p text:style-name="P30">Para añadir JavaScript se usa la etiqueta SCRIPT.</text:p>
      <text:p text:style-name="P30">Este puede estar en cualquier lugar de la página. El código se ejecuta en el lugar donde se encuentra de forma secuencial a como el navegador lo va encontrando.</text:p>
      <table:table table:name="Table1" table:style-name="Table1">
        <table:table-column table:style-name="Table1.A"/>
        <table:table-row table:style-name="Table1.1">
          <table:table-cell table:style-name="Table1.A1" office:value-type="string">
            <text:p text:style-name="P21"><text:span text:style-name="T34">&lt;SCRIPT LANGUAGE=</text:span><text:span text:style-name="T40">"JavaScript"</text:span><text:span text:style-name="T34">&gt;<text:line-break/>Aquí va el código<text:line-break/></text:span><text:span text:style-name="T45">// Esto es un comentario en Javascript de una línea</text:span><text:span text:style-name="T34"><text:line-break/>&lt;</text:span><text:span text:style-name="T48">/SCRIPT&gt;</text:span></text:p>
          </table:table-cell>
        </table:table-row>
      </table:table>
      <text:p text:style-name="P30">En Javascript los comentarios se pueden hacer con // para una línea y con /* */ para varias líneas.</text:p>
      <text:p text:style-name="P30">Asimismo desde Javascript es posible escribir mensajes a la consola de desarrollo mediante la orden “console.log(texto)”.</text:p>
      <text:p text:style-name="P30">Este ejemplo podría ser un pequeño hola mundo que al ejecutarse se mostrará en la consola de desarrollo. Ejemplo con “console.log” y comentario multilínea.</text:p>
      <table:table table:name="Table2" table:style-name="Table2">
        <table:table-column table:style-name="Table2.A"/>
        <table:table-row table:style-name="Table2.1">
          <table:table-cell table:style-name="Table2.A1" office:value-type="string">
            <text:p text:style-name="P21"><text:span text:style-name="T34">&lt;SCRIPT LANGUAGE=</text:span><text:span text:style-name="T40">"JavaScript"</text:span><text:span text:style-name="T34">&gt;<text:line-break/></text:span><text:span text:style-name="T49">console</text:span><text:span text:style-name="T34">.log (</text:span><text:span text:style-name="T40">"Hola mundo"</text:span><text:span text:style-name="T34">);<text:line-break/></text:span><text:span text:style-name="T45">/* Esto es un comentario en<text:line-break/>Javascript multilínea */</text:span><text:span text:style-name="T34"><text:line-break/>&lt;</text:span><text:span text:style-name="T48">/SCRIPT&gt;</text:span></text:p>
          </table:table-cell>
        </table:table-row>
      </table:table>
      <text:p text:style-name="P30"/>
      <text:p text:style-name="P30"/>
      <text:p text:style-name="P30">Otra vía para mostrar información al usuario desde una ventana, es el comando “alert(texto)”.</text:p>
      <table:table table:name="Table3" table:style-name="Table3">
        <table:table-column table:style-name="Table3.A"/>
        <table:table-row table:style-name="Table3.1">
          <table:table-cell table:style-name="Table3.A1" office:value-type="string">
            <text:p text:style-name="P21"><text:span text:style-name="T34">&lt;SCRIPT LANGUAGE=</text:span><text:span text:style-name="T40">"JavaScript"</text:span><text:span text:style-name="T34">&gt;<text:line-break/>alert(</text:span><text:span text:style-name="T40">"Hola mundo"</text:span><text:span text:style-name="T34">);<text:line-break/></text:span><text:span text:style-name="T55">&lt;/SCRIPT&gt;</text:span></text:p>
          </table:table-cell>
        </table:table-row>
      </table:table>
      <text:p text:style-name="P30"/>
      <text:p text:style-name="P30">Hay una forma mucho más práctica y ordenada de usar código Javascript. Se pueden incluir uno o varios ficheros con código Javascript en nuestro documento HTML. Se puede incluir tantos como se desee. Esta es la forma más adecuada para trabajar con código Javascript.</text:p>
      <text:p text:style-name="P30">Un ejemplo de inclusión de ficheros.</text:p>
      <table:table table:name="Table4" table:style-name="Table4">
        <table:table-column table:style-name="Table4.A"/>
        <table:table-row table:style-name="Table4.1">
          <table:table-cell table:style-name="Table4.A1" office:value-type="string">
            <text:p text:style-name="P21"><text:span text:style-name="T34">&lt;script type=</text:span><text:span text:style-name="T40">"text/javascript"</text:span><text:span text:style-name="T34"> src=</text:span><text:span text:style-name="T40">"rutaDelArchivo1.js"</text:span><text:span text:style-name="T34">/&gt;<text:line-break/>&lt;script type="text/javascript" src="rutaDelArchivo2.js"/&gt;<text:line-break/>&lt;script type="text/javascript" src="rutaDelArchivo3.js"/&gt;</text:span></text:p>
          </table:table-cell>
        </table:table-row>
      </table:table>
      <text:list xml:id="list85624079607921" text:continue-numbering="true" text:style-name="WWNum6">
        <text:list-item>
          <text:p text:style-name="P81"><text:bookmark text:name="_oi2e5c2surkf"/>Variables, constantes y arrays</text:p>
        </text:list-item>
      </text:list>
      <text:p text:style-name="Standard">En este punto hablaremos de variables, constantes y arrays. Antes de empezar, comentar que es recomendable mantener un estilo de nombramiento de variables. Aquí un enlace sobre formas de nombrar variables:</text:p>
      <text:p text:style-name="Standard"><text:a xlink:type="simple" xlink:href="https://medium.com/@alonsus91/convenci%C3%B3n-de-nombres-desde-el-camelcase-hasta-el-kebab-case-787e56d6d023" text:style-name="ListLabel_20_127" text:visited-style-name="ListLabel_20_127"><text:span text:style-name="T31">https://medium.com/@alonsus91/convenci%C3%B3n-de-nombres-desde-el-camelcase-hasta-el-kebab-case-787e56d6d023</text:span></text:a></text:p>
      <text:p text:style-name="Standard"/>
      <text:p text:style-name="Standard">Durante el curso, usaremos el estilo <text:s/>“CamelCase” <text:a xlink:type="simple" xlink:href="https://es.wikipedia.org/wiki/Camel_case" text:style-name="ListLabel_20_127" text:visited-style-name="ListLabel_20_127"><text:span text:style-name="T31">https://es.wikipedia.org/wiki/Camel_case</text:span></text:a> </text:p>
      <text:p text:style-name="Standard"/>
      <text:list xml:id="list85622542489117" text:continue-numbering="true" text:style-name="WWNum6">
        <text:list-item>
          <text:list>
            <text:list-item>
              <text:p text:style-name="P85"><text:bookmark text:name="_spngwar98bgq"/>Ámbito de variables y constantes</text:p>
            </text:list-item>
          </text:list>
        </text:list-item>
      </text:list>
      <text:p text:style-name="Standard">Antes de comenzar, vamos a hablar del ámbito de variables (también llamado “scope” en inglés). El ámbito de variables en un lenguaje de programación indica en qué lugares del programa puede ser accedida una variable/constante. Al comentar cada uno de los tipos, definiremos en qué ámbito existen.</text:p>
      <text:list xml:id="list85622944660803" text:continue-numbering="true" text:style-name="WWNum6">
        <text:list-item>
          <text:list>
            <text:list-item>
              <text:p text:style-name="P85"><text:bookmark text:name="_qom9mhxg5ycc"/>Variables</text:p>
            </text:list-item>
          </text:list>
        </text:list-item>
      </text:list>
      <text:p text:style-name="P33">Las variables son elementos del lenguaje que permiten almacenar distintos valores en cada momento. Se puede almacenar un valor en una variable y consultar este valor posteriormente. También podemos modificar su contenido siempre que queramos.</text:p>
      <text:p text:style-name="P33">Para declarar las variables en JavaScript podemos utilizar <text:span text:style-name="T29">let o var,</text:span> según el ámbito donde queramos que sea accesible.</text:p>
      <text:list xml:id="list3169599347" text:style-name="WWNum15">
        <text:list-item>
          <text:p text:style-name="P35"><text:span text:style-name="T29">let</text:span>: let permite declarar una variable que sea accesible únicamente dentro del bloque donde se ha declarado (llamamos bloque al espacio delimitado por { }).</text:p>
        </text:list-item>
        <text:list-item>
          <text:p text:style-name="P37"><text:span text:style-name="T29">var</text:span>: var permite declarar una variable que sea accesible por todos los lugares de la función donde ha sido declarada. Si una variable con var se declara fuera de cualquier función, el ámbito de esta son todas las funciones del código.</text:p>
        </text:list-item>
        <text:list-item>
          <text:p text:style-name="P45"><text:span text:style-name="T29">Variables sin declarar</text:span>: Javascript nos permite usar variables no declaradas. Si hacemos esto, será equivalente a declararlas con <text:span text:style-name="T29">var </text:span>fuera del código, es decir, serán variables accesibles por cualquier función.</text:p>
        </text:list-item>
      </text:list>
      <table:table table:name="Table5" table:style-name="Table5">
        <table:table-column table:style-name="Table5.A"/>
        <table:table-row table:style-name="Table5.1">
          <table:table-cell table:style-name="Table5.A1" office:value-type="string">
            <text:p text:style-name="P21"><text:span text:style-name="T35">function</text:span><text:span text:style-name="T34"> </text:span><text:span text:style-name="T58">ejemplo</text:span><text:span text:style-name="T34">(){<text:line-break/> <text:s/>ejemplo=</text:span><text:span text:style-name="T59">3</text:span><text:span text:style-name="T34">; </text:span><text:span text:style-name="T45">// Equivale a declararla fuera de la funcion como var</text:span><text:span text:style-name="T34"><text:line-break/> <text:s/></text:span><text:span text:style-name="T35">if</text:span><text:span text:style-name="T34"> (ejemplo === </text:span><text:span text:style-name="T59">3</text:span><text:span text:style-name="T34">){<text:line-break/> <text:s text:c="2"/></text:span><text:span text:style-name="T35">var</text:span><text:span text:style-name="T34"> variable1 = </text:span><text:span text:style-name="T59">1</text:span><text:span text:style-name="T34">;<text:line-break/> <text:s text:c="2"/></text:span><text:span text:style-name="T35">let</text:span><text:span text:style-name="T34"> variable2 = </text:span><text:span text:style-name="T59">2</text:span><text:span text:style-name="T34">;<text:line-break/> <text:s/>}<text:line-break/> <text:s/></text:span><text:span text:style-name="T49">console</text:span><text:span text:style-name="T34">.log(variable1); <text:s/></text:span><text:span text:style-name="T45">// variable1 existe en este lugar</text:span><text:span text:style-name="T34"><text:line-break/> <text:s/></text:span><text:span text:style-name="T49">console</text:span><text:span text:style-name="T34">.log(variable2); </text:span><text:span text:style-name="T45">// variable2 no existe en este lugar</text:span></text:p>
          </table:table-cell>
        </table:table-row>
        <table:table-row table:style-name="Table5.1">
          <table:table-cell table:style-name="Table5.A1" office:value-type="string">
            <text:p text:style-name="P22"><text:span text:style-name="T35">}</text:span></text:p>
          </table:table-cell>
        </table:table-row>
      </table:table>
      <text:p text:style-name="Standard"/>
      <text:p text:style-name="P17"><text:span text:style-name="T18">📖 </text:span><text:span text:style-name="T29">Importante: </text:span>En general, recomendamos usar <text:span text:style-name="T29">let. </text:span>Deberías tener una buena razón para usar <text:span text:style-name="T29">var</text:span>, ya que su uso es peligroso ya que podría modificarse una variable desde un lugar que no controles por accidente. Estos problemas no ocurren únicamente en Javascript, sino en otros lenguajes y pueden hacer que tu programa sea complicado de depurar.</text:p>
      <text:list xml:id="list85622800624234" text:continue-list="list85622944660803" text:style-name="WWNum6">
        <text:list-item>
          <text:list>
            <text:list-item>
              <text:p text:style-name="P85"><text:bookmark text:name="_y6hen5nggd8v"/>Tipos de datos </text:p>
            </text:list-item>
          </text:list>
        </text:list-item>
      </text:list>
      <text:p text:style-name="P33">Los principales tipos de datos que puede contener variables en Javascript son:</text:p>
      <text:list xml:id="list757633693" text:style-name="WWNum13">
        <text:list-item>
          <text:p text:style-name="P36"><text:span text:style-name="T29">Numéricos (tipo “number”)</text:span>: puede contener cualquier tipo de número real (0.3, 1.7, 2.9) o entero (5, 3, -1).</text:p>
        </text:list-item>
        <text:list-item>
          <text:p text:style-name="P38"><text:span text:style-name="T29">Enteros grandes (tipo “bigint”):</text:span> pueden contener enteros con valores superiores a 2^53 -1. Se pueden nomenclar escribiendo una letra “n” al final del entero. No pueden utilizarse con la mayoría de operadores matemáticos de Javascript.</text:p>
        </text:list-item>
        <text:list-item>
          <text:p text:style-name="P38"><text:span text:style-name="T29">Booleanos (tipo “boolean”) </text:span>: puede contener uno de los siguientes valores: true, false, 1 y 0.</text:p>
        </text:list-item>
        <text:list-item>
          <text:p text:style-name="P46"><text:span text:style-name="T29">Cadenas (tipo “string”)</text:span>: cualquier combinación de caracteres (letras, números, signos especiales y espacios). Las cadenas se delimitan mediante comillas dobles o simples (“Lolo”,”lalO”). <text:s/>Para concatenar cadenas puede usarse el operador “+”.</text:p>
        </text:list-item>
      </text:list>
      <text:p text:style-name="Standard">El tipo de una variable puede comprobarse usando la estructura <text:span text:style-name="T29">typeof</text:span> variable===”tipo”.</text:p>
      <table:table table:name="Table6" table:style-name="Table6">
        <table:table-column table:style-name="Table6.A"/>
        <table:table-row table:style-name="Table6.1">
          <table:table-cell table:style-name="Table6.A1" office:value-type="string">
            <text:p text:style-name="P21"><text:span text:style-name="T35">let</text:span><text:span text:style-name="T34"> edad=</text:span><text:span text:style-name="T59">23</text:span><text:span text:style-name="T34">, nueva_edad, incremento=4;<text:line-break/></text:span><text:span text:style-name="T35">const </text:span><text:span text:style-name="T34">nombre=</text:span><text:span text:style-name="T40">"Rosa García"</text:span><text:span text:style-name="T34">;</text:span></text:p>
            <text:p text:style-name="P21"><text:span text:style-name="T34">console.log(typeof incremento===”number”)<text:line-break/>nueva_edad=edad+incremento;<text:line-break/></text:span><text:span text:style-name="T49">console</text:span><text:span text:style-name="T34">.log(nombre+ </text:span><text:span text:style-name="T40">" tras "</text:span><text:span text:style-name="T34">+incremento +</text:span><text:span text:style-name="T40">" años tendrá "</text:span><text:span text:style-name="T34">+ nueva_edad);</text:span></text:p>
          </table:table-cell>
        </table:table-row>
      </table:table>
      <text:p text:style-name="P30">Asimismo existen otros tipos que Javascript considera primitivos: “undefined”, “null”, “symbol”, “object” y “function”. </text:p>
      <text:p text:style-name="P30"/>
      <text:p text:style-name="Standard">Todos los valores que NO son de un tipo básico son considerados objetos: arrays, funciones, valores compuestos, etc. Esta distinción es muy importante porque los valores primitivos y los valores objetos se comportan de distinta forma cuando son asignados y cuando son pasados como parámetro a una función.</text:p>
      <text:p text:style-name="P30"><text:soft-page-break/>Más información en <text:s/><text:a xlink:type="simple" xlink:href="https://developer.mozilla.org/es/docs/Web/JavaScript/Data_structures" text:style-name="ListLabel_20_127" text:visited-style-name="ListLabel_20_127"><text:span text:style-name="T31">https://developer.mozilla.org/es/docs/Web/JavaScript/Data_structures</text:span></text:a> <text:s/></text:p>
      <text:list xml:id="list85623243067940" text:continue-list="list85622800624234" text:style-name="WWNum6">
        <text:list-item>
          <text:list>
            <text:list-item>
              <text:p text:style-name="P85"><text:bookmark text:name="_5916c8763d57"/>Coerción</text:p>
            </text:list-item>
          </text:list>
        </text:list-item>
      </text:list>
      <text:p text:style-name="P30">Javascript es un lenguaje de tipado blando (es decir, al declarar una variable no se le asigna un tipo), aunque internamente Javascript si maneje tipos de datos. </text:p>
      <text:p text:style-name="Standard"/>
      <text:p text:style-name="Standard">En determinados momentos, resulta necesario convertir un valor de un tipo a otro. Esto en JS se llama “coerción”, y puede ocurrir de forma implícita o podemos forzarlo de forma explícita.</text:p>
      <text:p text:style-name="Standard"/>
      <text:p text:style-name="Standard">Por ejemplo</text:p>
      <table:table table:name="Table7" table:style-name="Table7">
        <table:table-column table:style-name="Table7.A"/>
        <table:table-row table:style-name="Table7.1">
          <table:table-cell table:style-name="Table7.A1" office:value-type="string">
            <text:p text:style-name="P22"><text:span text:style-name="T36">let </text:span><text:span text:style-name="T37">numero = </text:span><text:span text:style-name="T60">5</text:span><text:span text:style-name="T37">;<text:line-break/></text:span><text:span text:style-name="T50">console</text:span><text:span text:style-name="T37">.log(numero);</text:span></text:p>
          </table:table-cell>
        </table:table-row>
      </table:table>
      <text:p text:style-name="P70"/>
      <text:p text:style-name="Standard">En este código, ocurre una coerción <text:span text:style-name="T29">implícita </text:span>de número (que es de tipo number) a un tipo string, de modo que puede ser impreso por consola. Podríamos realizar la conversión de forma <text:span text:style-name="T29">explícita </text:span>de la siguiente forma:</text:p>
      <table:table table:name="Table8" table:style-name="Table8">
        <table:table-column table:style-name="Table8.A"/>
        <table:table-row table:style-name="Table8.1">
          <table:table-cell table:style-name="Table8.A1" office:value-type="string">
            <text:p text:style-name="P22"><text:span text:style-name="T49">console</text:span><text:span text:style-name="T34">.log(numero.toString());</text:span></text:p>
          </table:table-cell>
        </table:table-row>
      </table:table>
      <text:p text:style-name="P30"/>
      <text:p text:style-name="P30">Las coerciones implícitas ocurren muy a menudo en JS, aunque muchas veces no seamos conscientes de ello. Resulta muy importante entender cómo funcionan para poder deducir cuál será el resultado de una comparación.</text:p>
      <text:p text:style-name="P30"/>
      <table:table table:name="Table9" table:style-name="Table9">
        <table:table-column table:style-name="Table9.A"/>
        <table:table-row table:style-name="Table9.1">
          <table:table-cell table:style-name="Table9.A1" office:value-type="string">
            <text:p text:style-name="P22"><text:span text:style-name="T35">let</text:span><text:span text:style-name="T34"> a = </text:span><text:span text:style-name="T40">"2"</text:span><text:span text:style-name="T34">, b = </text:span><text:span text:style-name="T59">5</text:span><text:span text:style-name="T34">;<text:line-break/></text:span><text:span text:style-name="T49">console</text:span><text:span text:style-name="T34">.log( </text:span><text:span text:style-name="T35">typeof</text:span><text:span text:style-name="T34"> a + </text:span><text:span text:style-name="T40">" "</text:span><text:span text:style-name="T34"> + </text:span><text:span text:style-name="T35">typeof</text:span><text:span text:style-name="T34"> b); </text:span><text:span text:style-name="T45">// string number</text:span><text:span text:style-name="T34"><text:line-break/></text:span><text:span text:style-name="T49">console</text:span><text:span text:style-name="T34">.log( a + b ); </text:span><text:span text:style-name="T45">// nos muestra 15</text:span></text:p>
          </table:table-cell>
        </table:table-row>
      </table:table>
      <text:p text:style-name="P30"/>
      <text:p text:style-name="Standard">En los lenguajes de tipado duro (por ejemplo, <text:s/>Java) se nos prohíbe realizar operaciones entre distintos tipos de datos. Sin embargo, Javascript, no hace eso, ya que permite operar entre distintos tipos, siguiendo una serie de reglas:</text:p>
      <text:list xml:id="list2785925984" text:style-name="WWNum3">
        <text:list-item>
          <text:p text:style-name="P47">Javascript tiene el operador === y !=== para realizar comparaciones estrictas, pero no posee esos operadores para desigualdades (&gt;, &lt;, &gt;=, &lt;=). </text:p>
        </text:list-item>
        <text:list-item>
          <text:p text:style-name="P48">Si es posible, JS prefiere hacer coerciones a tipo number por encima de otros tipos básicos. Por ejemplo, la expresión (“15” &lt; 100) se resolverá como true porque JS cambiará “15”, de tipo string, por 15 de tipo number. </text:p>
          <text:list>
            <text:list-item>
              <text:p text:style-name="P74">Ten en cuenta que si conviertes “15” a string, al compararlo con “100” la expresión se resolvería como false.</text:p>
            </text:list-item>
          </text:list>
        </text:list-item>
        <text:list-item>
          <text:p text:style-name="P60">A la hora de hacer coerción a boolean, los siguientes valores se convertirán en false: undefined, null, 0, “”, NaN. El resto de valores se convertirán en true.</text:p>
        </text:list-item>
      </text:list>
      <text:p text:style-name="P30">Ejemplo coerción a number</text:p>
      <table:table table:name="Table10" table:style-name="Table10">
        <table:table-column table:style-name="Table10.A"/>
        <table:table-row table:style-name="Table10.1">
          <table:table-cell table:style-name="Table10.A1" office:value-type="string">
            <text:p text:style-name="P22"><text:span text:style-name="T45">// &lt;, &lt;=, &gt;, &lt;= también hacen coercion. No existe &gt;== ni &lt;==</text:span><text:span text:style-name="T34"><text:line-break/></text:span><text:span text:style-name="T35">let</text:span><text:span text:style-name="T34"> arr = [ </text:span><text:span text:style-name="T40">"1"</text:span><text:span text:style-name="T34">, </text:span><text:span text:style-name="T40">"10"</text:span><text:span text:style-name="T34">, </text:span><text:span text:style-name="T40">"100"</text:span><text:span text:style-name="T34">, </text:span><text:span text:style-name="T40">"1000"</text:span><text:span text:style-name="T34"> ];<text:line-break/></text:span><text:span text:style-name="T35">for</text:span><text:span text:style-name="T34"> (</text:span><text:span text:style-name="T35">let</text:span><text:span text:style-name="T34"> i = </text:span><text:span text:style-name="T59">0</text:span><text:span text:style-name="T34">; i &lt; arr.length &amp;&amp; arr[i] &lt; </text:span><text:span text:style-name="T59">500</text:span><text:span text:style-name="T34">; i++) {<text:line-break/> <text:s text:c="3"/></text:span><text:span text:style-name="T49">console</text:span><text:span text:style-name="T34">.log(i);<text:line-break/>}</text:span><text:span text:style-name="T45">//0,1,2</text:span></text:p>
          </table:table-cell>
        </table:table-row>
      </table:table>
      <text:p text:style-name="P30">Ejemplo donde no se hace coerción </text:p>
      <table:table table:name="Table11" table:style-name="Table11">
        <table:table-column table:style-name="Table11.A"/>
        <table:table-row table:style-name="Table11.1">
          <table:table-cell table:style-name="Table11.A1" office:value-type="string">
            <text:p text:style-name="P22"><text:span text:style-name="T36">var</text:span><text:span text:style-name="T37"> x = </text:span><text:span text:style-name="T41">"10"</text:span><text:span text:style-name="T37">;<text:line-break/></text:span><text:span text:style-name="T36">var</text:span><text:span text:style-name="T37"> y = </text:span><text:span text:style-name="T41">"9"</text:span><text:span text:style-name="T37">;<text:line-break/></text:span><text:span text:style-name="T50">console</text:span><text:span text:style-name="T37">.log(x &lt; y); <text:s/></text:span><text:span text:style-name="T47">// true, los dos son String y los compara como cadena</text:span></text:p>
          </table:table-cell>
        </table:table-row>
      </table:table>
      <text:p text:style-name="P70"/>
      <text:p text:style-name="P71"><text:span text:style-name="T65">Ejemplo de coerción con undefined</text:span></text:p>
      <table:table table:name="Table12" table:style-name="Table12">
        <table:table-column table:style-name="Table12.A"/>
        <table:table-row table:style-name="Table12.1">
          <table:table-cell table:style-name="Table12.A1" office:value-type="string">
            <text:p text:style-name="P22"><text:span text:style-name="T36">let</text:span><text:span text:style-name="T37"> altura; </text:span><text:span text:style-name="T47">// variable no definida</text:span><text:span text:style-name="T37"><text:line-break/></text:span><text:span text:style-name="T50">console</text:span><text:span text:style-name="T37">.log(altura ? </text:span><text:span text:style-name="T60">true</text:span><text:span text:style-name="T37"> : </text:span><text:span text:style-name="T60">false</text:span><text:span text:style-name="T37">); </text:span><text:span text:style-name="T47">//Al no estar definido, false</text:span></text:p>
          </table:table-cell>
        </table:table-row>
      </table:table>
      <text:p text:style-name="P30"/>
      <text:p text:style-name="P17"><text:span text:style-name="T18">💬</text:span><text:span text:style-name="T29"> Interesante: </text:span><text:s/>al realizar comparaciones, si <text:s/>usas == o != para comparar los datos, Javascript realiza coerción. Si quieres que la comparación no convierta tipos y solo sea cierta si son del mismo tipo, debes usar === o !==. Esta es una buena práctica muy recomendada para que estas conversiones no nos jueguen malas pasadas.</text:p>
      <text:p text:style-name="P30">Para más información <text:a xlink:type="simple" xlink:href="https://www.etnassoft.com/2011/04/06/coercion-de-datos-en-javascript/" text:style-name="ListLabel_20_127" text:visited-style-name="ListLabel_20_127"><text:span text:style-name="T31">https://www.etnassoft.com/2011/04/06/coercion-de-datos-en-javascript/</text:span></text:a></text:p>
      <text:list xml:id="list85624227294088" text:continue-list="list85623243067940" text:style-name="WWNum6">
        <text:list-item>
          <text:list>
            <text:list-item>
              <text:p text:style-name="P85"><text:bookmark text:name="_32flualkke1p"/>Arrays</text:p>
            </text:list-item>
          </text:list>
        </text:list-item>
      </text:list>
      <text:p text:style-name="P33">Un array (también llamado vector o arreglo) es una variable que contiene diversos valores. Lo creamos simplemente con “[]” o con <text:s/>“new Array()” o inicializando los elementos. Podemos referenciar los elementos de un array indicando su posición.</text:p>
      <text:p text:style-name="P33">Los arrays poseen una propiedad llamada “length” que podemos utilizar para conocer el número de elementos del array.</text:p>
      <table:table table:name="Table13" table:style-name="Table13">
        <table:table-column table:style-name="Table13.A"/>
        <table:table-row table:style-name="Table13.1">
          <table:table-cell table:style-name="Table13.A1" office:value-type="string">
            <text:p text:style-name="P22"><text:span text:style-name="T46">// Array definido 1 a 1</text:span><text:span text:style-name="T38"><text:line-break/>let miVector=[]; </text:span><text:span text:style-name="T46">// let miVector=new Array(); es equivalente <text:s/></text:span><text:span text:style-name="T38"><text:line-break/>miVector[</text:span><text:span text:style-name="T61">0</text:span><text:span text:style-name="T38">]=</text:span><text:span text:style-name="T61">22</text:span><text:span text:style-name="T38">;<text:line-break/>miVector[</text:span><text:span text:style-name="T61">1</text:span><text:span text:style-name="T38">]=</text:span><text:span text:style-name="T61">12</text:span><text:span text:style-name="T38">;<text:line-break/>miVector[</text:span><text:span text:style-name="T61">2</text:span><text:span text:style-name="T38">]=</text:span><text:span text:style-name="T61">33</text:span><text:span text:style-name="T38">;<text:line-break/></text:span><text:span text:style-name="T46">//Array definido en una línea inicializando elementos</text:span><text:span text:style-name="T38"><text:line-break/>let otroArray=[</text:span><text:span text:style-name="T61">1</text:span><text:span text:style-name="T38">,</text:span><text:span text:style-name="T61">2</text:span><text:span text:style-name="T38">,</text:span><text:span text:style-name="T42">"Cancamusa"</text:span><text:span text:style-name="T38">]; </text:span><text:span text:style-name="T46">// Valores dentro del array</text:span><text:span text:style-name="T38"><text:line-break/></text:span><text:span text:style-name="T51">console</text:span><text:span text:style-name="T38">.log(miVector[</text:span><text:span text:style-name="T61">1</text:span><text:span text:style-name="T38">]);<text:line-break/></text:span><text:span text:style-name="T51">console</text:span><text:span text:style-name="T38">.log(otroArray[</text:span><text:span text:style-name="T61">2</text:span><text:span text:style-name="T38">]);<text:line-break/></text:span><text:span text:style-name="T51">console</text:span><text:span text:style-name="T38">.log(miVector + </text:span><text:span text:style-name="T42">" "</text:span><text:span text:style-name="T38">+miVector.length ); </text:span><text:span text:style-name="T46">// <text:s/>array y tamanyo</text:span><text:span text:style-name="T38"><text:line-break/></text:span><text:span text:style-name="T46">// Array bidimensional 5x4 declarado sin rellenar</text:span><text:span text:style-name="T38"><text:line-break/></text:span><text:span text:style-name="T46">// Para saber mas de map, mirar seccion de funciones flecha</text:span><text:span text:style-name="T38"><text:line-break/>let matrizBi = new </text:span><text:span text:style-name="T51">Array</text:span><text:span text:style-name="T38">(</text:span><text:span text:style-name="T61">5</text:span><text:span text:style-name="T38">).fill().map(x =&gt; new </text:span><text:span text:style-name="T51">Array</text:span><text:span text:style-name="T38">(</text:span><text:span text:style-name="T61">4</text:span><text:span text:style-name="T38">));<text:line-break/></text:span><text:span text:style-name="T46">// Otro array bidimensional 3x5, relleno de ceros</text:span><text:span text:style-name="T38"><text:line-break/>let otraMatrizBi = [...Array(</text:span><text:span text:style-name="T61">3</text:span><text:span text:style-name="T38">)].map(x=&gt;</text:span><text:span text:style-name="T51">Array</text:span><text:span text:style-name="T38">(</text:span><text:span text:style-name="T61">5</text:span><text:span text:style-name="T38">).fill(</text:span><text:span text:style-name="T61">0</text:span><text:span text:style-name="T38">)) <text:s/></text:span></text:p>
          </table:table-cell>
        </table:table-row>
      </table:table>
      <text:list xml:id="list85624124808894" text:continue-numbering="true" text:style-name="WWNum6">
        <text:list-item>
          <text:list>
            <text:list-item>
              <text:p text:style-name="P85"><text:bookmark text:name="_giby1354fhfe"/>Clonando arrays (y objetos)</text:p>
            </text:list-item>
          </text:list>
        </text:list-item>
      </text:list>
      <text:p text:style-name="P30">Los arrays en Javascript internamente almacenan referencias a donde está alojado cada objeto en memoria, por lo cual copiar un array no es tan simple como hacer miArray=miOtroArray. </text:p>
      <text:p text:style-name="P30">En Javascript ES6, se puede hacer una copia sencilla de los valores de un array unidimensional así:</text:p>
      <table:table table:name="Table14" table:style-name="Table14">
        <table:table-column table:style-name="Table14.A"/>
        <table:table-row table:style-name="Table14.1">
          <table:table-cell table:style-name="Table14.A1" office:value-type="string">
            <text:p text:style-name="P22"><text:span text:style-name="T35">let</text:span><text:span text:style-name="T34"> miArray= { ...miOtroArray };</text:span></text:p>
          </table:table-cell>
        </table:table-row>
      </table:table>
      <text:p text:style-name="P30">Esta copia solo funciona con arrays unidimensionales, ya que con multidimensionales, solo copiará las referencias de memoria de cada uno de estos.</text:p>
      <text:p text:style-name="P30">Se pueden hacer copias completas con métodos como este, que se basa en convertir el array a JSON y volver a obtenerlo desde JSON:</text:p>
      <table:table table:name="Table15" table:style-name="Table15">
        <table:table-column table:style-name="Table15.A"/>
        <table:table-row table:style-name="Table15.1">
          <table:table-cell table:style-name="Table15.A1" office:value-type="string">
            <text:p text:style-name="P22"><text:span text:style-name="T35">let</text:span><text:span text:style-name="T34"> miArrayMultidimensional = </text:span><text:span text:style-name="T49">JSON</text:span><text:span text:style-name="T34">.parse(</text:span><text:span text:style-name="T49">JSON</text:span><text:span text:style-name="T34">.stringify(miOtroArrayMultidimensional));</text:span></text:p>
          </table:table-cell>
        </table:table-row>
      </table:table>
      <text:p text:style-name="Standard">Más información en <text:a xlink:type="simple" xlink:href="https://www.samanthaming.com/tidbits/70-3-ways-to-clone-objects/" text:style-name="ListLabel_20_127" text:visited-style-name="ListLabel_20_127"><text:span text:style-name="T31">https://www.samanthaming.com/tidbits/70-3-ways-to-clone-objects/</text:span></text:a></text:p>
      <text:list xml:id="list85623053799543" text:continue-numbering="true" text:style-name="WWNum6">
        <text:list-item>
          <text:list>
            <text:list-item>
              <text:p text:style-name="P85"><text:bookmark text:name="_6vwm772ghzjy"/>Conversiones entre tipos</text:p>
            </text:list-item>
          </text:list>
        </text:list-item>
      </text:list>
      <text:p text:style-name="P33">Javascript no define explícitamente el tipo de datos de sus variables. Según se almacenen, pueden ser cadenas (Entre Comillas), enteros (sin parte decimal) o decimales (con parte decimal).</text:p>
      <text:p text:style-name="P33">Elementos como la función “prompt” para leer de teclado con una ventana emergente del navegador, leen los elementos siempre como cadena. Para estos casos y otros, merece la pena usar funciones de conversión de datos.</text:p>
      <table:table table:name="Table16" table:style-name="Table16">
        <table:table-column table:style-name="Table16.A"/>
        <table:table-row table:style-name="Table16.1">
          <table:table-cell table:style-name="Table16.A1" office:value-type="string">
            <text:p text:style-name="P21"><text:span text:style-name="T35">let</text:span><text:span text:style-name="T34"> num=</text:span><text:span text:style-name="T40">"100"</text:span><text:span text:style-name="T34">; </text:span><text:span text:style-name="T45">//Es una cadena</text:span><text:span text:style-name="T34"><text:line-break/></text:span><text:span text:style-name="T35">let</text:span><text:span text:style-name="T34"> num2=</text:span><text:span text:style-name="T40">"100.13"</text:span><text:span text:style-name="T34">; </text:span><text:span text:style-name="T45">//Es una cadena</text:span><text:span text:style-name="T34"><text:line-break/></text:span><text:span text:style-name="T35">let</text:span><text:span text:style-name="T34"> num3=</text:span><text:span text:style-name="T59">11</text:span><text:span text:style-name="T34">; </text:span><text:span text:style-name="T45">// Es un entero</text:span><text:span text:style-name="T34"><text:line-break/></text:span><text:span text:style-name="T35">let</text:span><text:span text:style-name="T34"> n=</text:span><text:span text:style-name="T49">parseInt</text:span><text:span text:style-name="T34">(num); </text:span><text:span text:style-name="T45">// Almacena un entero. Si hubiera habido parte decimal la truncará</text:span><text:span text:style-name="T34"><text:line-break/></text:span><text:span text:style-name="T35">let</text:span><text:span text:style-name="T34"> n2=</text:span><text:span text:style-name="T49">parseFloat</text:span><text:span text:style-name="T34">(num); </text:span><text:span text:style-name="T45">// Almacena un decimal</text:span><text:span text:style-name="T34"><text:line-break/></text:span><text:span text:style-name="T35">let</text:span><text:span text:style-name="T34"> n3=num3.toString(); </text:span><text:span text:style-name="T45">// Almacena una cadena</text:span></text:p>
          </table:table-cell>
        </table:table-row>
      </table:table>
      <text:p text:style-name="Standard"/>
      <text:p text:style-name="Standard"/>
      <text:list xml:id="list85623521999112" text:continue-numbering="true" text:style-name="WWNum6">
        <text:list-item>
          <text:list>
            <text:list-item>
              <text:p text:style-name="P85"><text:bookmark text:name="_1ksajaqaw4g6"/>Constantes</text:p>
            </text:list-item>
          </text:list>
        </text:list-item>
      </text:list>
      <text:p text:style-name="Standard">Las constantes son elementos que permiten almacenar un valor, pero ese valor una vez almacenado es invariable (permanece constante). Para declarar constantes se utiliza la instrucción “const”. Suelen ser útiles para definir datos constantes, como el número PI, el número de Euler, etc…</text:p>
      <text:p text:style-name="Standard">Su ámbito es el mismo que el de <text:span text:style-name="T29">let</text:span>, es decir, solo son accesibles en el bloque que se han declarado.</text:p>
      <table:table table:name="Table17" table:style-name="Table17">
        <table:table-column table:style-name="Table17.A"/>
        <table:table-row table:style-name="Table17.1">
          <table:table-cell table:style-name="Table17.A1" office:value-type="string">
            <text:p text:style-name="P72"><text:span text:style-name="T35">const</text:span><text:span text:style-name="T34"> PI=</text:span><text:span text:style-name="T59">3.1416</text:span><text:span text:style-name="T34">;<text:line-break/></text:span><text:span text:style-name="T49">console</text:span><text:span text:style-name="T34">.log(PI);<text:line-break/>PI=</text:span><text:span text:style-name="T59">3</text:span><text:span text:style-name="T34">; </text:span><text:span text:style-name="T45">// Esto falla</text:span></text:p>
          </table:table-cell>
        </table:table-row>
      </table:table>
      <text:p text:style-name="Standard"/>
      <text:p text:style-name="Standard"><text:soft-page-break/>Aunque resulta posible definir arrays y objetos usando <text:span text:style-name="T29">const</text:span>, no es recomendable hacerlo, ya que es posible que su uso no sea el que pensamos.</text:p>
      <text:p text:style-name="Standard"/>
      <text:p text:style-name="Standard">Por ejemplo, al declarar un array/objeto, realmente lo que ocurre es que la variable almacena la dirección de memoria del objeto/array. Si lo declaramos usando <text:span text:style-name="T29">const</text:span>, lo que haremos es que no pueda cambiarse esa dirección de memoria, pero nos permitirá cambiar sus valores.</text:p>
      <table:table table:name="Table18" table:style-name="Table18">
        <table:table-column table:style-name="Table18.A"/>
        <table:table-row table:style-name="Table18.1">
          <table:table-cell table:style-name="Table18.A1" office:value-type="string">
            <text:p text:style-name="P22"><text:span text:style-name="T38">const</text:span><text:span text:style-name="T39"> miArray=[</text:span><text:span text:style-name="T62">1</text:span><text:span text:style-name="T39">,</text:span><text:span text:style-name="T62">2</text:span><text:span text:style-name="T39">,</text:span><text:span text:style-name="T62">3</text:span><text:span text:style-name="T39">]<text:line-break/></text:span><text:span text:style-name="T52">console</text:span><text:span text:style-name="T39">.log(miArray[</text:span><text:span text:style-name="T62">0</text:span><text:span text:style-name="T39">]); </text:span><text:span text:style-name="T45">// Muestra el valor 1</text:span><text:span text:style-name="T39"><text:line-break/>miArray[</text:span><text:span text:style-name="T62">0</text:span><text:span text:style-name="T39">]=</text:span><text:span text:style-name="T62">4</text:span><text:span text:style-name="T39">;<text:line-break/></text:span><text:span text:style-name="T52">console</text:span><text:span text:style-name="T39">.log(miArray[</text:span><text:span text:style-name="T62">0</text:span><text:span text:style-name="T39">]); </text:span><text:span text:style-name="T45">// Muestra el valor 4</text:span><text:span text:style-name="T39"><text:line-break/>miArray=[]; </text:span><text:span text:style-name="T45">// Esto falla</text:span></text:p>
          </table:table-cell>
        </table:table-row>
      </table:table>
      <text:p text:style-name="Standard"/>
      <text:list xml:id="list85624312315130" text:continue-numbering="true" text:style-name="WWNum6">
        <text:list-item>
          <text:list>
            <text:list-item>
              <text:p text:style-name="P85"><text:bookmark text:name="_w4up5uvlsfhw"/>Modo estricto “use strict”</text:p>
            </text:list-item>
          </text:list>
        </text:list-item>
      </text:list>
      <text:p text:style-name="Standard">Javascript ES6 incorpora el llamado “modo estricto”. Si en algún lugar del código se indica la sentencia “use strict” indica que ese código se ejecutará en modo estricto:</text:p>
      <text:list xml:id="list677686839" text:style-name="WWNum7">
        <text:list-item>
          <text:p text:style-name="P49">Escribir “use strict” fuera de cualquier función <text:s/>afecta a todo el código. </text:p>
        </text:list-item>
        <text:list-item>
          <text:p text:style-name="P61">Escribir “use strict” dentro de una función afecta a esa función.</text:p>
        </text:list-item>
      </text:list>
      <text:p text:style-name="P30"/>
      <text:p text:style-name="Standard">Entre las principales características de “use strict” tenemos que <text:span text:style-name="T66">obliga a que todas las variables sean declaradas</text:span>. </text:p>
      <text:p text:style-name="Standard"/>
      <text:p text:style-name="Standard">“Use strict” es ignorado por versiones anteriores de Javascript, al tomarlo como una simple declaración de cadena.</text:p>
      <text:p text:style-name="Standard">Las principales carácteristicas de “use strict” son:</text:p>
      <text:list xml:id="list758677033" text:style-name="WWNum8">
        <text:list-item>
          <text:p text:style-name="P50">No permite usar variables/objetos no declarados (los objetos son variables).</text:p>
        </text:list-item>
        <text:list-item>
          <text:p text:style-name="P39">No permite eliminar (usando delete) variables/objetos/funciones.</text:p>
        </text:list-item>
        <text:list-item>
          <text:p text:style-name="P39">No permite nombres duplicados de parámetros en funciones.</text:p>
        </text:list-item>
        <text:list-item>
          <text:p text:style-name="P39">No permite escribir en propiedades de objetos definidas como solo lectura.</text:p>
        </text:list-item>
        <text:list-item>
          <text:p text:style-name="P62">Evita que determinadas palabras reservadas sean usadas como variables (eval, arguments, this, etc…)</text:p>
        </text:list-item>
      </text:list>
      <text:p text:style-name="Standard"/>
      <text:p text:style-name="Standard"><text:span text:style-name="T29">Ejemplo 1:</text:span></text:p>
      <table:table table:name="Table19" table:style-name="Table19">
        <table:table-column table:style-name="Table19.A"/>
        <table:table-row table:style-name="Table19.1">
          <table:table-cell table:style-name="Table19.A1" office:value-type="string">
            <text:p text:style-name="P22"><text:span text:style-name="T68">"use strict"</text:span><text:span text:style-name="T34">;<text:line-break/>pi=</text:span><text:span text:style-name="T59">3.14</text:span><text:span text:style-name="T34">; <text:s text:c="6"/></text:span><text:span text:style-name="T45">// Da error</text:span><text:span text:style-name="T34"><text:line-break/>funcionPrueba();<text:line-break/><text:line-break/></text:span><text:span text:style-name="T35">function</text:span><text:span text:style-name="T34"> </text:span><text:span text:style-name="T58">funcionPrueba</text:span><text:span text:style-name="T34">() {<text:line-break/> <text:s/>piBIS=</text:span><text:span text:style-name="T59">3.14</text:span><text:span text:style-name="T34">; <text:s text:c="2"/></text:span><text:span text:style-name="T45">// Da error</text:span><text:span text:style-name="T34"><text:line-break/>}</text:span></text:p>
          </table:table-cell>
        </table:table-row>
      </table:table>
      <text:p text:style-name="Standard"/>
      <text:p text:style-name="Standard"><text:span text:style-name="T29">Ejemplo 2:</text:span></text:p>
      <table:table table:name="Table20" table:style-name="Table20">
        <table:table-column table:style-name="Table20.A"/>
        <table:table-row table:style-name="Table20.1">
          <table:table-cell table:style-name="Table20.A1" office:value-type="string">
            <text:p text:style-name="P22"><text:span text:style-name="T34">pi=</text:span><text:span text:style-name="T59">3.14</text:span><text:span text:style-name="T34">; <text:s text:c="6"/></text:span><text:span text:style-name="T45">// Da error, use strict sólo se aplica a la función</text:span><text:span text:style-name="T34"><text:line-break/>funcionPrueba();<text:line-break/><text:line-break/></text:span><text:span text:style-name="T35">function</text:span><text:span text:style-name="T34"> </text:span><text:span text:style-name="T58">funcionPrueba</text:span><text:span text:style-name="T34">() {<text:line-break/></text:span><text:span text:style-name="T68"> <text:s/>"use strict"</text:span><text:span text:style-name="T34">;<text:line-break/> <text:s/>piBIS=</text:span><text:span text:style-name="T59">3.14</text:span><text:span text:style-name="T34">; <text:s text:c="2"/></text:span><text:span text:style-name="T45">// Da error</text:span><text:span text:style-name="T34"><text:line-break/>}</text:span></text:p>
          </table:table-cell>
        </table:table-row>
      </table:table>
      <text:p text:style-name="Standard"/>
      <text:list xml:id="list85623057552912" text:continue-list="list85624312315130" text:style-name="WWNum6">
        <text:list-item>
          <text:p text:style-name="P80"><text:bookmark text:name="_2pdeaext4c3y"/>Entrada y salida en navegadores</text:p>
          <text:list>
            <text:list-item>
              <text:p text:style-name="P85"><text:bookmark text:name="_yk7noko0wk1o"/>alert</text:p>
            </text:list-item>
          </text:list>
        </text:list-item>
      </text:list>
      <text:p text:style-name="P33">El método alert() permite mostrar al usuario información literal o el contenido de variables en una ventana independiente. La ventana contendrá la información a mostrar y el botón Aceptar.</text:p>
      <table:table table:name="Table21" table:style-name="Table21">
        <table:table-column table:style-name="Table21.A"/>
        <table:table-row table:style-name="Table21.1">
          <table:table-cell table:style-name="Table21.A1" office:value-type="string">
            <text:p text:style-name="P21"><text:span text:style-name="T34">alert(</text:span><text:span text:style-name="T40">"Hola mundo"</text:span><text:span text:style-name="T34">);</text:span></text:p>
          </table:table-cell>
        </table:table-row>
      </table:table>
      <text:p text:style-name="Standard"/>
      <text:list xml:id="list85624456067561" text:continue-numbering="true" text:style-name="WWNum6">
        <text:list-item>
          <text:list>
            <text:list-item>
              <text:p text:style-name="P85"><text:bookmark text:name="_ddw5fbnsw9l8"/>console.log</text:p>
            </text:list-item>
          </text:list>
        </text:list-item>
      </text:list>
      <text:p text:style-name="P33">El método console.log permite mostrar información en la consola de desarrollo. En versiones de Javascript de escritorio tipo NodeJS, permite mostrar texto “por pantalla”.</text:p>
      <table:table table:name="Table22" table:style-name="Table22">
        <table:table-column table:style-name="Table22.A"/>
        <table:table-row table:style-name="Table22.1">
          <table:table-cell table:style-name="Table22.A1" office:value-type="string">
            <text:p text:style-name="P21"><text:span text:style-name="T49">console</text:span><text:span text:style-name="T34">.log(</text:span><text:span text:style-name="T40">"Otro hola mundo"</text:span><text:span text:style-name="T34">);</text:span></text:p>
          </table:table-cell>
        </table:table-row>
      </table:table>
      <text:list xml:id="list85623206132040" text:continue-numbering="true" text:style-name="WWNum6">
        <text:list-item>
          <text:list>
            <text:list-item>
              <text:p text:style-name="P85"><text:bookmark text:name="_g265ypxlp3fp"/>confirm</text:p>
            </text:list-item>
          </text:list>
        </text:list-item>
      </text:list>
      <text:p text:style-name="P33">A través del método confirm() se activa un cuadro de diálogo que contiene los botones Aceptar y Cancelar. Cuando el usuario pulsa el botón Aceptar, este método devuelve el valor true; Cancelar devuelve el valor false. Con ayuda de este método el usuario puede decidir sobre preguntas concretas e influir de ese modo directamente en la página.</text:p>
      <table:table table:name="Table23" table:style-name="Table23">
        <table:table-column table:style-name="Table23.A"/>
        <table:table-row table:style-name="Table23.1">
          <table:table-cell table:style-name="Table23.A1" office:value-type="string">
            <text:p text:style-name="P21"><text:span text:style-name="T35">let</text:span><text:span text:style-name="T34"> respuesta;<text:line-break/>respuesta=confirm (</text:span><text:span text:style-name="T40">"¿Desea cancelar la suscripción?"</text:span><text:span text:style-name="T34">);<text:line-break/>alert(</text:span><text:span text:style-name="T40">"Usted ha contestado que "</text:span><text:span text:style-name="T34">+respuesta);</text:span></text:p>
          </table:table-cell>
        </table:table-row>
      </table:table>
      <text:list xml:id="list85623375362583" text:continue-numbering="true" text:style-name="WWNum6">
        <text:list-item>
          <text:list>
            <text:list-item>
              <text:p text:style-name="P85"><text:bookmark text:name="_uhpqaf448mlo"/>prompt</text:p>
            </text:list-item>
          </text:list>
        </text:list-item>
      </text:list>
      <text:p text:style-name="P33">El método prompt() abre un cuadro de diálogo en pantalla en el que se pide al usuario que introduzca algún dato. Si se pulsa el botón Cancelar, el valor de devolución es false/null. Pulsando en Aceptar se obtiene el valor true y la cadena de caracteres introducida se guarda para su posterior procesamiento.</text:p>
      <table:table table:name="Table24" table:style-name="Table24">
        <table:table-column table:style-name="Table24.A"/>
        <table:table-row table:style-name="Table24.1">
          <table:table-cell table:style-name="Table24.A1" office:value-type="string">
            <text:p text:style-name="P21"><text:span text:style-name="T35">let </text:span><text:span text:style-name="T34">provincia;<text:line-break/>provincia=prompt(</text:span><text:span text:style-name="T40">"Introduzca la provincia "</text:span><text:span text:style-name="T34">,</text:span><text:span text:style-name="T40">"Valencia"</text:span><text:span text:style-name="T34">);<text:line-break/>alert(</text:span><text:span text:style-name="T40">"Usted ha introducido la siguiente información "</text:span><text:span text:style-name="T34">+provincia);<text:line-break/></text:span><text:span text:style-name="T49">console</text:span><text:span text:style-name="T34">.log(</text:span><text:span text:style-name="T40">"Operación realizada con éxito"</text:span><text:span text:style-name="T34">);</text:span></text:p>
          </table:table-cell>
        </table:table-row>
      </table:table>
      <text:p text:style-name="Standard"/>
      <text:list xml:id="list85623478210310" text:continue-numbering="true" text:style-name="WWNum6">
        <text:list-item>
          <text:p text:style-name="P81"><text:bookmark text:name="_5suvk488punm"/>Operadores</text:p>
        </text:list-item>
      </text:list>
      <text:p text:style-name="Standard">Combinando variables y valores, se pueden formular expresiones más complejas. Las expresiones son una parte clave en la creación de programas. Para formular expresiones utilizamos los llamados operadores. Pasamos a comentar los principales operadores de Javascript.</text:p>
      <text:list xml:id="list85622544045862" text:continue-numbering="true" text:style-name="WWNum6">
        <text:list-item>
          <text:list>
            <text:list-item>
              <text:p text:style-name="P85"><text:bookmark text:name="_vrhtd99jtjlk"/>Operadores de asignación</text:p>
            </text:list-item>
          </text:list>
        </text:list-item>
      </text:list>
      <text:p text:style-name="Standard">Los operadores de asignación se utilizan para asignar valores a las variables. Algunos de ellos, además de asignar el valor, también incluyen operaciones (Ejemplo += asigna y suma).</text:p>
      <text:p text:style-name="Standard"/>
      <table:table table:name="Table25" table:style-name="Table25">
        <table:table-column table:style-name="Table25.A"/>
        <table:table-column table:style-name="Table25.B"/>
        <table:table-row table:style-name="Table25.1">
          <table:table-cell table:style-name="Table25.A1" office:value-type="string">
            <text:p text:style-name="P73"><text:span text:style-name="T29">Operador</text:span></text:p>
          </table:table-cell>
          <table:table-cell table:style-name="Table25.A1" office:value-type="string">
            <text:p text:style-name="P73"><text:span text:style-name="T29">Descripción</text:span></text:p>
          </table:table-cell>
        </table:table-row>
        <table:table-row table:style-name="Table25.2">
          <table:table-cell table:style-name="Table25.A2" office:value-type="string">
            <text:p text:style-name="P73">=</text:p>
          </table:table-cell>
          <table:table-cell table:style-name="Table25.A2" office:value-type="string">
            <text:p text:style-name="P73">Asigna a la variable de la parte izquierda el valor de la parte derecha.</text:p>
          </table:table-cell>
        </table:table-row>
        <table:table-row table:style-name="Table25.3">
          <table:table-cell table:style-name="Table25.A2" office:value-type="string">
            <text:p text:style-name="P73">+=</text:p>
          </table:table-cell>
          <table:table-cell table:style-name="Table25.A2" office:value-type="string">
            <text:p text:style-name="P73">Suma los operandos izquierdo y derecho y asigna el resultado al operando izquierdo.</text:p>
          </table:table-cell>
        </table:table-row>
        <table:table-row table:style-name="Table25.4">
          <table:table-cell table:style-name="Table25.A2" office:value-type="string">
            <text:p text:style-name="P73">-=</text:p>
          </table:table-cell>
          <table:table-cell table:style-name="Table25.A2" office:value-type="string">
            <text:p text:style-name="P73">Resta el operando derecho del operando izquierdo y asigna el resultado al operando izquierdo.</text:p>
          </table:table-cell>
        </table:table-row>
        <table:table-row table:style-name="Table25.5">
          <table:table-cell table:style-name="Table25.A2" office:value-type="string">
            <text:p text:style-name="P73">*=</text:p>
          </table:table-cell>
          <table:table-cell table:style-name="Table25.A2" office:value-type="string">
            <text:p text:style-name="P73">Multiplica ambos operandos y asigna el resultado al operando izquierdo.</text:p>
          </table:table-cell>
        </table:table-row>
        <table:table-row table:style-name="Table25.6">
          <table:table-cell table:style-name="Table25.A2" office:value-type="string">
            <text:p text:style-name="P73">/=</text:p>
          </table:table-cell>
          <table:table-cell table:style-name="Table25.A2" office:value-type="string">
            <text:p text:style-name="P73">Divide ambos operandos y asigna el resultado al operando izquierdo.</text:p>
          </table:table-cell>
        </table:table-row>
      </table:table>
      <text:p text:style-name="Standard"/>
      <text:p text:style-name="Standard"/>
      <table:table table:name="Table26" table:style-name="Table26">
        <table:table-column table:style-name="Table26.A"/>
        <text:soft-page-break/>
        <table:table-row table:style-name="Table26.1">
          <table:table-cell table:style-name="Table26.A1" office:value-type="string">
            <text:p text:style-name="P22"><text:span text:style-name="T35">let</text:span><text:span text:style-name="T34"> num1=</text:span><text:span text:style-name="T59">3</text:span><text:span text:style-name="T34">;<text:line-break/></text:span><text:span text:style-name="T35">let</text:span><text:span text:style-name="T34"> num2=</text:span><text:span text:style-name="T59">5</text:span><text:span text:style-name="T34">;<text:line-break/>num2+=num1;<text:line-break/>num2-=num1;<text:line-break/>num2*=num1;<text:line-break/>num2/=num1;<text:line-break/>num2%=num1;</text:span></text:p>
          </table:table-cell>
        </table:table-row>
      </table:table>
      <text:list xml:id="list85623612636130" text:continue-numbering="true" text:style-name="WWNum6">
        <text:list-item>
          <text:list>
            <text:list-item>
              <text:p text:style-name="P85"><text:bookmark text:name="_i3wz68v3uv8v"/>Operadores aritméticos</text:p>
            </text:list-item>
          </text:list>
        </text:list-item>
      </text:list>
      <text:p text:style-name="Standard">Los operadores aritméticos se utilizan para realizar cálculos aritméticos.</text:p>
      <text:p text:style-name="Standard"/>
      <table:table table:name="Table27" table:style-name="Table27">
        <table:table-column table:style-name="Table27.A"/>
        <table:table-column table:style-name="Table27.B"/>
        <table:table-row table:style-name="Table27.1">
          <table:table-cell table:style-name="Table27.A1" office:value-type="string">
            <text:p text:style-name="P73"><text:span text:style-name="T29">Operador</text:span></text:p>
          </table:table-cell>
          <table:table-cell table:style-name="Table27.A1" office:value-type="string">
            <text:p text:style-name="P73"><text:span text:style-name="T29">Descripción</text:span></text:p>
          </table:table-cell>
        </table:table-row>
        <table:table-row table:style-name="Table27.2">
          <table:table-cell table:style-name="Table27.A2" office:value-type="string">
            <text:p text:style-name="Standard">+</text:p>
          </table:table-cell>
          <table:table-cell table:style-name="Table27.A2" office:value-type="string">
            <text:p text:style-name="P73">Suma.</text:p>
          </table:table-cell>
        </table:table-row>
        <table:table-row table:style-name="Table27.3">
          <table:table-cell table:style-name="Table27.A2" office:value-type="string">
            <text:p text:style-name="P73">-</text:p>
          </table:table-cell>
          <table:table-cell table:style-name="Table27.A2" office:value-type="string">
            <text:p text:style-name="P73">Resta.</text:p>
          </table:table-cell>
        </table:table-row>
        <table:table-row table:style-name="Table27.4">
          <table:table-cell table:style-name="Table27.A2" office:value-type="string">
            <text:p text:style-name="P73">*</text:p>
          </table:table-cell>
          <table:table-cell table:style-name="Table27.A2" office:value-type="string">
            <text:p text:style-name="P73">Multiplicación.</text:p>
          </table:table-cell>
        </table:table-row>
        <table:table-row table:style-name="Table27.5">
          <table:table-cell table:style-name="Table27.A2" office:value-type="string">
            <text:p text:style-name="P73">/</text:p>
          </table:table-cell>
          <table:table-cell table:style-name="Table27.A2" office:value-type="string">
            <text:p text:style-name="P73">División.</text:p>
          </table:table-cell>
        </table:table-row>
        <table:table-row table:style-name="Table27.6">
          <table:table-cell table:style-name="Table27.A2" office:value-type="string">
            <text:p text:style-name="P73">%</text:p>
          </table:table-cell>
          <table:table-cell table:style-name="Table27.A2" office:value-type="string">
            <text:p text:style-name="Standard">Calcula el resto de una división entera.</text:p>
          </table:table-cell>
        </table:table-row>
      </table:table>
      <text:p text:style-name="Standard"/>
      <text:p text:style-name="Standard">Además de estos operadores, también existen operadores aritméticos unitarios: incremento (++), disminución (--) y la negación unitaria (-).</text:p>
      <text:p text:style-name="Standard">Los operadores de incremento y disminución pueden estar tanto delante como detrás de una variable, con distintos matices en su ejecución. Estos operadores aumentan o disminuyen en 1, respectivamente, el valor de una variable.</text:p>
      <text:p text:style-name="Standard"/>
      <table:table table:name="Table28" table:style-name="Table28">
        <table:table-column table:style-name="Table28.A"/>
        <table:table-column table:style-name="Table28.B"/>
        <table:table-row table:style-name="Table28.1">
          <table:table-cell table:style-name="Table28.A1" office:value-type="string">
            <text:p text:style-name="P73"><text:span text:style-name="T29">Operador</text:span></text:p>
          </table:table-cell>
          <table:table-cell table:style-name="Table28.A1" office:value-type="string">
            <text:p text:style-name="P73"><text:span text:style-name="T29">Descripción (Suponiendo x=5)</text:span></text:p>
          </table:table-cell>
        </table:table-row>
        <table:table-row table:style-name="Table28.2">
          <table:table-cell table:style-name="Table28.A2" office:value-type="string">
            <text:p text:style-name="P73">y = ++x</text:p>
          </table:table-cell>
          <table:table-cell table:style-name="Table28.A2" office:value-type="string">
            <text:p text:style-name="P73">Primero el incremento y después la asignación. x=6, y=6.</text:p>
          </table:table-cell>
        </table:table-row>
        <table:table-row table:style-name="Table28.3">
          <table:table-cell table:style-name="Table28.A2" office:value-type="string">
            <text:p text:style-name="P73">y = x++</text:p>
          </table:table-cell>
          <table:table-cell table:style-name="Table28.A2" office:value-type="string">
            <text:p text:style-name="P73">Primero la asignación y después el incremento. x=6, y=5.</text:p>
          </table:table-cell>
        </table:table-row>
        <table:table-row table:style-name="Table28.4">
          <table:table-cell table:style-name="Table28.A2" office:value-type="string">
            <text:p text:style-name="P73">y = --x</text:p>
          </table:table-cell>
          <table:table-cell table:style-name="Table28.A2" office:value-type="string">
            <text:p text:style-name="P73">Primero el decremento y después la asignación. x=4, y=4.</text:p>
          </table:table-cell>
        </table:table-row>
        <table:table-row table:style-name="Table28.5">
          <table:table-cell table:style-name="Table28.A2" office:value-type="string">
            <text:p text:style-name="P73">y = x--</text:p>
          </table:table-cell>
          <table:table-cell table:style-name="Table28.A2" office:value-type="string">
            <text:p text:style-name="P73">Primero la asignación y después el decremento x=4, y=5.</text:p>
          </table:table-cell>
        </table:table-row>
        <table:table-row table:style-name="Table28.6">
          <table:table-cell table:style-name="Table28.A2" office:value-type="string">
            <text:p text:style-name="P73">y =-x</text:p>
          </table:table-cell>
          <table:table-cell table:style-name="Table28.A2" office:value-type="string">
            <text:p text:style-name="P73">Se asigna a la variable “y” el valor negativo de “x”, pero el valor de la variable “x” no varía. x=5, y= -5.</text:p>
          </table:table-cell>
        </table:table-row>
      </table:table>
      <text:p text:style-name="Standard"/>
      <text:p text:style-name="Standard"/>
      <table:table table:name="Table29" table:style-name="Table29">
        <table:table-column table:style-name="Table29.A"/>
        <table:table-row table:style-name="Table29.1">
          <table:table-cell table:style-name="Table29.A1" office:value-type="string">
            <text:p text:style-name="P22"><text:span text:style-name="T35">let</text:span><text:span text:style-name="T34"> num1=</text:span><text:span text:style-name="T59">5</text:span><text:span text:style-name="T34">, num2=</text:span><text:span text:style-name="T59">8</text:span><text:span text:style-name="T34">,resultado1, resultado2;<text:line-break/>resultado1=((num1+num2)*</text:span><text:span text:style-name="T59">200</text:span><text:span text:style-name="T34">)/</text:span><text:span text:style-name="T59">100</text:span><text:span text:style-name="T34">;<text:line-break/>resultado2=resultado1%</text:span><text:span text:style-name="T59">3</text:span><text:span text:style-name="T34">;<text:line-break/>resultado1=++num1;<text:line-break/>resultado2=num2++;<text:line-break/>resultado1=--num1;<text:line-break/>resultado2=num2--;<text:line-break/>resultado1=-resultado2;</text:span></text:p>
          </table:table-cell>
        </table:table-row>
      </table:table>
      <text:list xml:id="list85622658717164" text:continue-numbering="true" text:style-name="WWNum6">
        <text:list-item>
          <text:list>
            <text:list-item>
              <text:p text:style-name="P85"><text:bookmark text:name="_qnh7b9v52ubk"/>Operadores de comparación</text:p>
            </text:list-item>
          </text:list>
        </text:list-item>
      </text:list>
      <text:p text:style-name="P78">Operadores utilizados para comparar dos valores entre sí. Como valor de retorno se obtiene siempre un valor booleano: <text:span text:style-name="T69">true</text:span> o <text:span text:style-name="T69">false.</text:span></text:p>
      <table:table table:name="Table30" table:style-name="Table30">
        <table:table-column table:style-name="Table30.A"/>
        <table:table-column table:style-name="Table30.B"/>
        <table:table-row table:style-name="Table30.1">
          <table:table-cell table:style-name="Table30.A1" office:value-type="string">
            <text:p text:style-name="P73"><text:span text:style-name="T29">Operador</text:span></text:p>
          </table:table-cell>
          <table:table-cell table:style-name="Table30.A1" office:value-type="string">
            <text:p text:style-name="P73"><text:span text:style-name="T29">Descripción</text:span></text:p>
          </table:table-cell>
        </table:table-row>
        <table:table-row table:style-name="Table30.2">
          <table:table-cell table:style-name="Table30.A2" office:value-type="string">
            <text:p text:style-name="P73">===</text:p>
          </table:table-cell>
          <table:table-cell table:style-name="Table30.A2" office:value-type="string">
            <text:p text:style-name="P73">Compara dos elementos, incluyendo su tipo interno. Si son de distinto tipo, no realiza conversión y devuelve false ya que siempre los considera diferentes. <text:span text:style-name="T66">Uso recomendado.</text:span></text:p>
          </table:table-cell>
        </table:table-row>
        <table:table-row table:style-name="Table30.3">
          <table:table-cell table:style-name="Table30.A2" office:value-type="string">
            <text:p text:style-name="P73">!==</text:p>
          </table:table-cell>
          <table:table-cell table:style-name="Table30.A2" office:value-type="string">
            <text:p text:style-name="P73">Compara dos elementos, incluyendo su tipo interno. Si son de distinto tipo, no realiza conversión y devuelve true ya que siempre los considera diferentes. <text:span text:style-name="T66">Uso recomendado.</text:span></text:p>
          </table:table-cell>
        </table:table-row>
        <table:table-row table:style-name="Table30.4">
          <table:table-cell table:style-name="Table30.A2" office:value-type="string">
            <text:p text:style-name="P73">==</text:p>
          </table:table-cell>
          <table:table-cell table:style-name="Table30.A2" office:value-type="string">
            <text:p text:style-name="P73">Devuelve el valor <text:span text:style-name="T69">true</text:span> cuando los dos operandos son iguales. Si los elementos son de distintos tipos, realiza una conversión. <text:span text:style-name="T66">No está recomendado su uso.</text:span></text:p>
          </table:table-cell>
        </table:table-row>
        <table:table-row table:style-name="Table30.5">
          <table:table-cell table:style-name="Table30.A2" office:value-type="string">
            <text:p text:style-name="P73">!=</text:p>
          </table:table-cell>
          <table:table-cell table:style-name="Table30.A2" office:value-type="string">
            <text:p text:style-name="P73">Devuelve el valor <text:span text:style-name="T69">true</text:span> cuando los dos operandos son distintos. Si los elementos son de distintos tipos, realiza una conversión. <text:span text:style-name="T66">No está recomendado su uso.</text:span></text:p>
          </table:table-cell>
        </table:table-row>
        <table:table-row table:style-name="Table30.6">
          <table:table-cell table:style-name="Table30.A2" office:value-type="string">
            <text:p text:style-name="P73">&gt;</text:p>
            <text:p text:style-name="P73"><text:tab/><text:tab/></text:p>
          </table:table-cell>
          <table:table-cell table:style-name="Table30.A2" office:value-type="string">
            <text:p text:style-name="P73">Devuelve el valor <text:span text:style-name="T69">true</text:span> cuando el operando de la izquierda es mayor que el de la derecha.</text:p>
            <text:p text:style-name="P73"><text:tab/><text:tab/></text:p>
          </table:table-cell>
        </table:table-row>
        <table:table-row table:style-name="Table30.7">
          <table:table-cell table:style-name="Table30.A2" office:value-type="string">
            <text:p text:style-name="P73">&lt;</text:p>
            <text:p text:style-name="P73"><text:tab/><text:tab/></text:p>
          </table:table-cell>
          <table:table-cell table:style-name="Table30.A2" office:value-type="string">
            <text:p text:style-name="P73">Devuelve el valor <text:span text:style-name="T69">true</text:span> cuando el operando de la derecha es menor que el de la izquierda.</text:p>
          </table:table-cell>
        </table:table-row>
        <table:table-row table:style-name="Table30.8">
          <table:table-cell table:style-name="Table30.A2" office:value-type="string">
            <text:p text:style-name="P73">&gt;=</text:p>
            <text:p text:style-name="P73"><text:tab/><text:tab/></text:p>
          </table:table-cell>
          <table:table-cell table:style-name="Table30.A2" office:value-type="string">
            <text:p text:style-name="P73">Devuelve el valor <text:span text:style-name="T69">true</text:span> cuando el operando de la izquierda es mayor o igual que el de la derecha.</text:p>
          </table:table-cell>
        </table:table-row>
        <table:table-row table:style-name="Table30.9">
          <table:table-cell table:style-name="Table30.A2" office:value-type="string">
            <text:p text:style-name="P73">&lt;=</text:p>
            <text:p text:style-name="P73"><text:tab/><text:tab/></text:p>
          </table:table-cell>
          <table:table-cell table:style-name="Table30.A2" office:value-type="string">
            <text:p text:style-name="P73">Devuelve el valor <text:span text:style-name="T69">true</text:span> cuando el operando de la derecha es <text:tab/>menor o igual que el de la izquierda.</text:p>
          </table:table-cell>
        </table:table-row>
      </table:table>
      <text:p text:style-name="Standard"/>
      <text:p text:style-name="Standard"/>
      <table:table table:name="Table31" table:style-name="Table31">
        <table:table-column table:style-name="Table31.A"/>
        <table:table-row table:style-name="Table31.1">
          <table:table-cell table:style-name="Table31.A1" office:value-type="string">
            <text:p text:style-name="P22"><text:span text:style-name="T35">let</text:span><text:span text:style-name="T34"> a=</text:span><text:span text:style-name="T59">4</text:span><text:span text:style-name="T34">;b=</text:span><text:span text:style-name="T59">5</text:span><text:span text:style-name="T34">,c=</text:span><text:span text:style-name="T40">"5"</text:span><text:span text:style-name="T34">;<text:line-break/></text:span><text:span text:style-name="T49">console</text:span><text:span text:style-name="T34">.log(</text:span><text:span text:style-name="T40">"El resultado de la expresión 'a==c' es igual a "</text:span><text:span text:style-name="T34">+(a==c));<text:line-break/></text:span><text:span text:style-name="T49">console</text:span><text:span text:style-name="T34">.log(</text:span><text:span text:style-name="T40">"El resultado de la expresión 'a===c' es igual a "</text:span><text:span text:style-name="T34">+(a===c));<text:line-break/></text:span><text:span text:style-name="T49">console</text:span><text:span text:style-name="T34">.log(</text:span><text:span text:style-name="T40">"El resultado de la expresión 'a!=c' es igual a "</text:span><text:span text:style-name="T34">+(a!=c));<text:line-break/></text:span><text:span text:style-name="T49">console</text:span><text:span text:style-name="T34">.log(</text:span><text:span text:style-name="T40">"El resultado de la expresión 'a!==c' es igual a "</text:span><text:span text:style-name="T34">+(a!==c));<text:line-break/></text:span><text:span text:style-name="T49">console</text:span><text:span text:style-name="T34">.log(</text:span><text:span text:style-name="T40">"El resultado de la expresión 'a==b' es igual a "</text:span><text:span text:style-name="T34">+(a==b));<text:line-break/></text:span><text:span text:style-name="T49">console</text:span><text:span text:style-name="T34">.log(</text:span><text:span text:style-name="T40">"El resultado de la expresión 'a!=b' es igual a "</text:span><text:span text:style-name="T34">+(a!=b));<text:line-break/></text:span><text:span text:style-name="T49">console</text:span><text:span text:style-name="T34">.log(</text:span><text:span text:style-name="T40">"El resultado de la expresión 'a&gt;b' es igual a "</text:span><text:span text:style-name="T34">+(a&gt;b));<text:line-break/></text:span><text:span text:style-name="T49">console</text:span><text:span text:style-name="T34">.log(</text:span><text:span text:style-name="T40">"El resultado de la expresión 'a&lt;b' es igual a "</text:span><text:span text:style-name="T34">+(a&lt;b));<text:line-break/></text:span><text:span text:style-name="T49">console</text:span><text:span text:style-name="T34">.log(</text:span><text:span text:style-name="T40">"El resultado de la expresión 'a&gt;=b' es igual a "</text:span><text:span text:style-name="T34">+(a&gt;=b));<text:line-break/></text:span><text:span text:style-name="T49">console</text:span><text:span text:style-name="T34">.log(</text:span><text:span text:style-name="T40">"El resultado de la expresión 'a&lt;=b' es igual a "</text:span><text:span text:style-name="T34">+(a&lt;=b));</text:span></text:p>
          </table:table-cell>
        </table:table-row>
      </table:table>
      <text:p text:style-name="P87"><text:bookmark text:name="_kx8vs0kz55jj"/></text:p>
      <text:list xml:id="list85623512003788" text:continue-numbering="true" text:style-name="WWNum6">
        <text:list-item>
          <text:list>
            <text:list-item>
              <text:p text:style-name="P85"><text:bookmark text:name="_u6cdmzz6arlu"/>Operadores lógicos</text:p>
            </text:list-item>
          </text:list>
        </text:list-item>
      </text:list>
      <text:p text:style-name="Standard">Los operadores lógicos se utilizan para el procesamiento de los valores booleanos. A su vez el valor que devuelven también es booleano: true o false.</text:p>
      <table:table table:name="Table32" table:style-name="Table32">
        <table:table-column table:style-name="Table32.A"/>
        <table:table-column table:style-name="Table32.B"/>
        <table:table-row table:style-name="Table32.1">
          <table:table-cell table:style-name="Table32.A1" office:value-type="string">
            <text:p text:style-name="P73"><text:span text:style-name="T29">Operador</text:span></text:p>
          </table:table-cell>
          <table:table-cell table:style-name="Table32.A1" office:value-type="string">
            <text:p text:style-name="P73"><text:span text:style-name="T29">Descripción</text:span></text:p>
          </table:table-cell>
        </table:table-row>
        <table:table-row table:style-name="Table32.2">
          <table:table-cell table:style-name="Table32.A2" office:value-type="string">
            <text:p text:style-name="P73">&amp;&amp;</text:p>
          </table:table-cell>
          <table:table-cell table:style-name="Table32.A2" office:value-type="string">
            <text:p text:style-name="Standard">Y “lógica”. El valor de devolución es true cuando ambos operandos son verdaderos.</text:p>
          </table:table-cell>
        </table:table-row>
        <table:table-row table:style-name="Table32.3">
          <table:table-cell table:style-name="Table32.A2" office:value-type="string">
            <text:p text:style-name="Standard">||</text:p>
          </table:table-cell>
          <table:table-cell table:style-name="Table32.A2" office:value-type="string">
            <text:p text:style-name="Standard">O “lógica”. El valor de devolución es true cuando alguno de los operandos es verdadero o lo son los dos.</text:p>
          </table:table-cell>
        </table:table-row>
        <table:table-row table:style-name="Table32.4">
          <table:table-cell table:style-name="Table32.A2" office:value-type="string">
            <text:p text:style-name="P73">!</text:p>
          </table:table-cell>
          <table:table-cell table:style-name="Table32.A2" office:value-type="string">
            <text:p text:style-name="Standard">No “lógico”. Si el valor es true, devuelve false y si el valor es false, devuelve true.</text:p>
          </table:table-cell>
        </table:table-row>
      </table:table>
      <text:p text:style-name="Standard"/>
      <text:p text:style-name="Standard">Se muestra el resultado de distintas operaciones realizadas con operadores lógicos. (En el ejemplo se usa directamente los valore true y false en lugar de variables).</text:p>
      <table:table table:name="Table33" table:style-name="Table33">
        <table:table-column table:style-name="Table33.A"/>
        <table:table-row table:style-name="Table33.1">
          <table:table-cell table:style-name="Table33.A1" office:value-type="string">
            <text:p text:style-name="P22"><text:span text:style-name="T49">console</text:span><text:span text:style-name="T34">.log(</text:span><text:span text:style-name="T40">"El resultado de la expresión 'false&amp;&amp;false' es igual a "</text:span><text:span text:style-name="T34">+(</text:span><text:span text:style-name="T59">false</text:span><text:span text:style-name="T34">&amp;&amp;</text:span><text:span text:style-name="T59">false</text:span><text:span text:style-name="T34">));<text:line-break/></text:span><text:span text:style-name="T49">console</text:span><text:span text:style-name="T34">.log(</text:span><text:span text:style-name="T40">"El resultado de la expresión 'false&amp;&amp;true' es igual a "</text:span><text:span text:style-name="T34">+(</text:span><text:span text:style-name="T59">false</text:span><text:span text:style-name="T34">&amp;&amp;</text:span><text:span text:style-name="T59">true</text:span><text:span text:style-name="T34">));<text:line-break/></text:span><text:span text:style-name="T49">console</text:span><text:span text:style-name="T34">.log(</text:span><text:span text:style-name="T40">"El resultado de la expresión 'true&amp;&amp;false' es igual a "</text:span><text:span text:style-name="T34">+(</text:span><text:span text:style-name="T59">true</text:span><text:span text:style-name="T34">&amp;&amp;</text:span><text:span text:style-name="T59">false</text:span><text:span text:style-name="T34">));<text:line-break/></text:span><text:span text:style-name="T49">console</text:span><text:span text:style-name="T34">.log(</text:span><text:span text:style-name="T40">"El resultado de la expresión 'true&amp;&amp;true' es igual a "</text:span><text:span text:style-name="T34">+(</text:span><text:span text:style-name="T59">true</text:span><text:span text:style-name="T34">&amp;&amp;</text:span><text:span text:style-name="T59">true</text:span><text:span text:style-name="T34">));<text:line-break/></text:span><text:span text:style-name="T49">console</text:span><text:span text:style-name="T34">.log(</text:span><text:span text:style-name="T40">"El resultado de la expresión 'false||false' es igual a "</text:span><text:span text:style-name="T34">+(</text:span><text:span text:style-name="T59">false</text:span><text:span text:style-name="T34">||</text:span><text:span text:style-name="T59">false</text:span><text:span text:style-name="T34">));<text:line-break/></text:span><text:span text:style-name="T49">console</text:span><text:span text:style-name="T34">.log(</text:span><text:span text:style-name="T40">"El resultado de la expresión 'false||true' es igual a "</text:span><text:span text:style-name="T34">+(</text:span><text:span text:style-name="T59">false</text:span><text:span text:style-name="T34">||</text:span><text:span text:style-name="T59">true</text:span><text:span text:style-name="T34">));<text:line-break/></text:span><text:span text:style-name="T49">console</text:span><text:span text:style-name="T34">.log(</text:span><text:span text:style-name="T40">"El resultado de la expresión 'true||false' es igual a "</text:span><text:span text:style-name="T34">+(</text:span><text:span text:style-name="T59">true</text:span><text:span text:style-name="T34">||</text:span><text:span text:style-name="T59">false</text:span><text:span text:style-name="T34">));<text:line-break/></text:span><text:span text:style-name="T49">console</text:span><text:span text:style-name="T34">.log(</text:span><text:span text:style-name="T40">"El resultado de la expresión 'true||true' es igual a "</text:span><text:span text:style-name="T34">+(</text:span><text:span text:style-name="T59">true</text:span><text:span text:style-name="T34">||</text:span><text:span text:style-name="T59">true</text:span><text:span text:style-name="T34">));<text:line-break/></text:span><text:span text:style-name="T49">console</text:span><text:span text:style-name="T34">.log(</text:span><text:span text:style-name="T40">"El resultado de la expresión '!false' es igual a "</text:span><text:span text:style-name="T34">+(!</text:span><text:span text:style-name="T59">false</text:span><text:span text:style-name="T34">));</text:span></text:p>
          </table:table-cell>
        </table:table-row>
      </table:table>
      <text:p text:style-name="Standard"/>
      <text:p text:style-name="Standard">Para saber más de comparadores y expresiones, puedes consultar: </text:p>
      <text:p text:style-name="Standard"><text:a xlink:type="simple" xlink:href="https://developer.mozilla.org/es/docs/Web/JavaScript/Guide/Expressions_and_Operators" text:style-name="ListLabel_20_127" text:visited-style-name="ListLabel_20_127"><text:span text:style-name="T31">https://developer.mozilla.org/es/docs/Web/JavaScript/Guide/Expressions_and_Operators</text:span></text:a></text:p>
      <text:p text:style-name="Standard"/>
      <text:list xml:id="list85624546559984" text:continue-numbering="true" text:style-name="WWNum6">
        <text:list-item>
          <text:p text:style-name="P81"><text:bookmark text:name="_dspi4ay8tsd2"/>Estructuras de control</text:p>
          <text:list>
            <text:list-item>
              <text:p text:style-name="P85"><text:bookmark text:name="_wxy8odan7gl8"/>Instrucciones if/else</text:p>
            </text:list-item>
          </text:list>
        </text:list-item>
      </text:list>
      <text:p text:style-name="Standard">Para controlar el flujo de información en los programas JavaScript existen una serie de estructuras condicionales y bucles que permiten alterar el orden secuencial de ejecución. Estas son las instrucciones if y else.</text:p>
      <text:p text:style-name="Standard"><text:soft-page-break/></text:p>
      <text:p text:style-name="Standard">La instrucción if es permite la ejecución de un bloque u otro de instrucciones en función de una condición.</text:p>
      <text:p text:style-name="P1"/>
      <text:p text:style-name="Standard"><text:span text:style-name="T29">Sintaxis</text:span></text:p>
      <table:table table:name="Table34" table:style-name="Table34">
        <table:table-column table:style-name="Table34.A"/>
        <table:table-row table:style-name="Table34.1">
          <table:table-cell table:style-name="Table34.A1" office:value-type="string">
            <text:p text:style-name="P22"><text:span text:style-name="T35">if</text:span><text:span text:style-name="T34"> (condición) {<text:line-break/></text:span><text:span text:style-name="T45">// bloque de instrucciones que se ejecutan si la condición se cumple</text:span><text:span text:style-name="T34"><text:line-break/>}<text:line-break/></text:span><text:span text:style-name="T35">else</text:span><text:span text:style-name="T34">{<text:line-break/></text:span><text:span text:style-name="T45">// bloque de instrucciones que se ejecutan si la condición no se cumple</text:span><text:span text:style-name="T34"><text:line-break/>}</text:span></text:p>
          </table:table-cell>
        </table:table-row>
      </table:table>
      <text:p text:style-name="Standard">Las llaves solo son obligatorias cuando haya varias instrucciones seguidas pertenecientes a la ramificación. Si no pones llaves, el if se aplicará únicamente a la siguiente instrucción.</text:p>
      <text:p text:style-name="Standard"/>
      <text:p text:style-name="Standard">Puede existir una instrucción if que no contenga la parte else. En este caso, se ejecutarán una serie de órdenes si se cumple la condición y si esto no es así, se continuaría con las órdenes que están a continuación del bloque if. Ejemplos de uso:</text:p>
      <table:table table:name="Table35" table:style-name="Table35">
        <table:table-column table:style-name="Table35.A"/>
        <table:table-row table:style-name="Table35.1">
          <table:table-cell table:style-name="Table35.A1" office:value-type="string">
            <text:p text:style-name="P22"><text:span text:style-name="T35">let</text:span><text:span text:style-name="T34"> diaSem;<text:line-break/>diaSem=prompt(</text:span><text:span text:style-name="T40">"Introduce el día de la semana "</text:span><text:span text:style-name="T34">, </text:span><text:span text:style-name="T40">""</text:span><text:span text:style-name="T34">);<text:line-break/></text:span><text:span text:style-name="T35">if</text:span><text:span text:style-name="T34"> (diaSem === </text:span><text:span text:style-name="T40">"domingo"</text:span><text:span text:style-name="T34">)<text:line-break/>{<text:line-break/> <text:s text:c="3"/></text:span><text:span text:style-name="T49">console</text:span><text:span text:style-name="T34">.log(</text:span><text:span text:style-name="T40">"Hoy es festivo"</text:span><text:span text:style-name="T34">);<text:line-break/>}<text:line-break/></text:span><text:span text:style-name="T35">else</text:span><text:span text:style-name="T34"> </text:span><text:span text:style-name="T45">// Al no tener {}, es un "bloque de una instrucción"</text:span><text:span text:style-name="T34"><text:line-break/> <text:s text:c="3"/></text:span><text:span text:style-name="T49">console</text:span><text:span text:style-name="T34">.log(</text:span><text:span text:style-name="T40">"Hoy no es domingo, a descansar!!"</text:span><text:span text:style-name="T34">);</text:span></text:p>
          </table:table-cell>
        </table:table-row>
      </table:table>
      <text:p text:style-name="Standard"/>
      <text:p text:style-name="Standard">Otro ejemplo</text:p>
      <table:table table:name="Table36" table:style-name="Table36">
        <table:table-column table:style-name="Table36.A"/>
        <table:table-row table:style-name="Table36.1">
          <table:table-cell table:style-name="Table36.A1" office:value-type="string">
            <text:p text:style-name="P22"><text:span text:style-name="T35">let</text:span><text:span text:style-name="T34"> edadAna,edadLuis;<text:line-break/></text:span><text:span text:style-name="T45">// Usamos parseInt para convertir a entero</text:span><text:span text:style-name="T34"><text:line-break/>edadAna=</text:span><text:span text:style-name="T49">parseInt</text:span><text:span text:style-name="T34">(prompt(</text:span><text:span text:style-name="T40">"Introduce la edad de Ana"</text:span><text:span text:style-name="T34">,</text:span><text:span text:style-name="T40">""</text:span><text:span text:style-name="T34">));<text:line-break/>edadLuis=</text:span><text:span text:style-name="T49">parseInt</text:span><text:span text:style-name="T34">(prompt(</text:span><text:span text:style-name="T40">"Introduce la edad de Luis"</text:span><text:span text:style-name="T34">,</text:span><text:span text:style-name="T40">""</text:span><text:span text:style-name="T34">));<text:line-break/><text:line-break/></text:span><text:span text:style-name="T35">if</text:span><text:span text:style-name="T34"> (edadAna &gt; edadLuis){<text:line-break/> <text:s text:c="3"/></text:span><text:span text:style-name="T49">console</text:span><text:span text:style-name="T34">.log(</text:span><text:span text:style-name="T40">"Ana es mayor que Luis."</text:span><text:span text:style-name="T34">);<text:line-break/> <text:s text:c="3"/></text:span><text:span text:style-name="T49">console</text:span><text:span text:style-name="T34">.log(</text:span><text:span text:style-name="T40">" Ana tiene "</text:span><text:span text:style-name="T34">+edadAna+</text:span><text:span text:style-name="T40">" años y Luis "</text:span><text:span text:style-name="T34">+ edadLuis);<text:line-break/>}<text:line-break/></text:span><text:span text:style-name="T35">else</text:span><text:span text:style-name="T34">{<text:line-break/> <text:s text:c="3"/></text:span><text:span text:style-name="T49">console</text:span><text:span text:style-name="T34">.log(</text:span><text:span text:style-name="T40">"Ana es menor o de igual edad que Luis."</text:span><text:span text:style-name="T34">);<text:line-break/> <text:s text:c="3"/></text:span><text:span text:style-name="T49">console</text:span><text:span text:style-name="T34">.log(</text:span><text:span text:style-name="T40">" Ana tiene "</text:span><text:span text:style-name="T34">+edadAna+</text:span><text:span text:style-name="T40">" años y Luis "</text:span><text:span text:style-name="T34">+ edadLuis);<text:line-break/>}</text:span></text:p>
          </table:table-cell>
        </table:table-row>
      </table:table>
      <text:p text:style-name="Standard"/>
      <text:list xml:id="list85624481420915" text:continue-numbering="true" text:style-name="WWNum6">
        <text:list-item>
          <text:list>
            <text:list-item>
              <text:p text:style-name="P85"><text:bookmark text:name="_51dujarc1r3z"/>Ramificaciones anidadas</text:p>
            </text:list-item>
          </text:list>
        </text:list-item>
      </text:list>
      <text:p text:style-name="Standard">Para las condiciones ramificadas más complicadas, a menudo se utilizan las ramificaciones anidadas. En ellas se definen consultas if dentro de otras consultas if, por ejemplo:</text:p>
      <text:p text:style-name="Standard"/>
      <table:table table:name="Table37" table:style-name="Table37">
        <table:table-column table:style-name="Table37.A"/>
        <table:table-row table:style-name="Table37.1">
          <table:table-cell table:style-name="Table37.A1" office:value-type="string">
            <text:p text:style-name="P22"><text:span text:style-name="T35">let</text:span><text:span text:style-name="T34"> edadAna,edadLuis;<text:line-break/></text:span><text:span text:style-name="T45">// Convertirmos a entero las cadenas</text:span><text:span text:style-name="T34"><text:line-break/>edadAna=</text:span><text:span text:style-name="T49">parseInt</text:span><text:span text:style-name="T34">(prompt(</text:span><text:span text:style-name="T40">"Introduce la edad de Ana"</text:span><text:span text:style-name="T34">,</text:span><text:span text:style-name="T40">""</text:span><text:span text:style-name="T34">));<text:line-break/>edadLuis=</text:span><text:span text:style-name="T49">parseInt</text:span><text:span text:style-name="T34">(prompt(</text:span><text:span text:style-name="T40">"Introduce la edad de Luis"</text:span><text:span text:style-name="T34">,</text:span><text:span text:style-name="T40">""</text:span><text:span text:style-name="T34">));<text:line-break/></text:span><text:span text:style-name="T35">if</text:span><text:span text:style-name="T34"> (edadAna &gt; edadLuis){<text:line-break/> <text:s text:c="3"/></text:span><text:span text:style-name="T49">console</text:span><text:span text:style-name="T34">.log(</text:span><text:span text:style-name="T40">"Ana es mayor que Luis."</text:span><text:span text:style-name="T34">);<text:line-break/>}<text:line-break/></text:span><text:span text:style-name="T35">else</text:span><text:span text:style-name="T34">{<text:line-break/> <text:s text:c="3"/></text:span><text:span text:style-name="T35">if</text:span><text:span text:style-name="T34"> (edadAna&lt;edadLuis){<text:line-break/> <text:s text:c="7"/></text:span><text:span text:style-name="T49">console</text:span><text:span text:style-name="T34">.log(</text:span><text:span text:style-name="T40">"Ana es menor que Luis."</text:span><text:span text:style-name="T34">);<text:line-break/> <text:s text:c="3"/>}</text:span><text:span text:style-name="T35">else</text:span><text:span text:style-name="T34">{<text:line-break/> <text:s text:c="7"/></text:span><text:span text:style-name="T49">console</text:span><text:span text:style-name="T34">.log(</text:span><text:span text:style-name="T40">"Ana tiene la misma edad que Luis."</text:span><text:span text:style-name="T34">);<text:line-break/> <text:s text:c="3"/>}<text:line-break/>}<text:line-break/></text:span><text:span text:style-name="T49">console</text:span><text:span text:style-name="T34">.log(</text:span><text:span text:style-name="T40">" Ana tiene "</text:span><text:span text:style-name="T34">+edadAna+</text:span><text:span text:style-name="T40">" años y Luis "</text:span><text:span text:style-name="T34">+ edadLuis);</text:span></text:p>
          </table:table-cell>
        </table:table-row>
      </table:table>
      <text:list xml:id="list85624335046384" text:continue-numbering="true" text:style-name="WWNum6">
        <text:list-item>
          <text:p text:style-name="P81"><text:bookmark text:name="_3g64u3ajyi1s"/>Estructura repetitivas (Bucles)</text:p>
          <text:list>
            <text:list-item>
              <text:p text:style-name="P85"><text:bookmark text:name="_b1hcwajd9g0g"/>Bucle for</text:p>
            </text:list-item>
          </text:list>
        </text:list-item>
      </text:list>
      <text:p text:style-name="Standard">Cuando la ejecución de un programa llega a un bucle for:</text:p>
      <text:list xml:id="list2923007565" text:style-name="WWNum14">
        <text:list-item>
          <text:p text:style-name="P51">Lo primero que hace es ejecutar la “Inicialización del índice”, que solo se ejecuta una vez.</text:p>
        </text:list-item>
        <text:list-item>
          <text:p text:style-name="P40">A continuación analiza la condición de prueba y si esta se cumple ejecuta las instrucciones del bucle. </text:p>
        </text:list-item>
        <text:list-item>
          <text:p text:style-name="P40">Cuando finaliza la ejecución de las instrucciones del bucle se realiza la modificación del índice, se retorna a la cabecera del bucle for y se realiza de nuevo la condición de prueba.</text:p>
        </text:list-item>
        <text:list-item>
          <text:p text:style-name="P63">Si la condición se cumple se ejecutan las instrucciones y si no se cumple la ejecución continúa en las líneas de código que siguen posteriores al bucle.</text:p>
        </text:list-item>
      </text:list>
      <text:p text:style-name="P78"><text:span text:style-name="T29">Sintaxis</text:span></text:p>
      <table:table table:name="Table38" table:style-name="Table38">
        <table:table-column table:style-name="Table38.A"/>
        <table:table-row table:style-name="Table38.1">
          <table:table-cell table:style-name="Table38.A1" office:value-type="string">
            <text:p text:style-name="P22"><text:span text:style-name="T35">for</text:span><text:span text:style-name="T34"> (Inicialización del índice; Condición de prueba; Modificación en el índice){<text:line-break/> </text:span><text:span text:style-name="T45">// ...instrucciones...</text:span><text:span text:style-name="T34"><text:line-break/>}</text:span></text:p>
          </table:table-cell>
        </table:table-row>
      </table:table>
      <text:p text:style-name="P79"/>
      <text:p text:style-name="P78"><text:span text:style-name="T30">Ejemplo: </text:span><text:span text:style-name="T54">números pares del 2 al 30</text:span></text:p>
      <table:table table:name="Table39" table:style-name="Table39">
        <table:table-column table:style-name="Table39.A"/>
        <table:table-row table:style-name="Table39.1">
          <table:table-cell table:style-name="Table39.A1" office:value-type="string">
            <text:p text:style-name="P22"><text:span text:style-name="T35">for (i=</text:span><text:span text:style-name="T63">2</text:span><text:span text:style-name="T35">;i&lt;=</text:span><text:span text:style-name="T63">30</text:span><text:span text:style-name="T35">;i+=</text:span><text:span text:style-name="T63">2</text:span><text:span text:style-name="T35">) {<text:line-break/> <text:s text:c="3"/></text:span><text:span text:style-name="T53">console</text:span><text:span text:style-name="T35">.log(i);<text:line-break/>}<text:line-break/></text:span><text:span text:style-name="T53">console</text:span><text:span text:style-name="T35">.log(</text:span><text:span text:style-name="T44">"Se han escrito los números pares del 2 al 30"</text:span><text:span text:style-name="T35">);</text:span></text:p>
          </table:table-cell>
        </table:table-row>
      </table:table>
      <text:p text:style-name="P34"/>
      <text:p text:style-name="P33"><text:span text:style-name="T30">Ejemplo: </text:span><text:span text:style-name="T54">Escribe las potencias de 2 hasta 3000</text:span></text:p>
      <table:table table:name="Table40" table:style-name="Table40">
        <table:table-column table:style-name="Table40.A"/>
        <table:table-row table:style-name="Table40.1">
          <table:table-cell table:style-name="Table40.A1" office:value-type="string">
            <text:p text:style-name="P22"><text:span text:style-name="T35">let</text:span><text:span text:style-name="T34"> aux=</text:span><text:span text:style-name="T59">1</text:span><text:span text:style-name="T34">;<text:line-break/></text:span><text:span text:style-name="T35">for</text:span><text:span text:style-name="T34"> (i=</text:span><text:span text:style-name="T59">2</text:span><text:span text:style-name="T34">;i&lt;=</text:span><text:span text:style-name="T59">3000</text:span><text:span text:style-name="T34">;i*=</text:span><text:span text:style-name="T59">2</text:span><text:span text:style-name="T34">) {<text:line-break/> <text:s text:c="3"/></text:span><text:span text:style-name="T49">console</text:span><text:span text:style-name="T34">.log(</text:span><text:span text:style-name="T40">"2 elevado a "</text:span><text:span text:style-name="T34">+aux+</text:span><text:span text:style-name="T40">" es igual a "</text:span><text:span text:style-name="T34">+i);<text:line-break/> <text:s text:c="3"/>aux++;<text:line-break/>}<text:line-break/></text:span><text:span text:style-name="T49">console</text:span><text:span text:style-name="T34">.log(</text:span><text:span text:style-name="T40">"Se han escrito las potencias de 2 menores de 3000"</text:span><text:span text:style-name="T34">);</text:span></text:p>
          </table:table-cell>
        </table:table-row>
      </table:table>
      <text:p text:style-name="P88"><text:bookmark text:name="_3gbi7i6wsh1l"/></text:p>
      <text:p text:style-name="Standard"/>
      <text:p text:style-name="Standard"/>
      <text:p text:style-name="Standard"/>
      <text:list xml:id="list85623306264464" text:continue-list="list85624335046384" text:style-name="WWNum6">
        <text:list-item>
          <text:list>
            <text:list-item>
              <text:p text:style-name="P85"><text:bookmark text:name="_cpn9r370t3uh"/>Bucle while</text:p>
            </text:list-item>
          </text:list>
        </text:list-item>
      </text:list>
      <text:p text:style-name="Standard"><text:span text:style-name="T54">Con el bucle while se pueden ejecutar un grupo de instrucciones mientras se cumpla una condición. </text:span></text:p>
      <text:list xml:id="list3843199082" text:style-name="WWNum9">
        <text:list-item>
          <text:p text:style-name="P52"><text:span text:style-name="T54">Si la condición nunca se cumple, entonces tampoco se ejecuta ninguna instrucción.</text:span></text:p>
        </text:list-item>
        <text:list-item>
          <text:p text:style-name="P41"><text:span text:style-name="T54">Si la condición se cumple siempre, nos veremos inmersos en el problema de los bucles infinitos, que pueden llegar a colapsar el navegador, o incluso el ordenador. </text:span></text:p>
          <text:list>
            <text:list-item>
              <text:p text:style-name="P76"><text:span text:style-name="T54">Por esa razón es muy importante que la condición deba dejar de cumplirse en algún momento para evitar bucles infinitos.</text:span></text:p>
            </text:list-item>
          </text:list>
        </text:list-item>
      </text:list>
      <text:p text:style-name="P78"><text:span text:style-name="T29">Sintaxis</text:span></text:p>
      <table:table table:name="Table41" table:style-name="Table41">
        <table:table-column table:style-name="Table41.A"/>
        <table:table-row table:style-name="Table41.1">
          <table:table-cell table:style-name="Table41.A1" office:value-type="string">
            <text:p text:style-name="P22"><text:span text:style-name="T35">while</text:span><text:span text:style-name="T34"> (condición){<text:line-break/></text:span><text:span text:style-name="T45">//...instrucciones...</text:span><text:span text:style-name="T34"><text:line-break/>}</text:span></text:p>
          </table:table-cell>
        </table:table-row>
      </table:table>
      <text:p text:style-name="Standard"/>
      <text:p text:style-name="Standard"><text:span text:style-name="T29">Ejemplo</text:span>: Escribe los números pares de 0 a 30</text:p>
      <table:table table:name="Table42" table:style-name="Table42">
        <table:table-column table:style-name="Table42.A"/>
        <table:table-row table:style-name="Table42.1">
          <table:table-cell table:style-name="Table42.A1" office:value-type="string">
            <text:p text:style-name="P22"><text:span text:style-name="T35">let</text:span><text:span text:style-name="T34"> i=</text:span><text:span text:style-name="T59">2</text:span><text:span text:style-name="T34">;<text:line-break/></text:span><text:span text:style-name="T35">while</text:span><text:span text:style-name="T34"> (i&lt;=</text:span><text:span text:style-name="T59">30</text:span><text:span text:style-name="T34">) {<text:line-break/> <text:s text:c="3"/></text:span><text:span text:style-name="T49">console</text:span><text:span text:style-name="T34">.log(i);<text:line-break/> <text:s text:c="3"/>i+=</text:span><text:span text:style-name="T59">2</text:span><text:span text:style-name="T34">;<text:line-break/>}<text:line-break/></text:span><text:span text:style-name="T49">console</text:span><text:span text:style-name="T34">.log(</text:span><text:span text:style-name="T40">"Ya se han mostrado los números pares del 2 al 30"</text:span><text:span text:style-name="T34">);</text:span></text:p>
          </table:table-cell>
        </table:table-row>
      </table:table>
      <text:p text:style-name="Standard"/>
      <text:p text:style-name="Standard"><text:span text:style-name="T29">Ejemplo</text:span>: Pregunta una clave hasta que se corresponda con una dada.</text:p>
      <table:table table:name="Table43" table:style-name="Table43">
        <table:table-column table:style-name="Table43.A"/>
        <table:table-row table:style-name="Table43.1">
          <table:table-cell table:style-name="Table43.A1" office:value-type="string">
            <text:p text:style-name="P22"><text:span text:style-name="T35">let</text:span><text:span text:style-name="T34"> auxclave=</text:span><text:span text:style-name="T40">""</text:span><text:span text:style-name="T34">;<text:line-break/></text:span><text:span text:style-name="T35">while</text:span><text:span text:style-name="T34"> (auxclave!==</text:span><text:span text:style-name="T40">"vivaYO"</text:span><text:span text:style-name="T34">){<text:line-break/> <text:s text:c="3"/>auxclave=prompt(</text:span><text:span text:style-name="T40">"introduce la clave "</text:span><text:span text:style-name="T34">,</text:span><text:span text:style-name="T40">"claveSecreta"</text:span><text:span text:style-name="T34">)<text:line-break/>}<text:line-break/></text:span><text:span text:style-name="T49">console</text:span><text:span text:style-name="T34">.log(</text:span><text:span text:style-name="T40">"Has acertado la clave"</text:span><text:span text:style-name="T34">);</text:span></text:p>
          </table:table-cell>
        </table:table-row>
      </table:table>
      <text:list xml:id="list85624208102446" text:continue-list="list85623306264464" text:style-name="WWNum6">
        <text:list-item>
          <text:list>
            <text:list-item>
              <text:p text:style-name="P86"><text:bookmark text:name="_n01iat5y8kzr"/>Bucle do-while</text:p>
            </text:list-item>
          </text:list>
        </text:list-item>
      </text:list>
      <text:p text:style-name="Standard">La diferencia del bucle do-while frente al bucle while reside en el momento en que se comprueba la condición: el bucle do-while no la comprueba hasta el final, es decir, después del cuerpo del bucle, lo que significa que el bucle do-while se recorrerá, una vez, como mínimo, aunque no se cumpla la condición.</text:p>
      <text:p text:style-name="Standard"><text:span text:style-name="T29">Sintaxis</text:span></text:p>
      <table:table table:name="Table44" table:style-name="Table44">
        <table:table-column table:style-name="Table44.A"/>
        <table:table-row table:style-name="Table44.1">
          <table:table-cell table:style-name="Table44.A1" office:value-type="string">
            <text:p text:style-name="P22"><text:span text:style-name="T35">do</text:span><text:span text:style-name="T34"> {<text:line-break/></text:span><text:span text:style-name="T45">// ...instrucciones...</text:span><text:span text:style-name="T34"><text:line-break/>} </text:span><text:span text:style-name="T35">while</text:span><text:span text:style-name="T34">(condición);</text:span></text:p>
          </table:table-cell>
        </table:table-row>
      </table:table>
      <text:p text:style-name="Standard"/>
      <text:p text:style-name="Standard"><text:soft-page-break/></text:p>
      <text:p text:style-name="Standard"><text:span text:style-name="T29">Ejemplo</text:span>: Preguntar por una clave hasta que se introduzca la correcta</text:p>
      <table:table table:name="Table45" table:style-name="Table45">
        <table:table-column table:style-name="Table45.A"/>
        <table:table-row table:style-name="Table45.1">
          <table:table-cell table:style-name="Table45.A1" office:value-type="string">
            <text:p text:style-name="P22"><text:span text:style-name="T35">let</text:span><text:span text:style-name="T34"> auxclave;<text:line-break/></text:span><text:span text:style-name="T35">do</text:span><text:span text:style-name="T34"> {<text:line-break/> <text:s text:c="3"/>auxclave=prompt(</text:span><text:span text:style-name="T40">"introduce la clave "</text:span><text:span text:style-name="T34">,</text:span><text:span text:style-name="T40">"vivaYo"</text:span><text:span text:style-name="T34">)<text:line-break/>} </text:span><text:span text:style-name="T35">while</text:span><text:span text:style-name="T34"> (auxclave!==</text:span><text:span text:style-name="T40">"EstaeslaclaveJEJEJE"</text:span><text:span text:style-name="T34">)<text:line-break/></text:span><text:span text:style-name="T49">console</text:span><text:span text:style-name="T34">.log(</text:span><text:span text:style-name="T40">"Has acertado la clave"</text:span><text:span text:style-name="T34">);</text:span></text:p>
          </table:table-cell>
        </table:table-row>
      </table:table>
      <text:p text:style-name="Standard"/>
      <text:list xml:id="list85623461656203" text:continue-numbering="true" text:style-name="WWNum6">
        <text:list-item>
          <text:list>
            <text:list-item>
              <text:p text:style-name="P86"><text:bookmark text:name="_bsn6vhci8k0o"/>Instrucciones BREAK y CONTINUE</text:p>
            </text:list-item>
          </text:list>
        </text:list-item>
      </text:list>
      <text:p text:style-name="Standard">En los bucles for, while y do-while se pueden utilizar las instrucciones break y continue para modificar el comportamiento del bucle.</text:p>
      <text:p text:style-name="Standard">La instrucción “break” dentro de un bucle hace que este se interrumpa inmediatamente, aun cuando no se haya ejecutado todavía el bucle completo. Al llegar la instrucción, el programa se sigue desarrollando inmediatamente a continuación del final del bucle.</text:p>
      <text:p text:style-name="Standard"/>
      <text:p text:style-name="Standard"><text:span text:style-name="T29">Ejemplo</text:span>: Pregunta por la clave y permitir tres respuestas incorrectas</text:p>
      <table:table table:name="Table46" table:style-name="Table46">
        <table:table-column table:style-name="Table46.A"/>
        <table:table-row table:style-name="Table46.1">
          <table:table-cell table:style-name="Table46.A1" office:value-type="string">
            <text:p text:style-name="P22"><text:span text:style-name="T35">let</text:span><text:span text:style-name="T34"> auxclave=</text:span><text:span text:style-name="T59">true</text:span><text:span text:style-name="T34">;<text:line-break/></text:span><text:span text:style-name="T35">let</text:span><text:span text:style-name="T34"> numveces=</text:span><text:span text:style-name="T59">0</text:span><text:span text:style-name="T34">;<text:line-break/></text:span><text:span text:style-name="T45">//Mientras no introduzca la clave y no se pulse Cancelar</text:span><text:span text:style-name="T34"><text:line-break/></text:span><text:span text:style-name="T35">while</text:span><text:span text:style-name="T34"> (auxclave !== </text:span><text:span text:style-name="T40">"anonimo"</text:span><text:span text:style-name="T34"> &amp;&amp; auxclave){<text:line-break/> <text:s text:c="3"/>auxclave=prompt(</text:span><text:span text:style-name="T40">"Introduce la clave "</text:span><text:span text:style-name="T34">,</text:span><text:span text:style-name="T40">""</text:span><text:span text:style-name="T34">);<text:line-break/> <text:s text:c="3"/>numveces++;<text:line-break/> <text:s text:c="3"/></text:span><text:span text:style-name="T35">if</text:span><text:span text:style-name="T34"> (numveces === </text:span><text:span text:style-name="T59">3</text:span><text:span text:style-name="T34">)<text:line-break/> <text:s text:c="7"/></text:span><text:span text:style-name="T35">break</text:span><text:span text:style-name="T34">;<text:line-break/>}<text:line-break/></text:span><text:span text:style-name="T35">if</text:span><text:span text:style-name="T34"> (auxclave==</text:span><text:span text:style-name="T40">"SuperClave"</text:span><text:span text:style-name="T34">{<text:line-break/> </text:span><text:span text:style-name="T49">console</text:span><text:span text:style-name="T34">.log(</text:span><text:span text:style-name="T40">"La clave es correcta"</text:span><text:span text:style-name="T34">);<text:line-break/>}</text:span><text:span text:style-name="T35">else</text:span><text:span text:style-name="T34">{<text:line-break/> </text:span><text:span text:style-name="T49">console</text:span><text:span text:style-name="T34">.log(</text:span><text:span text:style-name="T40">"La clave no es correcta correcta"</text:span><text:span text:style-name="T34">);<text:line-break/>}</text:span></text:p>
          </table:table-cell>
        </table:table-row>
      </table:table>
      <text:p text:style-name="P3"/>
      <text:p text:style-name="Standard">El efecto que tiene la instrucción “continue” en un bucle es el de hacer retornar a la secuencia de ejecución a la cabecera del bucle, volviendo a ejecutar la condición o a incrementar los índices cuando sea un bucle for. Esto permite saltarse recorridos del bucle.</text:p>
      <text:p text:style-name="Standard"/>
      <text:p text:style-name="Standard"><text:span text:style-name="T29">Ejemplo</text:span>: Presenta todos los números pares del 0 al 50 excepto los que sean múltiplos de 3</text:p>
      <table:table table:name="Table47" table:style-name="Table47">
        <table:table-column table:style-name="Table47.A"/>
        <table:table-row table:style-name="Table47.1">
          <table:table-cell table:style-name="Table47.A1" office:value-type="string">
            <text:p text:style-name="P22"><text:span text:style-name="T35">let</text:span><text:span text:style-name="T34"> i;<text:line-break/></text:span><text:span text:style-name="T35">for</text:span><text:span text:style-name="T34"> (i=</text:span><text:span text:style-name="T59">2</text:span><text:span text:style-name="T34">;i&lt;=</text:span><text:span text:style-name="T59">50</text:span><text:span text:style-name="T34">;i+=</text:span><text:span text:style-name="T59">2</text:span><text:span text:style-name="T34">){<text:line-break/> <text:s text:c="3"/></text:span><text:span text:style-name="T35">if</text:span><text:span text:style-name="T34"> ((i%</text:span><text:span text:style-name="T59">3</text:span><text:span text:style-name="T34">)===</text:span><text:span text:style-name="T59">0</text:span><text:span text:style-name="T34">)<text:line-break/> <text:s text:c="7"/></text:span><text:span text:style-name="T35">continue</text:span><text:span text:style-name="T34">;<text:line-break/> <text:s text:c="3"/></text:span><text:span text:style-name="T49">console</text:span><text:span text:style-name="T34">.log(i);<text:line-break/>}</text:span></text:p>
          </table:table-cell>
        </table:table-row>
      </table:table>
      <text:p text:style-name="P3"/>
      <text:list xml:id="list85624316468377" text:continue-numbering="true" text:style-name="WWNum6">
        <text:list-item>
          <text:p text:style-name="P81"><text:bookmark text:name="_ltodb2dvjv"/>Funciones</text:p>
        </text:list-item>
      </text:list>
      <text:p text:style-name="Standard"><text:span text:style-name="T54">Una función es un conjunto de instrucciones que se agrupan bajo un nombre de función. Se ejecuta solo cuando es llamada por su nombre en el código del programa. La llamada provoca la ejecución de las órdenes que contiene.</text:span></text:p>
      <text:p text:style-name="Standard"><text:span text:style-name="T54">Las funciones son muy importantes por diversos motivos:</text:span></text:p>
      <text:list xml:id="list3731530379" text:style-name="WWNum4">
        <text:list-item>
          <text:p text:style-name="P53"><text:span text:style-name="T54">Ayudan a estructurar los programas para hacerlos su código más comprensible y más fácil de modificar.</text:span></text:p>
        </text:list-item>
        <text:list-item>
          <text:p text:style-name="P64"><text:span text:style-name="T54">Permiten repetir la ejecución de un conjunto de órdenes todas las veces que sea necesario sin necesidad de escribir de nuevo las instrucciones.</text:span></text:p>
        </text:list-item>
      </text:list>
      <text:p text:style-name="Standard"><text:span text:style-name="T54"><text:s/></text:span></text:p>
      <text:p text:style-name="Standard"><text:span text:style-name="T54">Una función consta de las siguientes partes básicas:</text:span></text:p>
      <text:list xml:id="list2661791369" text:style-name="WWNum10">
        <text:list-item>
          <text:p text:style-name="P54"><text:span text:style-name="T54">Un nombre de función.</text:span></text:p>
        </text:list-item>
        <text:list-item>
          <text:p text:style-name="P42"><text:span text:style-name="T54">Los parámetros pasados a la función separados por comas y entre paréntesis.</text:span></text:p>
        </text:list-item>
        <text:list-item>
          <text:p text:style-name="P42"><text:span text:style-name="T54">Las llaves de inicio y final de la función.</text:span></text:p>
        </text:list-item>
        <text:list-item>
          <text:p text:style-name="P65"><text:span text:style-name="T54">Desde Javascript ES6, se pueden definir valores por defecto para los parámetros.</text:span></text:p>
        </text:list-item>
      </text:list>
      <text:p text:style-name="Standard"><text:span text:style-name="T30">Sintaxis de la definición de una función</text:span></text:p>
      <table:table table:name="Table48" table:style-name="Table48">
        <table:table-column table:style-name="Table48.A"/>
        <table:table-row table:style-name="Table48.1">
          <table:table-cell table:style-name="Table48.A1" office:value-type="string">
            <text:p text:style-name="P22"><text:span text:style-name="T35">function</text:span><text:span text:style-name="T34"> </text:span><text:span text:style-name="T58">nombrefuncion</text:span><text:span text:style-name="T34"> (parámetro1, parámetro2=valorPorDefecto...){<text:line-break/></text:span><text:span text:style-name="T45">// instrucciones</text:span><text:span text:style-name="T34"><text:line-break/></text:span><text:span text:style-name="T45">//si la función devuelve algún valor añadimos:</text:span><text:span text:style-name="T34"><text:line-break/></text:span><text:span text:style-name="T35">return</text:span><text:span text:style-name="T34"> valor;<text:line-break/>}</text:span></text:p>
          </table:table-cell>
        </table:table-row>
      </table:table>
      <text:p text:style-name="P3"/>
      <text:p text:style-name="Standard"><text:span text:style-name="T30">Sintaxis de la llamada a una función</text:span></text:p>
      <table:table table:name="Table49" table:style-name="Table49">
        <table:table-column table:style-name="Table49.A"/>
        <table:table-row table:style-name="Table49.1">
          <table:table-cell table:style-name="Table49.A1" office:value-type="string">
            <text:p text:style-name="P22"><text:span text:style-name="T45">// La función se ejecuta siempre que se ejecute la sentencia.</text:span><text:span text:style-name="T34"><text:line-break/>valorRetornado=nombrefuncion (parám1, parám2...);</text:span></text:p>
          </table:table-cell>
        </table:table-row>
      </table:table>
      <text:p text:style-name="P3"/>
      <text:p text:style-name="Standard"><text:span text:style-name="T54">Es importante entender la</text:span><text:span text:style-name="T67"> diferencia entre definir una función y llamarla:</text:span></text:p>
      <text:list xml:id="list755002765" text:style-name="WWNum12">
        <text:list-item>
          <text:p text:style-name="P55"><text:span text:style-name="T54">Definir una función es simplemente especificar su nombre y definir qué acciones realizará en el momento en que sea invocada, mediante la palabra reservada function.</text:span></text:p>
        </text:list-item>
        <text:list-item>
          <text:p text:style-name="P66"><text:span text:style-name="T54">Para llamar a una función es necesario especificar su nombre e introducir los parámetros que queremos que utilice. Esta llamada se puede efectuar en una línea de órdenes o bien a la derecha de una sentencia de asignación en el caso de que la función devuelva algún valor debido al uso de la instrucción return.</text:span></text:p>
        </text:list-item>
      </text:list>
      <text:p text:style-name="P31"/>
      <text:p text:style-name="Standard"><text:span text:style-name="T54">La definición de una función se puede realizar en cualquier lugar del programa, pero se recomienda hacerlo al principio del código o en un fichero “js” que contenga funciones.</text:span></text:p>
      <text:p text:style-name="Standard"><text:span text:style-name="T54">La llamada a una función se realizará cuando sea necesario, es decir, cuando se demande la ejecución de las instrucciones que hay dentro de ella.</text:span></text:p>
      <text:p text:style-name="Standard"><text:span text:style-name="T30">Ejemplo</text:span><text:span text:style-name="T54">: funciones que devuelve la suma de dos valores que se pasan por parámetros y que escriben el nombre del profesor.</text:span></text:p>
      <table:table table:name="Table50" table:style-name="Table50">
        <table:table-column table:style-name="Table50.A"/>
        <table:table-row table:style-name="Table50.1">
          <table:table-cell table:style-name="Table50.A1" office:value-type="string">
            <text:p text:style-name="P22"><text:span text:style-name="T45">// Definiciones de las funciones</text:span><text:span text:style-name="T34"><text:line-break/></text:span><text:span text:style-name="T35">function</text:span><text:span text:style-name="T34"> </text:span><text:span text:style-name="T58">suma</text:span><text:span text:style-name="T34"> (a,b){<text:line-break/> <text:s text:c="3"/></text:span><text:span text:style-name="T45">// Esta función devuelve un valor</text:span><text:span text:style-name="T34"><text:line-break/> <text:s text:c="3"/></text:span><text:span text:style-name="T35">return</text:span><text:span text:style-name="T34"> a+b;<text:line-break/>}<text:line-break/><text:line-break/></text:span><text:span text:style-name="T45">// Esta función muestra un texto, pero no devuelve un valor</text:span><text:span text:style-name="T34"><text:line-break/></text:span><text:span text:style-name="T35">function</text:span><text:span text:style-name="T34"> </text:span><text:span text:style-name="T58">profe</text:span><text:span text:style-name="T34"> (){ <text:s text:c="4"/><text:line-break/> <text:s text:c="3"/></text:span><text:span text:style-name="T49">console</text:span><text:span text:style-name="T34">.log(</text:span><text:span text:style-name="T40">"El profesor es muy bueno"</text:span><text:span text:style-name="T34">); <text:line-break/> <text:s text:c="3"/></text:span><text:span text:style-name="T45">// OJO: esto es un ejemplo, pero rara vez se realiza en una función real</text:span><text:span text:style-name="T34"><text:line-break/>}<text:line-break/></text:span><text:span text:style-name="T45">// Código que se ejecuta</text:span><text:span text:style-name="T34"><text:line-break/></text:span><text:span text:style-name="T35">let</text:span><text:span text:style-name="T34"> op1=</text:span><text:span text:style-name="T59">5</text:span><text:span text:style-name="T34">, op2=</text:span><text:span text:style-name="T59">25</text:span><text:span text:style-name="T34">;<text:line-break/></text:span><text:span text:style-name="T35">let</text:span><text:span text:style-name="T34"> resultado;<text:line-break/></text:span><text:span text:style-name="T45">// Llamada a función</text:span><text:span text:style-name="T34"><text:line-break/>resultado=suma(op1,op2); <text:line-break/></text:span><text:span text:style-name="T45">// llamada a la función</text:span><text:span text:style-name="T34"><text:line-break/></text:span><text:span text:style-name="T49">console</text:span><text:span text:style-name="T34">.log (op1+</text:span><text:span text:style-name="T40">"+"</text:span><text:span text:style-name="T34">+op2+</text:span><text:span text:style-name="T40">"="</text:span><text:span text:style-name="T34">+resultado);<text:line-break/></text:span><text:span text:style-name="T45">// Llamada a función</text:span><text:span text:style-name="T34"><text:line-break/>profe();</text:span></text:p>
          </table:table-cell>
        </table:table-row>
      </table:table>
      <text:p text:style-name="P3"/>
      <text:p text:style-name="P17"><text:span text:style-name="T19">❕ </text:span><text:span text:style-name="T29">Atención:</text:span><text:span text:style-name="T71"> </text:span>recordad que dentro de las funciones <text:span text:style-name="T66">rara vez se utilizan funciones de entrada/salida</text:span>. El 99.9% de las veces simplemente procesan la entrada por parámetros y devuelven un valor.</text:p>
      <text:p text:style-name="Standard"/>
      <text:p text:style-name="Standard">Desde Javascript ES6, las funciones soportan los llamados parámetros REST. <text:s/></text:p>
      <text:p text:style-name="Standard">Los parámetros REST son un conjunto de parámetros que se almacenan como array en un “parámetro final” nomenclado con <text:span text:style-name="T29">...nombreParametro</text:span>. Esto nos permite manejar la función <text:s/>sin tener que controlar el número de parámetros con los que esta es llamada. </text:p>
      <text:p text:style-name="Standard"><text:span text:style-name="T66">Importante: sólo el último parámetro puede ser REST. </text:span></text:p>
      <text:p text:style-name="P4"/>
      <text:p text:style-name="P4"/>
      <text:p text:style-name="Standard"><text:span text:style-name="T29">Ejemplo:</text:span></text:p>
      <table:table table:name="Table51" table:style-name="Table51">
        <table:table-column table:style-name="Table51.A"/>
        <table:table-row table:style-name="Table51.1">
          <table:table-cell table:style-name="Table51.A1" office:value-type="string">
            <text:p text:style-name="P22"><text:span text:style-name="T35">function</text:span><text:span text:style-name="T34"> </text:span><text:span text:style-name="T58">pruebaParREST</text:span><text:span text:style-name="T34">(a, b, ...masParametros) {<text:line-break/> <text:s/></text:span><text:span text:style-name="T49">console</text:span><text:span text:style-name="T34">.log(</text:span><text:span text:style-name="T40">"a: "</text:span><text:span text:style-name="T34">+a+</text:span><text:span text:style-name="T40">" b: "</text:span><text:span text:style-name="T34">+ b + </text:span><text:span text:style-name="T40">" otros: "</text:span><text:span text:style-name="T34"> + masParametros);<text:line-break/>}<text:line-break/>pruebaParREST(</text:span><text:span text:style-name="T40">"param1"</text:span><text:span text:style-name="T34">, </text:span><text:span text:style-name="T40">"param1"</text:span><text:span text:style-name="T34">, </text:span><text:span text:style-name="T40">"param3"</text:span><text:span text:style-name="T34">, </text:span><text:span text:style-name="T40">"param4"</text:span><text:span text:style-name="T34">, </text:span><text:span text:style-name="T40">"param5"</text:span><text:span text:style-name="T34">);</text:span></text:p>
          </table:table-cell>
        </table:table-row>
      </table:table>
      <text:p text:style-name="Standard">Para saber más de los parámetros REST</text:p>
      <text:p text:style-name="Standard"><text:a xlink:type="simple" xlink:href="https://developer.mozilla.org/es/docs/Web/JavaScript/Referencia/Funciones/parametros_rest" text:style-name="ListLabel_20_127" text:visited-style-name="ListLabel_20_127"><text:span text:style-name="T31">https://developer.mozilla.org/es/docs/Web/JavaScript/Referencia/Funciones/parametros_rest</text:span></text:a></text:p>
      <text:list xml:id="list85623124437009" text:continue-list="list85624316468377" text:style-name="WWNum6">
        <text:list-item>
          <text:p text:style-name="P81"><text:bookmark text:name="_7bndl2df822y"/>Funciones flecha (arrow functions)</text:p>
        </text:list-item>
      </text:list>
      <text:p text:style-name="Standard"><text:soft-page-break/><text:span text:style-name="T54">Una función flecha (arrow function) es una alternativa compacta al uso de funciones tradicionales.</text:span></text:p>
      <text:list xml:id="list436550288" text:style-name="WWNum11">
        <text:list-item>
          <text:p text:style-name="P56"><text:span text:style-name="T54">Este tipo de funciones tienen sus limitaciones y deben ser utilizadas solo en algunos contextos donde sean útiles. </text:span></text:p>
        </text:list-item>
        <text:list-item>
          <text:p text:style-name="P67"><text:span text:style-name="T54">No son adecuadas para ser utilizadas como métodos.</text:span></text:p>
        </text:list-item>
      </text:list>
      <text:p text:style-name="P3"/>
      <text:p text:style-name="Standard"><text:span text:style-name="T54">Soporta varias formas de sintaxis, a continuación indicamos las más típicas:</text:span></text:p>
      <text:list xml:id="list708094880" text:style-name="WWNum1">
        <text:list-item>
          <text:p text:style-name="P57"><text:span text:style-name="T54">(parametro1, parametro2, ...) =&gt; {sentencias}</text:span></text:p>
        </text:list-item>
        <text:list-item>
          <text:p text:style-name="P43"><text:span text:style-name="T54">() =&gt; {sentencias}</text:span></text:p>
        </text:list-item>
        <text:list-item>
          <text:p text:style-name="P68"><text:span text:style-name="T54">parámetro =&gt; sentencia</text:span></text:p>
        </text:list-item>
      </text:list>
      <text:p text:style-name="P30"><text:span text:style-name="T54">A veces, son utilizados con la</text:span><text:span text:style-name="T30"> función “map” de los arrays</text:span><text:span text:style-name="T54">. Esta función crea un nuevo array formado por la aplicación de una función a cada uno de sus elementos:</text:span></text:p>
      <text:p text:style-name="P30"><text:a xlink:type="simple" xlink:href="https://developer.mozilla.org/es/docs/Web/JavaScript/Referencia/Objetos_globales/Array/map" text:style-name="ListLabel_20_128" text:visited-style-name="ListLabel_20_128"><text:span text:style-name="T32">https://developer.mozilla.org/es/docs/Web/JavaScript/Referencia/Objetos_globales/Array/map</text:span></text:a></text:p>
      <text:p text:style-name="P30"><text:span text:style-name="T54">También es muy útil con la </text:span><text:span text:style-name="T30">función “reduce” de los arrays</text:span><text:span text:style-name="T54">. Esta función ejecuta una “función reductora” sobre cada elemento del array, devolviendo un único valor.</text:span></text:p>
      <text:p text:style-name="P30"><text:a xlink:type="simple" xlink:href="https://developer.mozilla.org/es/docs/Web/JavaScript/Referencia/Objetos_globales/Array/reduce" text:style-name="ListLabel_20_128" text:visited-style-name="ListLabel_20_128"><text:span text:style-name="T32">https://developer.mozilla.org/es/docs/Web/JavaScript/Referencia/Objetos_globales/Array/reduce</text:span></text:a></text:p>
      <text:p text:style-name="P31"/>
      <text:p text:style-name="Standard"><text:span text:style-name="T30">Ejemplo:</text:span></text:p>
      <text:p text:style-name="P2"/>
      <table:table table:name="Table52" table:style-name="Table52">
        <table:table-column table:style-name="Table52.A"/>
        <table:table-row table:style-name="Table52.1">
          <table:table-cell table:style-name="Table52.A1" office:value-type="string">
            <text:p text:style-name="P22"><text:span text:style-name="T38">let</text:span><text:span text:style-name="T39"> nombres = [</text:span><text:span text:style-name="T43">'Pedro'</text:span><text:span text:style-name="T39">, <text:s/></text:span><text:span text:style-name="T43">'Juan'</text:span><text:span text:style-name="T39">, <text:s/></text:span><text:span text:style-name="T43">'Elena'</text:span><text:span text:style-name="T39">];<text:line-break/></text:span><text:span text:style-name="T52">console</text:span><text:span text:style-name="T39">.log(nombres.map(nom =&gt; nom.length));<text:line-break/></text:span><text:span text:style-name="T45">// Muestra el array con los valores [5, 4, 5]</text:span><text:span text:style-name="T39"><text:line-break/></text:span><text:span text:style-name="T38">let</text:span><text:span text:style-name="T39"> sumaNombres= nombres.reduce((acumulador, elemento) =&gt; {<text:line-break/> <text:s/></text:span><text:span text:style-name="T38">return</text:span><text:span text:style-name="T39"> acumulador + elemento.length;<text:line-break/>}, </text:span><text:span text:style-name="T62">0</text:span><text:span text:style-name="T39">);<text:line-break/></text:span><text:span text:style-name="T45">// Muestra la suma de la longitud de los nombre</text:span><text:span text:style-name="T39"><text:line-break/></text:span><text:span text:style-name="T52">console</text:span><text:span text:style-name="T39">.log(sumaNombres);</text:span></text:p>
          </table:table-cell>
        </table:table-row>
      </table:table>
      <text:p text:style-name="P3"/>
      <text:p text:style-name="Standard"><text:span text:style-name="T54">Para saber más:</text:span></text:p>
      <text:p text:style-name="Standard"><text:a xlink:type="simple" xlink:href="https://developer.mozilla.org/es/docs/Web/JavaScript/Referencia/Funciones/Arrow_functions" text:style-name="ListLabel_20_128" text:visited-style-name="ListLabel_20_128"><text:span text:style-name="T32">https://developer.mozilla.org/es/docs/Web/JavaScript/Referencia/Funciones/Arrow_functions</text:span></text:a></text:p>
      <text:list xml:id="list85622849158335" text:continue-list="list85623124437009" text:style-name="WWNum6">
        <text:list-item>
          <text:p text:style-name="P80"><text:bookmark text:name="_v8mwl2uk5v3f"/>Clases en Javascript</text:p>
        </text:list-item>
      </text:list>
      <text:p text:style-name="Standard">Javascript ES6 permite una mejor definición de clases que en anteriores versiones de Javascript.</text:p>
      <text:p text:style-name="Standard">Mediante la palabra reservada “class”, permite definir clases, métodos, atributos, etc… </text:p>
      <text:p text:style-name="Standard">Recordad que los objetos en Javascript se guardan como referencias de memoria. En apartados anteriores hablamos de como clonar arrays y objetos.<text:span text:style-name="T29">R</text:span></text:p>
      <text:p text:style-name="Standard"><text:span text:style-name="T29">Ejemplo:</text:span></text:p>
      <table:table table:name="Table53" table:style-name="Table53">
        <table:table-column table:style-name="Table53.A"/>
        <table:table-row table:style-name="Table53.1">
          <table:table-cell table:style-name="Table53.A1" office:value-type="string">
            <text:p text:style-name="P22"><text:span text:style-name="T35">class</text:span><text:span text:style-name="T34"> </text:span><text:span text:style-name="T72">Punto</text:span><text:span text:style-name="T34"> {<text:line-break/> <text:s/></text:span><text:span text:style-name="T45">// Constructor de la clase</text:span><text:span text:style-name="T34"><text:line-break/> <text:s/></text:span><text:span text:style-name="T35">constructor</text:span><text:span text:style-name="T34"> ( pX , pY ){<text:line-break/> <text:s text:c="3"/></text:span><text:span text:style-name="T35">this</text:span><text:span text:style-name="T34">.pX = pX;<text:line-break/> <text:s text:c="3"/></text:span><text:span text:style-name="T35">this</text:span><text:span text:style-name="T34">.pY = pY;<text:line-break/> <text:s/>}<text:line-break/> <text:s/></text:span><text:span text:style-name="T45">// Método estático para calcular distancia entre dos puntos</text:span><text:span text:style-name="T34"><text:line-break/> <text:s/></text:span><text:span text:style-name="T35">static</text:span><text:span text:style-name="T34"> distancia ( a , b) {<text:line-break/> <text:s text:c="3"/></text:span><text:span text:style-name="T35">const</text:span><text:span text:style-name="T34"> dx = a.pX - b.pX;<text:line-break/> <text:s text:c="3"/></text:span><text:span text:style-name="T35">const</text:span><text:span text:style-name="T34"> dy = a.pY - b.pY;<text:line-break/><text:line-break/> <text:s text:c="3"/></text:span><text:span text:style-name="T35">return</text:span><text:span text:style-name="T34"> </text:span><text:span text:style-name="T49">Math</text:span><text:span text:style-name="T34">.sqrt ( dx * dx + dy * dy );<text:line-break/> <text:s/>}<text:line-break/> </text:span><text:span text:style-name="T45">// Método indicado para ser usado como getter</text:span><text:span text:style-name="T34"><text:line-break/> <text:s/>get coordX() {<text:line-break/> <text:s text:c="4"/></text:span><text:span text:style-name="T35">return</text:span><text:span text:style-name="T34"> </text:span><text:span text:style-name="T35">this</text:span><text:span text:style-name="T34">.pX;<text:line-break/> <text:s text:c="2"/>}<text:line-break/> <text:s/></text:span><text:span text:style-name="T45">// Método normal</text:span><text:span text:style-name="T34"><text:line-break/> <text:s/>devuelveXporY () {<text:line-break/> <text:s text:c="3"/></text:span><text:span text:style-name="T35">return</text:span><text:span text:style-name="T34"> </text:span><text:span text:style-name="T35">this</text:span><text:span text:style-name="T34">.pX * </text:span><text:span text:style-name="T35">this</text:span><text:span text:style-name="T34">.pY;<text:line-break/> <text:s/>}<text:line-break/>}<text:line-break/></text:span><text:span text:style-name="T35">let</text:span><text:span text:style-name="T34"> p1 = </text:span><text:span text:style-name="T35">new</text:span><text:span text:style-name="T34"> Punto(</text:span><text:span text:style-name="T59">5</text:span><text:span text:style-name="T34">, </text:span><text:span text:style-name="T59">5</text:span><text:span text:style-name="T34">);<text:line-break/></text:span><text:span text:style-name="T35">let</text:span><text:span text:style-name="T34"> p2 = </text:span><text:span text:style-name="T35">new</text:span><text:span text:style-name="T34"> Punto(</text:span><text:span text:style-name="T59">10</text:span><text:span text:style-name="T34">, </text:span><text:span text:style-name="T59">10</text:span><text:span text:style-name="T34">);<text:line-break/></text:span><text:span text:style-name="T45">//Llamada método estático</text:span><text:span text:style-name="T34"><text:line-break/></text:span><text:span text:style-name="T49">console</text:span><text:span text:style-name="T34">.log (Punto.distancia(p1, p2));<text:line-break/></text:span><text:span text:style-name="T45">//Llamada método normal</text:span><text:span text:style-name="T34"><text:line-break/></text:span><text:span text:style-name="T49">console</text:span><text:span text:style-name="T34">.log (p1.devuelveXporY());<text:line-break/></text:span><text:span text:style-name="T45">// Al ser un getter, puede usarse como una propiedad</text:span><text:span text:style-name="T34"><text:line-break/></text:span><text:span text:style-name="T49">console</text:span><text:span text:style-name="T34">.log (p1.coordX);</text:span></text:p>
          </table:table-cell>
        </table:table-row>
      </table:table>
      <text:p text:style-name="Standard"/>
      <text:p text:style-name="Standard">Para saber más: <text:a xlink:type="simple" xlink:href="https://developer.mozilla.org/es/docs/Web/JavaScript/Referencia/Classes" text:style-name="ListLabel_20_127" text:visited-style-name="ListLabel_20_127"><text:span text:style-name="T31">https://developer.mozilla.org/es/docs/Web/JavaScript/Referencia/Classes</text:span></text:a></text:p>
      <text:list xml:id="list85623150708511" text:continue-numbering="true" text:style-name="WWNum6">
        <text:list-item>
          <text:p text:style-name="P80"><text:bookmark text:name="_kewb89a4ihd1"/>Más cosas interesantes de Javascript ES6</text:p>
        </text:list-item>
      </text:list>
      <text:p text:style-name="Standard">Este documento pretende ser una simple guía y no podemos incluir todas las novedades de Javascript ES6, pero desde aquí enlazamos las más interesantes por si queréis ampliar:</text:p>
      <text:list xml:id="list3428977487" text:style-name="WWNum5">
        <text:list-item>
          <text:p text:style-name="P58">Iteradores y generadores</text:p>
          <text:list>
            <text:list-item>
              <text:p text:style-name="P75"><text:a xlink:type="simple" xlink:href="https://developer.mozilla.org/es/docs/Web/JavaScript/Guide/Iterators_and_Generators" text:style-name="ListLabel_20_127" text:visited-style-name="ListLabel_20_127"><text:span text:style-name="T31">https://developer.mozilla.org/es/docs/Web/JavaScript/Guide/Iterators_and_Generators</text:span></text:a></text:p>
            </text:list-item>
          </text:list>
        </text:list-item>
        <text:list-item>
          <text:p text:style-name="P44">Operadores de propagación (spread)</text:p>
          <text:list>
            <text:list-item>
              <text:p text:style-name="P75"><text:a xlink:type="simple" xlink:href="https://developer.mozilla.org/es/docs/Web/JavaScript/Referencia/Operadores/Spread_operator" text:style-name="ListLabel_20_127" text:visited-style-name="ListLabel_20_127"><text:span text:style-name="T31">https://developer.mozilla.org/es/docs/Web/JavaScript/Referencia/Operadores/Spread_operator</text:span></text:a></text:p>
            </text:list-item>
          </text:list>
        </text:list-item>
        <text:list-item>
          <text:p text:style-name="P44">Plantillas de cadenas de texto (template strings)</text:p>
          <text:list>
            <text:list-item>
              <text:p text:style-name="P75"><text:a xlink:type="simple" xlink:href="https://developer.mozilla.org/es/docs/Web/JavaScript/Referencia/template_strings" text:style-name="ListLabel_20_127" text:visited-style-name="ListLabel_20_127"><text:span text:style-name="T31">https://developer.mozilla.org/es/docs/Web/JavaScript/Referencia/template_strings</text:span></text:a></text:p>
            </text:list-item>
          </text:list>
        </text:list-item>
        <text:list-item>
          <text:p text:style-name="P44">For … of</text:p>
          <text:list>
            <text:list-item>
              <text:p text:style-name="P75"><text:a xlink:type="simple" xlink:href="https://developer.mozilla.org/es/docs/Web/JavaScript/Referencia/Sentencias/for...of" text:style-name="ListLabel_20_127" text:visited-style-name="ListLabel_20_127"><text:span text:style-name="T31">https://developer.mozilla.org/es/docs/Web/JavaScript/Referencia/Sentencias/for...of</text:span></text:a></text:p>
            </text:list-item>
          </text:list>
        </text:list-item>
        <text:list-item>
          <text:p text:style-name="P44">Tail Call Optimization (hace más seguras funciones recursivas)</text:p>
          <text:list>
            <text:list-item>
              <text:p text:style-name="P77"><text:a xlink:type="simple" xlink:href="https://hackernoon.com/es6-tail-call-optimization-43f545d2f68b" text:style-name="ListLabel_20_127" text:visited-style-name="ListLabel_20_127"><text:span text:style-name="T31">https://hackernoon.com/es6-tail-call-optimization-43f545d2f68b</text:span></text:a></text:p>
            </text:list-item>
          </text:list>
        </text:list-item>
      </text:list>
      <text:p text:style-name="P30"/>
      <text:p text:style-name="P30">Aquí tenéis otras referencias a nuevas características de Javascript ES6 </text:p>
      <text:p text:style-name="P30"><text:a xlink:type="simple" xlink:href="https://github.com/lukehoban/es6features" text:style-name="ListLabel_20_127" text:visited-style-name="ListLabel_20_127"><text:span text:style-name="T31">https://github.com/lukehoban/es6features</text:span></text:a></text:p>
      <text:p text:style-name="P30"/>
      <text:list xml:id="list85622725053804" text:continue-list="list85623150708511" text:style-name="WWNum6">
        <text:list-item>
          <text:p text:style-name="P80"><text:bookmark text:name="_frnamjazqrln"/>Introducción a la manipulación del DOM</text:p>
        </text:list-item>
      </text:list>
      <text:p text:style-name="Standard">Con el fin de facilitar la realización de pequeños ejercicios, incluimos unos primeros conceptos de manipulación del DOM (Document Object Model). Conociendo la id de algún objeto HTML existente en la página podemos cambiar sus propiedades.</text:p>
      <text:p text:style-name="Standard">Cuando queremos cambiar una propiedad de un objeto presente en el documento, utilizamos su ID (nombre único que define a un elemento) y el método “document.getElementById()” para acceder al elemento en sí.</text:p>
      <text:p text:style-name="Standard"><text:span text:style-name="T29">Ejemplo:</text:span></text:p>
      <text:p text:style-name="Standard">Para cambiar una imagen con id 'matrix', accedemos al elemento y modificamos la propiedad src :</text:p>
      <table:table table:name="Table54" table:style-name="Table54">
        <table:table-column table:style-name="Table54.A"/>
        <table:table-row table:style-name="Table54.1">
          <table:table-cell table:style-name="Table54.A1" office:value-type="string">
            <text:p text:style-name="P22"><text:span text:style-name="T49">document</text:span><text:span text:style-name="T34">.getElementById(</text:span><text:span text:style-name="T40">'matrix'</text:span><text:span text:style-name="T34">).src = </text:span><text:span text:style-name="T40">"mt05.jpg"</text:span><text:span text:style-name="T34">;</text:span></text:p>
          </table:table-cell>
        </table:table-row>
      </table:table>
      <text:p text:style-name="Standard">Esto se puede usar para cualquier propiedad existente en cualquier objeto HTML.</text:p>
      <text:p text:style-name="Standard"/>
      <text:p text:style-name="Standard">Una función Javascript genérica para cambiar una imagen sería:</text:p>
      <table:table table:name="Table55" table:style-name="Table55">
        <table:table-column table:style-name="Table55.A"/>
        <table:table-row table:style-name="Table55.1">
          <table:table-cell table:style-name="Table55.A1" office:value-type="string">
            <text:p text:style-name="P22"><text:span text:style-name="T35">function</text:span><text:span text:style-name="T34"> </text:span><text:span text:style-name="T58">cambiarImagen</text:span><text:span text:style-name="T34"> (id, rutaImagen) {<text:line-break/> <text:s text:c="3"/></text:span><text:span text:style-name="T49">document</text:span><text:span text:style-name="T34">.getElementById(id).src=rutaImagen;<text:line-break/>}</text:span></text:p>
          </table:table-cell>
        </table:table-row>
      </table:table>
      <text:p text:style-name="P83"><text:bookmark text:name="_y4rruyeytxy5"/></text:p>
      <text:list xml:id="list85623692741688" text:continue-numbering="true" text:style-name="WWNum6">
        <text:list-item>
          <text:p text:style-name="P84"><text:bookmark text:name="_mq8ia7velrns"/>Material adicional</text:p>
        </text:list-item>
      </text:list>
      <text:p text:style-name="P19"><text:span text:style-name="T9">[1] Curso de Git en Udacity </text:span></text:p>
      <text:p text:style-name="P19"><text:a xlink:type="simple" xlink:href="https://www.udacity.com/course/how-to-use-git-and-github--ud775" text:style-name="ListLabel_20_129" text:visited-style-name="ListLabel_20_129"><text:span text:style-name="T13">https://www.udacity.com/course/how-to-use-git-and-github--ud775</text:span></text:a></text:p>
      <text:p text:style-name="Standard">[2] Uso de la “Consola Web” </text:p>
      <text:p text:style-name="P19"><text:a xlink:type="simple" xlink:href="https://developer.mozilla.org/en-US/docs/Tools/Web_Console" text:style-name="ListLabel_20_129" text:visited-style-name="ListLabel_20_129"><text:span text:style-name="T13">https://developer.mozilla.org/en-US/docs/Tools/Web_Console</text:span></text:a></text:p>
      <text:list xml:id="list85623149633101" text:continue-numbering="true" text:style-name="WWNum6">
        <text:list-item>
          <text:p text:style-name="P81"><text:bookmark text:name="_52hibfi4gv7g"/>Bibliografía</text:p>
        </text:list-item>
      </text:list>
      <text:p text:style-name="P14"><text:span text:style-name="T9">[1] </text:span>Javascript Mozilla Developer <text:a xlink:type="simple" xlink:href="https://developer.mozilla.org/es/docs/Web/JavaScript" text:style-name="ListLabel_20_127" text:visited-style-name="ListLabel_20_127"><text:span text:style-name="T31">https://developer.mozilla.org/es/docs/Web/JavaScript</text:span></text:a></text:p>
      <text:p text:style-name="P14"/>
      <text:p text:style-name="P14">[2] Javascript ES6 W3C <text:a xlink:type="simple" xlink:href="https://www.w3schools.com/js/js_es6.asp" text:style-name="ListLabel_20_127" text:visited-style-name="ListLabel_20_127"><text:span text:style-name="T31">https://www.w3schools.com/js/js_es6.asp</text:span></text:a></text:p>
      <text:list xml:id="list85622544039642" text:continue-numbering="true" text:style-name="WWNum6">
        <text:list-item>
          <text:p text:style-name="P80"><text:bookmark text:name="_g1qlmy5ta6mu"/>Autores (en orden alfabético)</text:p>
        </text:list-item>
      </text:list>
      <text:p text:style-name="P30">A continuación ofrecemos en orden alfabético el listado de autores que han hecho aportaciones a este documento:</text:p>
      <text:list xml:id="list3359422756" text:style-name="WWNum2">
        <text:list-item>
          <text:p text:style-name="P59">Folgado Galache, Laura</text:p>
        </text:list-item>
        <text:list-item>
          <text:p text:style-name="P69">García Barea, Sergi</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1155cc" style:text-underline-style="solid" style:text-underline-width="auto" style:text-underline-color="font-color"/>
    </style:style>
    <style:style style:name="ListLabel_20_128" style:display-name="ListLabel 128" style:family="text">
      <style:text-properties fo:color="#1155cc" style:text-underline-style="solid" style:text-underline-width="auto" style:text-underline-color="font-color" fo:background-color="#ffffff"/>
    </style:style>
    <style:style style:name="ListLabel_20_129" style:display-name="ListLabel 129" style:family="text">
      <style:text-properties fo:font-variant="normal" fo:text-transform="none" fo:color="#00008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2. Sintaxis Javascript ES6</text:span></text:p>
      </style:header>
      <style:footer>
        <text:p text:style-name="MP2"><text:span text:style-name="MT1">CFGS. Desarrollo de Aplicaciones W</text:span><text:span text:style-name="MT2">eb</text:span><text:span text:style-name="MT1"><text:tab/><text:tab/></text:span><text:span text:style-name="MT2">UD02 - Página</text:span><text:span text:style-name="MT1">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5" meta:image-count="2" meta:object-count="0" meta:page-count="10" meta:paragraph-count="397" meta:word-count="5560" meta:character-count="37540" meta:non-whitespace-character-count="32101"/>
    <meta:generator>LibreOfficeDev/6.0.5.2$Linux_X86_64 LibreOffice_project/</meta:generator>
  </office:meta>
</office:document-meta>
</file>